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cb454" officeooo:paragraph-rsid="00bcb454"/>
    </style:style>
    <style:style style:name="P2" style:family="paragraph" style:parent-style-name="Standard">
      <style:paragraph-properties fo:text-align="center" style:justify-single-word="false"/>
      <style:text-properties officeooo:rsid="00bcb454" officeooo:paragraph-rsid="00bcb454"/>
    </style:style>
    <style:style style:name="P3" style:family="paragraph" style:parent-style-name="Standard">
      <style:text-properties officeooo:rsid="00bdfdee" officeooo:paragraph-rsid="00bcb454"/>
    </style:style>
    <style:style style:name="P4" style:family="paragraph" style:parent-style-name="Standard">
      <style:text-properties officeooo:rsid="00d1b53a" officeooo:paragraph-rsid="00d1b53a"/>
    </style:style>
    <style:style style:name="P5" style:family="paragraph" style:parent-style-name="Standard">
      <style:text-properties officeooo:rsid="00aa3bb7" officeooo:paragraph-rsid="00aa3bb7"/>
    </style:style>
    <style:style style:name="P6" style:family="paragraph" style:parent-style-name="Standard">
      <style:text-properties officeooo:rsid="00aa3bb7" officeooo:paragraph-rsid="00d539bc"/>
    </style:style>
    <style:style style:name="P7" style:family="paragraph" style:parent-style-name="Standard">
      <style:text-properties officeooo:paragraph-rsid="00165e54"/>
    </style:style>
    <style:style style:name="P8" style:family="paragraph" style:parent-style-name="Standard">
      <style:text-properties officeooo:paragraph-rsid="00355093"/>
    </style:style>
    <style:style style:name="P9" style:family="paragraph" style:parent-style-name="Standard">
      <style:text-properties officeooo:rsid="00d539bc" officeooo:paragraph-rsid="00d539bc"/>
    </style:style>
    <style:style style:name="P10" style:family="paragraph" style:parent-style-name="Standard">
      <style:text-properties officeooo:rsid="00d539bc" officeooo:paragraph-rsid="01f31ccd"/>
    </style:style>
    <style:style style:name="P11" style:family="paragraph" style:parent-style-name="Standard">
      <style:text-properties officeooo:rsid="00d539bc" officeooo:paragraph-rsid="026d12c2"/>
    </style:style>
    <style:style style:name="P12" style:family="paragraph" style:parent-style-name="Standard">
      <style:text-properties officeooo:paragraph-rsid="00d77c14"/>
    </style:style>
    <style:style style:name="P13" style:family="paragraph" style:parent-style-name="Standard">
      <style:paragraph-properties fo:text-align="center" style:justify-single-word="false"/>
      <style:text-properties officeooo:paragraph-rsid="00bcb454"/>
    </style:style>
    <style:style style:name="P14" style:family="paragraph" style:parent-style-name="Standard">
      <style:text-properties officeooo:paragraph-rsid="00dcd29e"/>
    </style:style>
    <style:style style:name="P15" style:family="paragraph" style:parent-style-name="Standard">
      <style:text-properties officeooo:rsid="00dde34f" officeooo:paragraph-rsid="00dde34f"/>
    </style:style>
    <style:style style:name="P16" style:family="paragraph" style:parent-style-name="Standard">
      <style:text-properties officeooo:rsid="00e88547" officeooo:paragraph-rsid="00f53595"/>
    </style:style>
    <style:style style:name="P17" style:family="paragraph" style:parent-style-name="Standard">
      <style:text-properties officeooo:rsid="00ecc4d8" officeooo:paragraph-rsid="013a680b"/>
    </style:style>
    <style:style style:name="P18" style:family="paragraph" style:parent-style-name="Standard">
      <style:text-properties officeooo:rsid="00ecc4d8" officeooo:paragraph-rsid="013ad453"/>
    </style:style>
    <style:style style:name="P19" style:family="paragraph" style:parent-style-name="Standard">
      <style:text-properties officeooo:paragraph-rsid="00f485e7"/>
    </style:style>
    <style:style style:name="P20" style:family="paragraph" style:parent-style-name="Standard">
      <style:text-properties officeooo:rsid="00f53595" officeooo:paragraph-rsid="00f53595"/>
    </style:style>
    <style:style style:name="P21" style:family="paragraph" style:parent-style-name="Standard">
      <style:text-properties officeooo:rsid="00f53595" officeooo:paragraph-rsid="01f31ccd"/>
    </style:style>
    <style:style style:name="P22" style:family="paragraph" style:parent-style-name="Standard">
      <style:text-properties style:text-underline-style="solid" style:text-underline-width="auto" style:text-underline-color="font-color" fo:font-weight="bold" officeooo:rsid="00f53595" officeooo:paragraph-rsid="00f53595" style:font-weight-asian="bold" style:font-weight-complex="bold"/>
    </style:style>
    <style:style style:name="P23" style:family="paragraph" style:parent-style-name="Standard">
      <style:text-properties style:text-underline-style="solid" style:text-underline-width="auto" style:text-underline-color="font-color" fo:font-weight="bold" officeooo:rsid="01222dd4" officeooo:paragraph-rsid="01222dd4" style:font-weight-asian="bold" style:font-weight-complex="bold"/>
    </style:style>
    <style:style style:name="P24" style:family="paragraph" style:parent-style-name="Standard">
      <style:text-properties style:text-underline-style="solid" style:text-underline-width="auto" style:text-underline-color="font-color" fo:font-weight="bold" officeooo:rsid="014df849" officeooo:paragraph-rsid="014df849" style:font-weight-asian="bold" style:font-weight-complex="bold"/>
    </style:style>
    <style:style style:name="P25" style:family="paragraph" style:parent-style-name="Standard">
      <style:text-properties style:text-underline-style="solid" style:text-underline-width="auto" style:text-underline-color="font-color" fo:font-weight="bold" officeooo:rsid="014fc115" officeooo:paragraph-rsid="014fc115" style:font-weight-asian="bold" style:font-weight-complex="bold"/>
    </style:style>
    <style:style style:name="P26" style:family="paragraph" style:parent-style-name="Standard">
      <style:text-properties style:text-underline-style="solid" style:text-underline-width="auto" style:text-underline-color="font-color" fo:font-weight="bold" officeooo:rsid="016147ba" officeooo:paragraph-rsid="016147b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18af7de" officeooo:paragraph-rsid="01f31ccd" style:font-weight-asian="bold" style:font-weight-complex="bold"/>
    </style:style>
    <style:style style:name="P28" style:family="paragraph" style:parent-style-name="Standard">
      <style:text-properties style:text-underline-style="solid" style:text-underline-width="auto" style:text-underline-color="font-color" fo:font-weight="bold" officeooo:rsid="01ee5d0c" officeooo:paragraph-rsid="01ee5d0c" style:font-weight-asian="bold" style:font-weight-complex="bold"/>
    </style:style>
    <style:style style:name="P29" style:family="paragraph" style:parent-style-name="Standard">
      <style:text-properties style:text-underline-style="solid" style:text-underline-width="auto" style:text-underline-color="font-color" fo:font-weight="bold" officeooo:rsid="01f04637" officeooo:paragraph-rsid="01f31ccd" style:font-weight-asian="bold" style:font-weight-complex="bold"/>
    </style:style>
    <style:style style:name="P30" style:family="paragraph" style:parent-style-name="Standard">
      <style:text-properties style:text-underline-style="solid" style:text-underline-width="auto" style:text-underline-color="font-color" fo:font-weight="bold" officeooo:rsid="0102a882" officeooo:paragraph-rsid="01f31ccd" style:font-weight-asian="bold" style:font-weight-complex="bold"/>
    </style:style>
    <style:style style:name="P31" style:family="paragraph" style:parent-style-name="Standard">
      <style:text-properties style:text-underline-style="solid" style:text-underline-width="auto" style:text-underline-color="font-color" fo:font-weight="bold" officeooo:rsid="01083356" officeooo:paragraph-rsid="02525fa8" style:font-weight-asian="bold" style:font-weight-complex="bold"/>
    </style:style>
    <style:style style:name="P32" style:family="paragraph" style:parent-style-name="Standard">
      <style:text-properties style:text-underline-style="solid" style:text-underline-width="auto" style:text-underline-color="font-color" fo:font-weight="bold" officeooo:rsid="026eafa3" officeooo:paragraph-rsid="026eafa3" style:font-weight-asian="bold" style:font-weight-complex="bold"/>
    </style:style>
    <style:style style:name="P33" style:family="paragraph" style:parent-style-name="Standard">
      <style:text-properties officeooo:paragraph-rsid="0100e755"/>
    </style:style>
    <style:style style:name="P34" style:family="paragraph" style:parent-style-name="Standard">
      <style:text-properties officeooo:rsid="0104d9e9" officeooo:paragraph-rsid="0104d9e9"/>
    </style:style>
    <style:style style:name="P35" style:family="paragraph" style:parent-style-name="Standard">
      <style:text-properties officeooo:paragraph-rsid="0108e9c6"/>
    </style:style>
    <style:style style:name="P36" style:family="paragraph" style:parent-style-name="Standard">
      <style:text-properties officeooo:rsid="01257313" officeooo:paragraph-rsid="01257313"/>
    </style:style>
    <style:style style:name="P37" style:family="paragraph" style:parent-style-name="Standard">
      <style:text-properties officeooo:rsid="01257313" officeooo:paragraph-rsid="01274683"/>
    </style:style>
    <style:style style:name="P38" style:family="paragraph" style:parent-style-name="Standard">
      <style:text-properties officeooo:rsid="01257313" officeooo:paragraph-rsid="01e5c95c"/>
    </style:style>
    <style:style style:name="P39" style:family="paragraph" style:parent-style-name="Standard">
      <style:text-properties officeooo:rsid="01257313" officeooo:paragraph-rsid="0178ad92"/>
    </style:style>
    <style:style style:name="P40" style:family="paragraph" style:parent-style-name="Standard">
      <style:text-properties officeooo:paragraph-rsid="012d9045"/>
    </style:style>
    <style:style style:name="P41" style:family="paragraph" style:parent-style-name="Standard">
      <style:text-properties officeooo:rsid="01314995" officeooo:paragraph-rsid="01314995"/>
    </style:style>
    <style:style style:name="P42" style:family="paragraph" style:parent-style-name="Standard">
      <style:text-properties officeooo:paragraph-rsid="01326cdf"/>
    </style:style>
    <style:style style:name="P43" style:family="paragraph" style:parent-style-name="Standard">
      <style:text-properties officeooo:paragraph-rsid="01336c00"/>
    </style:style>
    <style:style style:name="P44" style:family="paragraph" style:parent-style-name="Standard">
      <style:text-properties officeooo:paragraph-rsid="013ad453"/>
    </style:style>
    <style:style style:name="P45" style:family="paragraph" style:parent-style-name="Standard">
      <style:text-properties officeooo:paragraph-rsid="013fede6"/>
    </style:style>
    <style:style style:name="P46" style:family="paragraph" style:parent-style-name="Standard">
      <style:text-properties officeooo:paragraph-rsid="01404529"/>
    </style:style>
    <style:style style:name="P47" style:family="paragraph" style:parent-style-name="Standard">
      <style:text-properties officeooo:paragraph-rsid="01362a55"/>
    </style:style>
    <style:style style:name="P48" style:family="paragraph" style:parent-style-name="Standard">
      <style:text-properties officeooo:paragraph-rsid="014712e5"/>
    </style:style>
    <style:style style:name="P49" style:family="paragraph" style:parent-style-name="Standard">
      <style:text-properties officeooo:paragraph-rsid="014d0ebb"/>
    </style:style>
    <style:style style:name="P50" style:family="paragraph" style:parent-style-name="Standard">
      <style:text-properties officeooo:rsid="014fc115" officeooo:paragraph-rsid="014fc115"/>
    </style:style>
    <style:style style:name="P51" style:family="paragraph" style:parent-style-name="Standard">
      <style:text-properties officeooo:rsid="014fc115" officeooo:paragraph-rsid="0198a914"/>
    </style:style>
    <style:style style:name="P52" style:family="paragraph" style:parent-style-name="Standard">
      <style:text-properties style:text-underline-style="none" fo:font-weight="normal" officeooo:rsid="014df849" officeooo:paragraph-rsid="014fc115" style:font-weight-asian="normal" style:font-weight-complex="normal"/>
    </style:style>
    <style:style style:name="P53" style:family="paragraph" style:parent-style-name="Standard">
      <style:text-properties style:text-underline-style="none" fo:font-weight="normal" officeooo:rsid="014fc115" officeooo:paragraph-rsid="014fc115" style:font-weight-asian="normal" style:font-weight-complex="normal"/>
    </style:style>
    <style:style style:name="P54" style:family="paragraph" style:parent-style-name="Standard">
      <style:text-properties style:text-underline-style="none" fo:font-weight="normal" officeooo:rsid="014fc115" officeooo:paragraph-rsid="01509913" style:font-weight-asian="normal" style:font-weight-complex="normal"/>
    </style:style>
    <style:style style:name="P55" style:family="paragraph" style:parent-style-name="Standard">
      <style:text-properties style:text-underline-style="none" fo:font-weight="normal" officeooo:rsid="015327a0" officeooo:paragraph-rsid="015327a0" style:font-weight-asian="normal" style:font-weight-complex="normal"/>
    </style:style>
    <style:style style:name="P56" style:family="paragraph" style:parent-style-name="Standard">
      <style:text-properties style:text-underline-style="none" fo:font-weight="normal" officeooo:rsid="0155e246" officeooo:paragraph-rsid="015c1256" style:font-weight-asian="normal" style:font-weight-complex="normal"/>
    </style:style>
    <style:style style:name="P57" style:family="paragraph" style:parent-style-name="Standard">
      <style:text-properties style:text-underline-style="none" fo:font-weight="normal" officeooo:rsid="015650e7" officeooo:paragraph-rsid="015650e7" style:font-weight-asian="normal" style:font-weight-complex="normal"/>
    </style:style>
    <style:style style:name="P58" style:family="paragraph" style:parent-style-name="Standard">
      <style:text-properties style:text-underline-style="none" fo:font-weight="normal" officeooo:rsid="015a309b" officeooo:paragraph-rsid="015a309b" style:font-weight-asian="normal" style:font-weight-complex="normal"/>
    </style:style>
    <style:style style:name="P59" style:family="paragraph" style:parent-style-name="Standard">
      <style:text-properties style:text-underline-style="none" fo:font-weight="normal" officeooo:rsid="015eecc9" officeooo:paragraph-rsid="015eecc9" style:font-weight-asian="normal" style:font-weight-complex="normal"/>
    </style:style>
    <style:style style:name="P60" style:family="paragraph" style:parent-style-name="Standard">
      <style:text-properties style:text-underline-style="none" fo:font-weight="normal" officeooo:rsid="015eecc9" officeooo:paragraph-rsid="016147ba" style:font-weight-asian="normal" style:font-weight-complex="normal"/>
    </style:style>
    <style:style style:name="P61" style:family="paragraph" style:parent-style-name="Standard">
      <style:text-properties style:text-underline-style="none" fo:font-weight="normal" officeooo:rsid="016147ba" officeooo:paragraph-rsid="016147ba" style:font-weight-asian="normal" style:font-weight-complex="normal"/>
    </style:style>
    <style:style style:name="P62" style:family="paragraph" style:parent-style-name="Standard">
      <style:text-properties style:text-underline-style="none" fo:font-weight="normal" officeooo:rsid="0172724f" officeooo:paragraph-rsid="0172724f" style:font-weight-asian="normal" style:font-weight-complex="normal"/>
    </style:style>
    <style:style style:name="P63" style:family="paragraph" style:parent-style-name="Standard">
      <style:text-properties style:text-underline-style="none" fo:font-weight="normal" officeooo:rsid="01762363" officeooo:paragraph-rsid="01e38be9" style:font-weight-asian="normal" style:font-weight-complex="normal"/>
    </style:style>
    <style:style style:name="P64" style:family="paragraph" style:parent-style-name="Standard">
      <style:text-properties style:text-underline-style="none" fo:font-weight="normal" officeooo:rsid="0178bf57" officeooo:paragraph-rsid="0178bf57" style:font-weight-asian="normal" style:font-weight-complex="normal"/>
    </style:style>
    <style:style style:name="P65" style:family="paragraph" style:parent-style-name="Standard">
      <style:text-properties style:text-underline-style="none" fo:font-weight="normal" officeooo:rsid="022c5ac8" officeooo:paragraph-rsid="022ed6e1" style:font-weight-asian="normal" style:font-weight-complex="normal"/>
    </style:style>
    <style:style style:name="P66" style:family="paragraph" style:parent-style-name="Standard">
      <style:text-properties style:text-underline-style="none" fo:font-weight="normal" officeooo:rsid="00d539bc" officeooo:paragraph-rsid="01ce7f7a" style:font-weight-asian="normal" style:font-weight-complex="normal"/>
    </style:style>
    <style:style style:name="P67" style:family="paragraph" style:parent-style-name="Standard">
      <style:text-properties style:text-underline-style="none" fo:font-weight="normal" officeooo:rsid="01cc6d08" officeooo:paragraph-rsid="01cc6d08" style:font-weight-asian="normal" style:font-weight-complex="normal"/>
    </style:style>
    <style:style style:name="P68" style:family="paragraph" style:parent-style-name="Standard">
      <style:text-properties style:text-underline-style="none" fo:font-weight="normal" officeooo:rsid="027bcebf" officeooo:paragraph-rsid="027bcebf" style:font-weight-asian="normal" style:font-weight-complex="normal"/>
    </style:style>
    <style:style style:name="P69" style:family="paragraph" style:parent-style-name="Standard">
      <style:text-properties style:text-underline-style="none" fo:font-weight="bold" officeooo:rsid="0155e246" officeooo:paragraph-rsid="015c1256" style:font-weight-asian="bold" style:font-weight-complex="bold"/>
    </style:style>
    <style:style style:name="P70" style:family="paragraph" style:parent-style-name="Standard">
      <style:text-properties style:text-underline-style="none" fo:font-weight="bold" officeooo:rsid="0155e246" officeooo:paragraph-rsid="015650e7" style:font-weight-asian="bold" style:font-weight-complex="bold"/>
    </style:style>
    <style:style style:name="P71" style:family="paragraph" style:parent-style-name="Standard">
      <style:text-properties style:text-underline-style="none" fo:font-weight="bold" officeooo:rsid="018b4449" officeooo:paragraph-rsid="018b4449" style:font-weight-asian="bold" style:font-weight-complex="bold"/>
    </style:style>
    <style:style style:name="P72" style:family="paragraph" style:parent-style-name="Standard">
      <style:text-properties style:text-underline-style="none" fo:font-weight="bold" officeooo:rsid="01a4720f" officeooo:paragraph-rsid="02791fc1" style:font-weight-asian="bold" style:font-weight-complex="bold"/>
    </style:style>
    <style:style style:name="P73" style:family="paragraph" style:parent-style-name="Standard">
      <style:text-properties style:text-underline-style="none" fo:font-weight="bold" officeooo:rsid="027d3fd6" officeooo:paragraph-rsid="027ef450" style:font-weight-asian="bold" style:font-weight-complex="bold"/>
    </style:style>
    <style:style style:name="P74" style:family="paragraph" style:parent-style-name="Standard">
      <style:text-properties officeooo:paragraph-rsid="014fc115"/>
    </style:style>
    <style:style style:name="P75" style:family="paragraph" style:parent-style-name="Standard">
      <style:text-properties officeooo:paragraph-rsid="01509913"/>
    </style:style>
    <style:style style:name="P76" style:family="paragraph" style:parent-style-name="Standard">
      <style:text-properties officeooo:paragraph-rsid="0155e246"/>
    </style:style>
    <style:style style:name="P77" style:family="paragraph" style:parent-style-name="Standard">
      <style:text-properties officeooo:paragraph-rsid="015d98a1"/>
    </style:style>
    <style:style style:name="P78" style:family="paragraph" style:parent-style-name="Standard">
      <style:text-properties officeooo:rsid="015eecc9" officeooo:paragraph-rsid="015eecc9"/>
    </style:style>
    <style:style style:name="P79" style:family="paragraph" style:parent-style-name="Standard">
      <style:text-properties officeooo:paragraph-rsid="0162d124"/>
    </style:style>
    <style:style style:name="P80" style:family="paragraph" style:parent-style-name="Standard">
      <style:text-properties fo:font-weight="bold" officeooo:rsid="016147ba" officeooo:paragraph-rsid="016147ba" style:font-weight-asian="bold" style:font-weight-complex="bold"/>
    </style:style>
    <style:style style:name="P81" style:family="paragraph" style:parent-style-name="Standard">
      <style:text-properties fo:font-weight="bold" officeooo:rsid="01bdc6db" officeooo:paragraph-rsid="01bdc6db" style:font-weight-asian="bold" style:font-weight-complex="bold"/>
    </style:style>
    <style:style style:name="P82" style:family="paragraph" style:parent-style-name="Standard">
      <style:text-properties fo:font-weight="bold" officeooo:rsid="02296f42" officeooo:paragraph-rsid="02296f42" style:font-weight-asian="bold" style:font-weight-complex="bold"/>
    </style:style>
    <style:style style:name="P83" style:family="paragraph" style:parent-style-name="Standard">
      <style:text-properties fo:font-weight="bold" officeooo:rsid="00d77c14" officeooo:paragraph-rsid="017c42b3" style:font-weight-asian="bold" style:font-weight-complex="bold"/>
    </style:style>
    <style:style style:name="P84" style:family="paragraph" style:parent-style-name="Standard">
      <style:text-properties fo:font-weight="bold" officeooo:rsid="00d77c14" officeooo:paragraph-rsid="02497210" style:font-weight-asian="bold" style:font-weight-complex="bold"/>
    </style:style>
    <style:style style:name="P85" style:family="paragraph" style:parent-style-name="Standard">
      <style:text-properties fo:font-weight="bold" officeooo:rsid="00ecc4d8" officeooo:paragraph-rsid="013a680b" style:font-weight-asian="bold" style:font-weight-complex="bold"/>
    </style:style>
    <style:style style:name="P86" style:family="paragraph" style:parent-style-name="Standard">
      <style:text-properties fo:font-weight="bold" officeooo:rsid="00ecc4d8" officeooo:paragraph-rsid="013ad453" style:font-weight-asian="bold" style:font-weight-complex="bold"/>
    </style:style>
    <style:style style:name="P87" style:family="paragraph" style:parent-style-name="Standard">
      <style:text-properties fo:font-weight="bold" officeooo:rsid="013bc80b" officeooo:paragraph-rsid="013bc80b" style:font-weight-asian="bold" style:font-weight-complex="bold"/>
    </style:style>
    <style:style style:name="P88" style:family="paragraph" style:parent-style-name="Standard">
      <style:text-properties fo:font-weight="bold" officeooo:rsid="00f2cc93" officeooo:paragraph-rsid="00f485e7" style:font-weight-asian="bold" style:font-weight-complex="bold"/>
    </style:style>
    <style:style style:name="P89" style:family="paragraph" style:parent-style-name="Standard">
      <style:text-properties fo:font-weight="bold" officeooo:rsid="0102a882" officeooo:paragraph-rsid="0178bf57" style:font-weight-asian="bold" style:font-weight-complex="bold"/>
    </style:style>
    <style:style style:name="P90" style:family="paragraph" style:parent-style-name="Standard">
      <style:text-properties fo:font-weight="bold" officeooo:rsid="010feac4" officeooo:paragraph-rsid="010feac4" style:font-weight-asian="bold" style:font-weight-complex="bold"/>
    </style:style>
    <style:style style:name="P91" style:family="paragraph" style:parent-style-name="Standard">
      <style:text-properties fo:font-weight="bold" officeooo:rsid="00f6e063" officeooo:paragraph-rsid="01326cdf" style:font-weight-asian="bold" style:font-weight-complex="bold"/>
    </style:style>
    <style:style style:name="P92" style:family="paragraph" style:parent-style-name="Standard">
      <style:text-properties fo:font-weight="bold" officeooo:rsid="0111e4d7" officeooo:paragraph-rsid="01354f26" style:font-weight-asian="bold" style:font-weight-complex="bold"/>
    </style:style>
    <style:style style:name="P93" style:family="paragraph" style:parent-style-name="Standard">
      <style:text-properties fo:font-weight="bold" officeooo:rsid="018183fe" officeooo:paragraph-rsid="01354f26" style:font-weight-asian="bold" style:font-weight-complex="bold"/>
    </style:style>
    <style:style style:name="P94" style:family="paragraph" style:parent-style-name="Standard">
      <style:text-properties fo:font-weight="bold" officeooo:rsid="00ff8b58" officeooo:paragraph-rsid="0100e755" style:font-weight-asian="bold" style:font-weight-complex="bold"/>
    </style:style>
    <style:style style:name="P95" style:family="paragraph" style:parent-style-name="Standard">
      <style:text-properties fo:font-weight="bold" officeooo:rsid="013fede6" officeooo:paragraph-rsid="013fede6" style:font-weight-asian="bold" style:font-weight-complex="bold"/>
    </style:style>
    <style:style style:name="P96" style:family="paragraph" style:parent-style-name="Standard">
      <style:text-properties fo:font-weight="bold" officeooo:rsid="01257313" officeooo:paragraph-rsid="012d9045" style:font-weight-asian="bold" style:font-weight-complex="bold"/>
    </style:style>
    <style:style style:name="P97" style:family="paragraph" style:parent-style-name="Standard">
      <style:text-properties fo:font-weight="bold" officeooo:rsid="00e939db" officeooo:paragraph-rsid="00e939db" style:font-weight-asian="bold" style:font-weight-complex="bold"/>
    </style:style>
    <style:style style:name="P98" style:family="paragraph" style:parent-style-name="Standard">
      <style:text-properties fo:font-weight="normal" officeooo:rsid="0148b5b8" officeooo:paragraph-rsid="0100e755" style:font-weight-asian="normal" style:font-weight-complex="normal"/>
    </style:style>
    <style:style style:name="P99" style:family="paragraph" style:parent-style-name="Standard">
      <style:text-properties fo:font-weight="normal" officeooo:rsid="0148b5b8" officeooo:paragraph-rsid="014d0ebb" style:font-weight-asian="normal" style:font-weight-complex="normal"/>
    </style:style>
    <style:style style:name="P100" style:family="paragraph" style:parent-style-name="Standard">
      <style:text-properties fo:font-weight="normal" officeooo:paragraph-rsid="01891651" style:font-weight-asian="normal" style:font-weight-complex="normal"/>
    </style:style>
    <style:style style:name="P101" style:family="paragraph" style:parent-style-name="Standard">
      <style:text-properties fo:font-weight="normal" officeooo:rsid="0171cefa" officeooo:paragraph-rsid="0191b86a" style:font-weight-asian="normal" style:font-weight-complex="normal"/>
    </style:style>
    <style:style style:name="P102" style:family="paragraph" style:parent-style-name="Standard">
      <style:text-properties fo:font-weight="normal" officeooo:rsid="01459529" officeooo:paragraph-rsid="0191b86a" style:font-weight-asian="normal" style:font-weight-complex="normal"/>
    </style:style>
    <style:style style:name="P103" style:family="paragraph" style:parent-style-name="Standard">
      <style:text-properties fo:font-weight="normal" officeooo:rsid="01ce7f7a" officeooo:paragraph-rsid="01ce7f7a" style:font-weight-asian="normal" style:font-weight-complex="normal"/>
    </style:style>
    <style:style style:name="P104" style:family="paragraph" style:parent-style-name="Standard">
      <style:text-properties fo:font-weight="normal" officeooo:rsid="01ce7f7a" officeooo:paragraph-rsid="01f31ccd" style:font-weight-asian="normal" style:font-weight-complex="normal"/>
    </style:style>
    <style:style style:name="P105" style:family="paragraph" style:parent-style-name="Standard">
      <style:text-properties fo:font-weight="normal" officeooo:paragraph-rsid="017c42b3" style:font-weight-asian="normal" style:font-weight-complex="normal"/>
    </style:style>
    <style:style style:name="P106" style:family="paragraph" style:parent-style-name="Standard">
      <style:text-properties fo:font-weight="normal" officeooo:rsid="01bf7b2b" officeooo:paragraph-rsid="01bdc6db" style:font-weight-asian="normal" style:font-weight-complex="normal"/>
    </style:style>
    <style:style style:name="P107" style:family="paragraph" style:parent-style-name="Standard">
      <style:text-properties fo:font-weight="normal" officeooo:rsid="0191b14d" officeooo:paragraph-rsid="0191b14d" style:font-weight-asian="normal" style:font-weight-complex="normal"/>
    </style:style>
    <style:style style:name="P108" style:family="paragraph" style:parent-style-name="Standard">
      <style:text-properties fo:font-weight="normal" officeooo:rsid="018caa96" officeooo:paragraph-rsid="01c7bf7e" style:font-weight-asian="normal" style:font-weight-complex="normal"/>
    </style:style>
    <style:style style:name="P109" style:family="paragraph" style:parent-style-name="Standard">
      <style:text-properties fo:font-weight="normal" officeooo:rsid="017f65a9" officeooo:paragraph-rsid="01891651" style:font-weight-asian="normal" style:font-weight-complex="normal"/>
    </style:style>
    <style:style style:name="P110" style:family="paragraph" style:parent-style-name="Standard">
      <style:text-properties fo:font-weight="normal" officeooo:paragraph-rsid="01f31ccd" style:font-weight-asian="normal" style:font-weight-complex="normal"/>
    </style:style>
    <style:style style:name="P111" style:family="paragraph" style:parent-style-name="Standard">
      <style:text-properties officeooo:rsid="01686494" officeooo:paragraph-rsid="01891651"/>
    </style:style>
    <style:style style:name="P112" style:family="paragraph" style:parent-style-name="Standard">
      <style:text-properties officeooo:rsid="0171cefa" officeooo:paragraph-rsid="01995184"/>
    </style:style>
    <style:style style:name="P113" style:family="paragraph" style:parent-style-name="Standard">
      <style:text-properties officeooo:rsid="0171d162" officeooo:paragraph-rsid="01995184"/>
    </style:style>
    <style:style style:name="P114" style:family="paragraph" style:parent-style-name="Standard">
      <style:text-properties officeooo:paragraph-rsid="0175b84c"/>
    </style:style>
    <style:style style:name="P115" style:family="paragraph" style:parent-style-name="Standard">
      <style:text-properties officeooo:paragraph-rsid="0175fdc6"/>
    </style:style>
    <style:style style:name="P116" style:family="paragraph" style:parent-style-name="Standard">
      <style:text-properties officeooo:rsid="01779302" officeooo:paragraph-rsid="01779302"/>
    </style:style>
    <style:style style:name="P117" style:family="paragraph" style:parent-style-name="Standard">
      <style:text-properties officeooo:paragraph-rsid="0178bf57"/>
    </style:style>
    <style:style style:name="P118" style:family="paragraph" style:parent-style-name="Standard">
      <style:text-properties officeooo:rsid="013bc80b" officeooo:paragraph-rsid="01df84b0"/>
    </style:style>
    <style:style style:name="P119" style:family="paragraph" style:parent-style-name="Standard">
      <style:text-properties officeooo:paragraph-rsid="00fd0459"/>
    </style:style>
    <style:style style:name="P120" style:family="paragraph" style:parent-style-name="Standard">
      <style:text-properties officeooo:rsid="00d77c14" officeooo:paragraph-rsid="02497210"/>
    </style:style>
    <style:style style:name="P121" style:family="paragraph" style:parent-style-name="Standard">
      <style:text-properties officeooo:paragraph-rsid="01891651"/>
    </style:style>
    <style:style style:name="P122" style:family="paragraph" style:parent-style-name="Standard">
      <style:text-properties officeooo:rsid="018af7de" officeooo:paragraph-rsid="01f31ccd"/>
    </style:style>
    <style:style style:name="P123" style:family="paragraph" style:parent-style-name="Standard">
      <style:text-properties officeooo:paragraph-rsid="0191b14d"/>
    </style:style>
    <style:style style:name="P124" style:family="paragraph" style:parent-style-name="Standard">
      <style:text-properties officeooo:rsid="01459529" officeooo:paragraph-rsid="0191b86a"/>
    </style:style>
    <style:style style:name="P125" style:family="paragraph" style:parent-style-name="Standard">
      <style:text-properties officeooo:rsid="0198a914" officeooo:paragraph-rsid="01a20d1d"/>
    </style:style>
    <style:style style:name="P126" style:family="paragraph" style:parent-style-name="Standard">
      <style:text-properties officeooo:paragraph-rsid="0199470e"/>
    </style:style>
    <style:style style:name="P127" style:family="paragraph" style:parent-style-name="Standard">
      <style:text-properties officeooo:paragraph-rsid="019cae25"/>
    </style:style>
    <style:style style:name="P128" style:family="paragraph" style:parent-style-name="Standard">
      <style:text-properties officeooo:paragraph-rsid="01a3df20"/>
    </style:style>
    <style:style style:name="P129" style:family="paragraph" style:parent-style-name="Standard">
      <style:text-properties officeooo:paragraph-rsid="01a4720f"/>
    </style:style>
    <style:style style:name="P130" style:family="paragraph" style:parent-style-name="Standard">
      <style:text-properties fo:font-style="italic" fo:font-weight="bold" officeooo:rsid="01bf7b2b" officeooo:paragraph-rsid="01bf7b2b" style:font-style-asian="italic" style:font-weight-asian="bold" style:font-style-complex="italic" style:font-weight-complex="bold"/>
    </style:style>
    <style:style style:name="P131" style:family="paragraph" style:parent-style-name="Standard">
      <style:text-properties officeooo:paragraph-rsid="01ad4a41"/>
    </style:style>
    <style:style style:name="P132" style:family="paragraph" style:parent-style-name="Standard">
      <style:text-properties officeooo:rsid="01ad4a41" officeooo:paragraph-rsid="01ad4a41"/>
    </style:style>
    <style:style style:name="P133" style:family="paragraph" style:parent-style-name="Standard">
      <style:text-properties officeooo:paragraph-rsid="01ae6c56"/>
    </style:style>
    <style:style style:name="P134" style:family="paragraph" style:parent-style-name="Standard">
      <style:text-properties officeooo:paragraph-rsid="01b078bd"/>
    </style:style>
    <style:style style:name="P135" style:family="paragraph" style:parent-style-name="Standard">
      <style:text-properties officeooo:paragraph-rsid="01540ccf"/>
    </style:style>
    <style:style style:name="P136" style:family="paragraph" style:parent-style-name="Standard">
      <style:text-properties officeooo:paragraph-rsid="01b4155b"/>
    </style:style>
    <style:style style:name="P137" style:family="paragraph" style:parent-style-name="Standard">
      <style:text-properties officeooo:paragraph-rsid="01b61666"/>
    </style:style>
    <style:style style:name="P138" style:family="paragraph" style:parent-style-name="Standard">
      <style:text-properties officeooo:rsid="013a680b" officeooo:paragraph-rsid="01d64de3"/>
    </style:style>
    <style:style style:name="P139" style:family="paragraph" style:parent-style-name="Standard">
      <style:text-properties officeooo:rsid="013a680b" officeooo:paragraph-rsid="01d957f3"/>
    </style:style>
    <style:style style:name="P140" style:family="paragraph" style:parent-style-name="Standard">
      <style:text-properties officeooo:rsid="01bc372b" officeooo:paragraph-rsid="01bc372b"/>
    </style:style>
    <style:style style:name="P141" style:family="paragraph" style:parent-style-name="Standard">
      <style:text-properties officeooo:paragraph-rsid="01bc372b"/>
    </style:style>
    <style:style style:name="P142" style:family="paragraph" style:parent-style-name="Standard">
      <style:text-properties officeooo:paragraph-rsid="0191b86a"/>
    </style:style>
    <style:style style:name="P143" style:family="paragraph" style:parent-style-name="Standard">
      <style:text-properties officeooo:rsid="01c71997" officeooo:paragraph-rsid="01c71997"/>
    </style:style>
    <style:style style:name="P144" style:family="paragraph" style:parent-style-name="Standard">
      <style:text-properties officeooo:rsid="01c7bf7e" officeooo:paragraph-rsid="01c7bf7e"/>
    </style:style>
    <style:style style:name="P145" style:family="paragraph" style:parent-style-name="Standard">
      <style:text-properties officeooo:paragraph-rsid="01c7bf7e"/>
    </style:style>
    <style:style style:name="P146" style:family="paragraph" style:parent-style-name="Standard">
      <style:text-properties officeooo:paragraph-rsid="01cc6d08"/>
    </style:style>
    <style:style style:name="P147" style:family="paragraph" style:parent-style-name="Standard">
      <style:text-properties officeooo:rsid="01cda69f" officeooo:paragraph-rsid="01cda69f"/>
    </style:style>
    <style:style style:name="P148" style:family="paragraph" style:parent-style-name="Standard">
      <style:text-properties officeooo:rsid="01ce7f7a" officeooo:paragraph-rsid="01ce7f7a"/>
    </style:style>
    <style:style style:name="P149" style:family="paragraph" style:parent-style-name="Standard">
      <style:text-properties officeooo:rsid="01ce7f7a" officeooo:paragraph-rsid="026d12c2"/>
    </style:style>
    <style:style style:name="P150" style:family="paragraph" style:parent-style-name="Standard">
      <style:text-properties officeooo:paragraph-rsid="01cda69f"/>
    </style:style>
    <style:style style:name="P151" style:family="paragraph" style:parent-style-name="Standard">
      <style:text-properties officeooo:paragraph-rsid="01ce7f7a"/>
    </style:style>
    <style:style style:name="P152" style:family="paragraph" style:parent-style-name="Standard">
      <style:text-properties officeooo:paragraph-rsid="01d07881"/>
    </style:style>
    <style:style style:name="P153" style:family="paragraph" style:parent-style-name="Standard">
      <style:text-properties officeooo:paragraph-rsid="01dd86b6"/>
    </style:style>
    <style:style style:name="P154" style:family="paragraph" style:parent-style-name="Standard">
      <style:text-properties officeooo:rsid="01df84b0" officeooo:paragraph-rsid="01e75be0"/>
    </style:style>
    <style:style style:name="P155" style:family="paragraph" style:parent-style-name="Standard">
      <style:text-properties officeooo:paragraph-rsid="01e7c782"/>
    </style:style>
    <style:style style:name="P156" style:family="paragraph" style:parent-style-name="Standard">
      <style:text-properties officeooo:paragraph-rsid="01e88e37"/>
    </style:style>
    <style:style style:name="P157" style:family="paragraph" style:parent-style-name="Standard">
      <style:text-properties officeooo:paragraph-rsid="018beca8"/>
    </style:style>
    <style:style style:name="P158" style:family="paragraph" style:parent-style-name="Standard">
      <style:text-properties officeooo:paragraph-rsid="01eda115"/>
    </style:style>
    <style:style style:name="P159" style:family="paragraph" style:parent-style-name="Standard">
      <style:text-properties officeooo:rsid="00ff8b58" officeooo:paragraph-rsid="01f31ccd"/>
    </style:style>
    <style:style style:name="P160" style:family="paragraph" style:parent-style-name="Standard">
      <style:text-properties officeooo:paragraph-rsid="01f31ccd"/>
    </style:style>
    <style:style style:name="P161" style:family="paragraph" style:parent-style-name="Standard">
      <style:paragraph-properties fo:text-align="center" style:justify-single-word="false"/>
      <style:text-properties officeooo:rsid="01f31ccd" officeooo:paragraph-rsid="01f31ccd"/>
    </style:style>
    <style:style style:name="P162" style:family="paragraph" style:parent-style-name="Standard">
      <style:text-properties officeooo:paragraph-rsid="01f4d4d6"/>
    </style:style>
    <style:style style:name="P163" style:family="paragraph" style:parent-style-name="Standard">
      <style:text-properties officeooo:rsid="01f91d0e" officeooo:paragraph-rsid="01f91d0e"/>
    </style:style>
    <style:style style:name="P164" style:family="paragraph" style:parent-style-name="Standard">
      <style:text-properties officeooo:rsid="01f91d0e" officeooo:paragraph-rsid="0206843f"/>
    </style:style>
    <style:style style:name="P165" style:family="paragraph" style:parent-style-name="Standard">
      <style:text-properties officeooo:rsid="01fa639f" officeooo:paragraph-rsid="01fa639f"/>
    </style:style>
    <style:style style:name="P166" style:family="paragraph" style:parent-style-name="Standard">
      <style:text-properties officeooo:rsid="01fc3461" officeooo:paragraph-rsid="01fc3461"/>
    </style:style>
    <style:style style:name="P167" style:family="paragraph" style:parent-style-name="Standard">
      <style:text-properties officeooo:paragraph-rsid="01fc5059"/>
    </style:style>
    <style:style style:name="P168" style:family="paragraph" style:parent-style-name="Standard">
      <style:text-properties officeooo:paragraph-rsid="020c77ea"/>
    </style:style>
    <style:style style:name="P169" style:family="paragraph" style:parent-style-name="Standard">
      <style:text-properties officeooo:paragraph-rsid="0217d2aa"/>
    </style:style>
    <style:style style:name="P170" style:family="paragraph" style:parent-style-name="Standard">
      <style:text-properties officeooo:paragraph-rsid="021b214a"/>
    </style:style>
    <style:style style:name="P171" style:family="paragraph" style:parent-style-name="Standard">
      <style:text-properties officeooo:paragraph-rsid="023dc990"/>
    </style:style>
    <style:style style:name="P172" style:family="paragraph" style:parent-style-name="Standard">
      <style:text-properties officeooo:paragraph-rsid="0242e399"/>
    </style:style>
    <style:style style:name="P173" style:family="paragraph" style:parent-style-name="Standard">
      <style:text-properties officeooo:paragraph-rsid="024650f9"/>
    </style:style>
    <style:style style:name="P174" style:family="paragraph" style:parent-style-name="Standard">
      <style:text-properties officeooo:paragraph-rsid="0247377c"/>
    </style:style>
    <style:style style:name="P175" style:family="paragraph" style:parent-style-name="Standard">
      <style:text-properties officeooo:paragraph-rsid="02497210"/>
    </style:style>
    <style:style style:name="P176" style:family="paragraph" style:parent-style-name="Standard">
      <style:text-properties officeooo:paragraph-rsid="00e2dd77"/>
    </style:style>
    <style:style style:name="P177" style:family="paragraph" style:parent-style-name="Standard">
      <style:text-properties officeooo:paragraph-rsid="02525fa8"/>
    </style:style>
    <style:style style:name="P178" style:family="paragraph" style:parent-style-name="Standard">
      <style:text-properties officeooo:paragraph-rsid="02536572"/>
    </style:style>
    <style:style style:name="P179" style:family="paragraph" style:parent-style-name="Standard">
      <style:text-properties officeooo:paragraph-rsid="02560489"/>
    </style:style>
    <style:style style:name="P180" style:family="paragraph" style:parent-style-name="Standard">
      <style:text-properties officeooo:rsid="02578d22" officeooo:paragraph-rsid="02578d22"/>
    </style:style>
    <style:style style:name="P181" style:family="paragraph" style:parent-style-name="Standard">
      <style:text-properties officeooo:paragraph-rsid="0259762d"/>
    </style:style>
    <style:style style:name="P182" style:family="paragraph" style:parent-style-name="Standard">
      <style:text-properties officeooo:paragraph-rsid="026295c9"/>
    </style:style>
    <style:style style:name="P183" style:family="paragraph" style:parent-style-name="Standard">
      <style:text-properties officeooo:paragraph-rsid="0266c4c7"/>
    </style:style>
    <style:style style:name="P184" style:family="paragraph" style:parent-style-name="Standard">
      <style:text-properties officeooo:rsid="026d12c2" officeooo:paragraph-rsid="026d12c2"/>
    </style:style>
    <style:style style:name="P185" style:family="paragraph" style:parent-style-name="Standard">
      <style:text-properties fo:font-style="normal" style:text-underline-style="none" officeooo:paragraph-rsid="01a86b7e" style:font-style-asian="normal" style:font-style-complex="normal"/>
    </style:style>
    <style:style style:name="P186" style:family="paragraph" style:parent-style-name="Standard">
      <style:text-properties officeooo:rsid="02714593" officeooo:paragraph-rsid="0273997c"/>
    </style:style>
    <style:style style:name="P187" style:family="paragraph" style:parent-style-name="Standard">
      <style:text-properties officeooo:paragraph-rsid="02757f73"/>
    </style:style>
    <style:style style:name="P188" style:family="paragraph" style:parent-style-name="Standard">
      <style:text-properties officeooo:paragraph-rsid="020c2537"/>
    </style:style>
    <style:style style:name="P189" style:family="paragraph" style:parent-style-name="Standard">
      <style:text-properties officeooo:paragraph-rsid="02791fc1"/>
    </style:style>
    <style:style style:name="P190" style:family="paragraph" style:parent-style-name="Standard">
      <style:text-properties officeooo:paragraph-rsid="027a4f9e"/>
    </style:style>
    <style:style style:name="P191" style:family="paragraph" style:parent-style-name="Standard">
      <style:text-properties officeooo:rsid="027bcebf" officeooo:paragraph-rsid="027bcebf"/>
    </style:style>
    <style:style style:name="P192" style:family="paragraph" style:parent-style-name="Standard">
      <style:text-properties officeooo:paragraph-rsid="02827198"/>
    </style:style>
    <style:style style:name="P193" style:family="paragraph" style:parent-style-name="Standard">
      <style:text-properties officeooo:rsid="02866628" officeooo:paragraph-rsid="02866628"/>
    </style:style>
    <style:style style:name="P194" style:family="paragraph" style:parent-style-name="Standard">
      <style:text-properties officeooo:rsid="02866628" officeooo:paragraph-rsid="0288aff5"/>
    </style:style>
    <style:style style:name="P195" style:family="paragraph" style:parent-style-name="Standard">
      <style:text-properties officeooo:paragraph-rsid="028ca373"/>
    </style:style>
    <style:style style:name="P196" style:family="paragraph" style:parent-style-name="Standard">
      <style:text-properties officeooo:paragraph-rsid="028cd396"/>
    </style:style>
    <style:style style:name="P197" style:family="paragraph" style:parent-style-name="Standard">
      <style:text-properties officeooo:paragraph-rsid="00d539bc"/>
    </style:style>
    <style:style style:name="P198" style:family="paragraph" style:parent-style-name="Standard">
      <style:text-properties officeooo:rsid="028cd396" officeooo:paragraph-rsid="028cd396"/>
    </style:style>
    <style:style style:name="P199" style:family="paragraph" style:parent-style-name="Standard">
      <style:text-properties officeooo:paragraph-rsid="028dbcfd"/>
    </style:style>
    <style:style style:name="P200" style:family="paragraph" style:parent-style-name="Standard">
      <style:text-properties officeooo:rsid="02757f73" officeooo:paragraph-rsid="02757f73"/>
    </style:style>
    <style:style style:name="P201" style:family="paragraph" style:parent-style-name="Standard">
      <style:text-properties style:text-underline-style="solid" style:text-underline-width="auto" style:text-underline-color="font-color" fo:font-weight="bold" officeooo:rsid="02714593" officeooo:paragraph-rsid="02714593" style:font-weight-asian="bold" style:font-weight-complex="bold"/>
    </style:style>
    <style:style style:name="P202" style:family="paragraph" style:parent-style-name="Standard">
      <style:text-properties style:text-underline-style="solid" style:text-underline-width="auto" style:text-underline-color="font-color" fo:font-weight="bold" officeooo:rsid="029f363d" officeooo:paragraph-rsid="029f363d" style:font-weight-asian="bold" style:font-weight-complex="bold"/>
    </style:style>
    <style:style style:name="P203" style:family="paragraph" style:parent-style-name="Standard">
      <style:text-properties style:text-underline-style="solid" style:text-underline-width="auto" style:text-underline-color="font-color" fo:font-weight="bold" officeooo:rsid="02a02d9f" officeooo:paragraph-rsid="02a02d9f" style:font-weight-asian="bold" style:font-weight-complex="bold"/>
    </style:style>
    <style:style style:name="P204" style:family="paragraph" style:parent-style-name="Standard">
      <style:text-properties officeooo:rsid="027a4f9e" officeooo:paragraph-rsid="027a4f9e"/>
    </style:style>
    <style:style style:name="P205" style:family="paragraph" style:parent-style-name="Standard">
      <style:text-properties style:text-underline-style="none" fo:font-weight="normal" officeooo:rsid="020c2537" officeooo:paragraph-rsid="020c2537" style:font-weight-asian="normal" style:font-weight-complex="normal"/>
    </style:style>
    <style:style style:name="P206" style:family="paragraph" style:parent-style-name="Standard">
      <style:text-properties style:text-underline-style="none" fo:font-weight="normal" officeooo:rsid="021a3ce6" officeooo:paragraph-rsid="00d539bc" style:font-weight-asian="normal" style:font-weight-complex="normal"/>
    </style:style>
    <style:style style:name="P207" style:family="paragraph" style:parent-style-name="Standard">
      <style:text-properties style:text-underline-style="none" fo:font-weight="normal" officeooo:rsid="028fa8a4" officeooo:paragraph-rsid="00d539bc" style:font-weight-asian="normal" style:font-weight-complex="normal"/>
    </style:style>
    <style:style style:name="P208" style:family="paragraph" style:parent-style-name="Standard">
      <style:text-properties fo:font-weight="normal" officeooo:rsid="028344d3" officeooo:paragraph-rsid="01891651" style:font-weight-asian="normal" style:font-weight-complex="normal"/>
    </style:style>
    <style:style style:name="P209" style:family="paragraph" style:parent-style-name="Standard">
      <style:text-properties fo:font-weight="normal" officeooo:rsid="028344d3" officeooo:paragraph-rsid="02997920" style:font-weight-asian="normal" style:font-weight-complex="normal"/>
    </style:style>
    <style:style style:name="P210" style:family="paragraph" style:parent-style-name="Standard">
      <style:text-properties fo:font-weight="normal" officeooo:rsid="018caa96" officeooo:paragraph-rsid="01c7bf7e" style:font-weight-asian="normal" style:font-weight-complex="normal"/>
    </style:style>
    <style:style style:name="P211" style:family="paragraph" style:parent-style-name="Standard">
      <style:text-properties fo:font-weight="normal" officeooo:rsid="02c8354b" officeooo:paragraph-rsid="02c8354b" style:font-weight-asian="normal" style:font-weight-complex="normal"/>
    </style:style>
    <style:style style:name="P212" style:family="paragraph" style:parent-style-name="Standard">
      <style:text-properties officeooo:paragraph-rsid="00355093"/>
    </style:style>
    <style:style style:name="P213" style:family="paragraph" style:parent-style-name="Standard">
      <style:text-properties officeooo:rsid="02945a27" officeooo:paragraph-rsid="02945a27"/>
    </style:style>
    <style:style style:name="P214" style:family="paragraph" style:parent-style-name="Standard">
      <style:text-properties fo:font-weight="bold" officeooo:rsid="01238b17" officeooo:paragraph-rsid="01238b17" style:font-weight-asian="bold" style:font-weight-complex="bold"/>
    </style:style>
    <style:style style:name="P215" style:family="paragraph" style:parent-style-name="Standard">
      <style:text-properties fo:font-weight="bold" officeooo:rsid="02b7f1c2" officeooo:paragraph-rsid="02b7f1c2" style:font-weight-asian="bold" style:font-weight-complex="bold"/>
    </style:style>
    <style:style style:name="P216" style:family="paragraph" style:parent-style-name="Standard">
      <style:text-properties officeooo:paragraph-rsid="02997920"/>
    </style:style>
    <style:style style:name="P217" style:family="paragraph" style:parent-style-name="Standard">
      <style:text-properties officeooo:paragraph-rsid="029bda98"/>
    </style:style>
    <style:style style:name="P218" style:family="paragraph" style:parent-style-name="Standard">
      <style:text-properties officeooo:paragraph-rsid="029d851b"/>
    </style:style>
    <style:style style:name="P219" style:family="paragraph" style:parent-style-name="Standard">
      <style:text-properties officeooo:paragraph-rsid="0100e755"/>
    </style:style>
    <style:style style:name="P220" style:family="paragraph" style:parent-style-name="Standard">
      <style:text-properties officeooo:paragraph-rsid="010feac4"/>
    </style:style>
    <style:style style:name="P221" style:family="paragraph" style:parent-style-name="Standard">
      <style:text-properties officeooo:paragraph-rsid="02a80244"/>
    </style:style>
    <style:style style:name="P222" style:family="paragraph" style:parent-style-name="Standard">
      <style:text-properties officeooo:paragraph-rsid="01998f2a"/>
    </style:style>
    <style:style style:name="P223" style:family="paragraph" style:parent-style-name="Standard">
      <style:text-properties officeooo:paragraph-rsid="02ae1d3c"/>
    </style:style>
    <style:style style:name="P224" style:family="paragraph" style:parent-style-name="Standard">
      <style:text-properties officeooo:rsid="02aeb67f" officeooo:paragraph-rsid="02aeb67f"/>
    </style:style>
    <style:style style:name="P225" style:family="paragraph" style:parent-style-name="Standard">
      <style:text-properties officeooo:paragraph-rsid="0172e05a"/>
    </style:style>
    <style:style style:name="P226" style:family="paragraph" style:parent-style-name="Standard">
      <style:text-properties officeooo:paragraph-rsid="02093b56"/>
    </style:style>
    <style:style style:name="P227" style:family="paragraph" style:parent-style-name="Standard">
      <style:text-properties officeooo:paragraph-rsid="00d77c14"/>
    </style:style>
    <style:style style:name="P228" style:family="paragraph" style:parent-style-name="Standard">
      <style:text-properties officeooo:paragraph-rsid="01f72aa8"/>
    </style:style>
    <style:style style:name="P229" style:family="paragraph" style:parent-style-name="Standard">
      <style:text-properties officeooo:rsid="00fec1ee" officeooo:paragraph-rsid="01f31ccd"/>
    </style:style>
    <style:style style:name="P230" style:family="paragraph" style:parent-style-name="Standard">
      <style:text-properties officeooo:rsid="00fec1ee" officeooo:paragraph-rsid="02370284"/>
    </style:style>
    <style:style style:name="P231" style:family="paragraph" style:parent-style-name="Standard">
      <style:text-properties officeooo:paragraph-rsid="01f31ccd"/>
    </style:style>
    <style:style style:name="P232" style:family="paragraph" style:parent-style-name="Standard">
      <style:text-properties officeooo:paragraph-rsid="022f3400"/>
    </style:style>
    <style:style style:name="P233" style:family="paragraph" style:parent-style-name="Standard">
      <style:text-properties officeooo:paragraph-rsid="02bac385"/>
    </style:style>
    <style:style style:name="P234" style:family="paragraph" style:parent-style-name="Standard">
      <style:text-properties officeooo:rsid="02c10e7d" officeooo:paragraph-rsid="02c10e7d"/>
    </style:style>
    <style:style style:name="P235" style:family="paragraph" style:parent-style-name="Standard">
      <style:text-properties officeooo:rsid="02c10e7d" officeooo:paragraph-rsid="02c9b73b"/>
    </style:style>
    <style:style style:name="P236" style:family="paragraph" style:parent-style-name="Standard">
      <style:text-properties officeooo:paragraph-rsid="02c10e7d"/>
    </style:style>
    <style:style style:name="T1" style:family="text">
      <style:text-properties fo:font-style="italic" officeooo:rsid="00fd0459" style:font-style-asian="italic" style:font-style-complex="italic"/>
    </style:style>
    <style:style style:name="T2" style:family="text">
      <style:text-properties fo:font-style="italic" style:text-underline-style="none" officeooo:rsid="01a20d1d" style:font-style-asian="italic" style:font-style-complex="italic"/>
    </style:style>
    <style:style style:name="T3" style:family="text">
      <style:text-properties fo:font-style="italic" style:text-underline-style="none" fo:font-weight="normal" officeooo:rsid="0196d695"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196d695" style:font-style-asian="normal" style:font-weight-asian="normal" style:font-style-complex="normal" style:font-weight-complex="normal"/>
    </style:style>
    <style:style style:name="T6" style:family="text">
      <style:text-properties fo:font-style="normal" style:text-underline-style="none" fo:font-weight="normal" officeooo:rsid="01c03901" style:font-style-asian="normal" style:font-weight-asian="normal" style:font-style-complex="normal" style:font-weight-complex="normal"/>
    </style:style>
    <style:style style:name="T7" style:family="text">
      <style:text-properties fo:font-style="normal" style:text-underline-style="none" fo:font-weight="normal" officeooo:rsid="01c1afbe" style:font-style-asian="normal" style:font-weight-asian="normal" style:font-style-complex="normal" style:font-weight-complex="normal"/>
    </style:style>
    <style:style style:name="T8" style:family="text">
      <style:text-properties fo:font-style="normal" style:text-underline-style="none" fo:font-weight="normal" officeooo:rsid="01a4720f" style:font-style-asian="normal" style:font-weight-asian="normal" style:font-style-complex="normal" style:font-weight-complex="normal"/>
    </style:style>
    <style:style style:name="T9" style:family="text">
      <style:text-properties fo:font-style="normal" style:text-underline-style="none" fo:font-weight="normal" officeooo:rsid="01e3d873" style:font-style-asian="normal" style:font-weight-asian="normal" style:font-style-complex="normal" style:font-weight-complex="normal"/>
    </style:style>
    <style:style style:name="T10" style:family="text">
      <style:text-properties fo:font-style="normal" style:text-underline-style="none" fo:font-weight="normal" officeooo:rsid="01eda115" style:font-style-asian="normal" style:font-weight-asian="normal" style:font-style-complex="normal" style:font-weight-complex="normal"/>
    </style:style>
    <style:style style:name="T11" style:family="text">
      <style:text-properties fo:font-style="normal" style:text-underline-style="none" fo:font-weight="normal" officeooo:rsid="01a03045" style:font-style-asian="normal" style:font-weight-asian="normal" style:font-style-complex="normal" style:font-weight-complex="normal"/>
    </style:style>
    <style:style style:name="T12" style:family="text">
      <style:text-properties fo:font-style="normal" style:text-underline-style="none" fo:font-weight="normal" officeooo:rsid="01e2967f" style:font-style-asian="normal" style:font-weight-asian="normal" style:font-style-complex="normal" style:font-weight-complex="normal"/>
    </style:style>
    <style:style style:name="T13" style:family="text">
      <style:text-properties fo:font-style="normal" style:text-underline-style="none" fo:font-weight="normal" officeooo:rsid="01df84b0" style:font-style-asian="normal" style:font-weight-asian="normal" style:font-style-complex="normal" style:font-weight-complex="normal"/>
    </style:style>
    <style:style style:name="T14" style:family="text">
      <style:text-properties fo:font-style="normal" style:text-underline-style="none" fo:font-weight="normal" officeooo:rsid="020c77ea" style:font-style-asian="normal" style:font-weight-asian="normal" style:font-style-complex="normal" style:font-weight-complex="normal"/>
    </style:style>
    <style:style style:name="T15" style:family="text">
      <style:text-properties fo:font-style="normal" style:text-underline-style="none" fo:font-weight="normal" officeooo:rsid="01f4d4d6" style:font-style-asian="normal" style:font-weight-asian="normal" style:font-style-complex="normal" style:font-weight-complex="normal"/>
    </style:style>
    <style:style style:name="T16" style:family="text">
      <style:text-properties fo:font-style="normal" style:text-underline-style="none" fo:font-weight="normal" officeooo:rsid="022ed6e1" style:font-style-asian="normal" style:font-weight-asian="normal" style:font-style-complex="normal" style:font-weight-complex="normal"/>
    </style:style>
    <style:style style:name="T17" style:family="text">
      <style:text-properties fo:font-style="normal" style:text-underline-style="none" fo:font-weight="normal" officeooo:rsid="022c5ac8" style:font-style-asian="normal" style:font-weight-asian="normal" style:font-style-complex="normal" style:font-weight-complex="normal"/>
    </style:style>
    <style:style style:name="T18" style:family="text">
      <style:text-properties fo:font-style="normal" style:text-underline-style="none" fo:font-weight="normal" officeooo:rsid="022e4f91" style:font-style-asian="normal" style:font-weight-asian="normal" style:font-style-complex="normal" style:font-weight-complex="normal"/>
    </style:style>
    <style:style style:name="T19" style:family="text">
      <style:text-properties fo:font-style="normal" style:text-underline-style="none" fo:font-weight="normal" officeooo:rsid="022f3400" style:font-style-asian="normal" style:font-weight-asian="normal" style:font-style-complex="normal" style:font-weight-complex="normal"/>
    </style:style>
    <style:style style:name="T20" style:family="text">
      <style:text-properties fo:font-style="normal" style:text-underline-style="none" fo:font-weight="normal" officeooo:rsid="02bf1651" style:font-style-asian="normal" style:font-weight-asian="normal" style:font-style-complex="normal" style:font-weight-complex="normal"/>
    </style:style>
    <style:style style:name="T21" style:family="text">
      <style:text-properties fo:font-style="normal" style:text-underline-style="none" fo:font-weight="normal" officeooo:rsid="02bf1aae" style:font-style-asian="normal" style:font-weight-asian="normal" style:font-style-complex="normal" style:font-weight-complex="normal"/>
    </style:style>
    <style:style style:name="T22" style:family="text">
      <style:text-properties fo:font-style="normal" style:text-underline-style="none" fo:font-weight="normal" officeooo:rsid="02c10e7d" style:font-style-asian="normal" style:font-weight-asian="normal" style:font-style-complex="normal" style:font-weight-complex="normal"/>
    </style:style>
    <style:style style:name="T23" style:family="text">
      <style:text-properties fo:font-style="normal" style:text-underline-style="none" fo:font-weight="normal" officeooo:rsid="02ccad0a" style:font-style-asian="normal" style:font-weight-asian="normal" style:font-style-complex="normal" style:font-weight-complex="normal"/>
    </style:style>
    <style:style style:name="T24" style:family="text">
      <style:text-properties fo:font-style="normal" style:text-underline-style="none" fo:font-weight="normal" officeooo:rsid="02ccfef1" style:font-style-asian="normal" style:font-weight-asian="normal" style:font-style-complex="normal" style:font-weight-complex="normal"/>
    </style:style>
    <style:style style:name="T25" style:family="text">
      <style:text-properties fo:font-style="normal" style:text-underline-style="none" fo:font-weight="normal" officeooo:rsid="02ce47c8" style:font-style-asian="normal" style:font-weight-asian="normal" style:font-style-complex="normal" style:font-weight-complex="normal"/>
    </style:style>
    <style:style style:name="T26" style:family="text">
      <style:text-properties fo:font-style="normal" style:text-underline-style="none" fo:font-weight="normal" officeooo:rsid="02cfb76a" style:font-style-asian="normal" style:font-weight-asian="normal" style:font-style-complex="normal" style:font-weight-complex="normal"/>
    </style:style>
    <style:style style:name="T27" style:family="text">
      <style:text-properties fo:font-style="normal" style:text-underline-style="none" officeooo:rsid="01a20d1d" style:font-style-asian="normal" style:font-style-complex="normal"/>
    </style:style>
    <style:style style:name="T28" style:family="text">
      <style:text-properties fo:font-style="normal" style:text-underline-style="none" officeooo:rsid="01a36cb9" style:font-style-asian="normal" style:font-style-complex="normal"/>
    </style:style>
    <style:style style:name="T29" style:family="text">
      <style:text-properties fo:font-style="normal" style:text-underline-style="none" officeooo:rsid="01a03045" style:font-style-asian="normal" style:font-style-complex="normal"/>
    </style:style>
    <style:style style:name="T30" style:family="text">
      <style:text-properties fo:font-style="normal" style:text-underline-style="none" officeooo:rsid="01a3df20" style:font-style-asian="normal" style:font-style-complex="normal"/>
    </style:style>
    <style:style style:name="T31" style:family="text">
      <style:text-properties fo:font-style="normal" style:text-underline-style="none" officeooo:rsid="01a4720f" style:font-style-asian="normal" style:font-style-complex="normal"/>
    </style:style>
    <style:style style:name="T32" style:family="text">
      <style:text-properties fo:font-style="normal" style:text-underline-style="none" officeooo:rsid="01a69f88" style:font-style-asian="normal" style:font-style-complex="normal"/>
    </style:style>
    <style:style style:name="T33" style:family="text">
      <style:text-properties fo:font-style="normal" style:text-underline-style="none" officeooo:rsid="01eda115" style:font-style-asian="normal" style:font-style-complex="normal"/>
    </style:style>
    <style:style style:name="T34" style:family="text">
      <style:text-properties fo:font-style="normal" style:text-underline-style="none" officeooo:rsid="0207468e" style:font-style-asian="normal" style:font-style-complex="normal"/>
    </style:style>
    <style:style style:name="T35" style:family="text">
      <style:text-properties fo:font-style="normal" style:text-underline-style="none" fo:font-weight="bold" officeooo:rsid="01a03045"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bold" style:font-weight-asian="bold" style:font-weight-complex="bold"/>
    </style:style>
    <style:style style:name="T38" style:family="text">
      <style:text-properties fo:font-weight="bold" officeooo:rsid="00d77c14" style:font-weight-asian="bold" style:font-weight-complex="bold"/>
    </style:style>
    <style:style style:name="T39" style:family="text">
      <style:text-properties fo:font-weight="bold" officeooo:rsid="00f2cc93" style:font-weight-asian="bold" style:font-weight-complex="bold"/>
    </style:style>
    <style:style style:name="T40" style:family="text">
      <style:text-properties fo:font-weight="bold" officeooo:rsid="00f0dd22" style:font-weight-asian="bold" style:font-weight-complex="bold"/>
    </style:style>
    <style:style style:name="T41" style:family="text">
      <style:text-properties fo:font-weight="bold" officeooo:rsid="00e939db" style:font-weight-asian="bold" style:font-weight-complex="bold"/>
    </style:style>
    <style:style style:name="T42" style:family="text">
      <style:text-properties fo:font-weight="bold" officeooo:rsid="00aa3bb7" style:font-weight-asian="bold" style:font-weight-complex="bold"/>
    </style:style>
    <style:style style:name="T43" style:family="text">
      <style:text-properties fo:font-weight="bold" officeooo:rsid="00f6e063" style:font-weight-asian="bold" style:font-weight-complex="bold"/>
    </style:style>
    <style:style style:name="T44" style:family="text">
      <style:text-properties fo:font-weight="bold" officeooo:rsid="00ff8b58" style:font-weight-asian="bold" style:font-weight-complex="bold"/>
    </style:style>
    <style:style style:name="T45" style:family="text">
      <style:text-properties fo:font-weight="bold" officeooo:rsid="0102a882" style:font-weight-asian="bold" style:font-weight-complex="bold"/>
    </style:style>
    <style:style style:name="T46" style:family="text">
      <style:text-properties fo:font-weight="bold" officeooo:rsid="00ecc4d8" style:font-weight-asian="bold" style:font-weight-complex="bold"/>
    </style:style>
    <style:style style:name="T47" style:family="text">
      <style:text-properties fo:font-weight="bold" officeooo:rsid="010feac4" style:font-weight-asian="bold" style:font-weight-complex="bold"/>
    </style:style>
    <style:style style:name="T48" style:family="text">
      <style:text-properties fo:font-weight="bold" officeooo:rsid="00f697cf" style:font-weight-asian="bold" style:font-weight-complex="bold"/>
    </style:style>
    <style:style style:name="T49" style:family="text">
      <style:text-properties fo:font-weight="bold" officeooo:rsid="012abcc4" style:font-weight-asian="bold" style:font-weight-complex="bold"/>
    </style:style>
    <style:style style:name="T50" style:family="text">
      <style:text-properties fo:font-weight="bold" officeooo:rsid="01257313" style:font-weight-asian="bold" style:font-weight-complex="bold"/>
    </style:style>
    <style:style style:name="T51" style:family="text">
      <style:text-properties fo:font-weight="bold" officeooo:rsid="0111e4d7" style:font-weight-asian="bold" style:font-weight-complex="bold"/>
    </style:style>
    <style:style style:name="T52" style:family="text">
      <style:text-properties fo:font-weight="bold" officeooo:rsid="01378f43" style:font-weight-asian="bold" style:font-weight-complex="bold"/>
    </style:style>
    <style:style style:name="T53" style:family="text">
      <style:text-properties fo:font-weight="bold" officeooo:rsid="013fede6" style:font-weight-asian="bold" style:font-weight-complex="bold"/>
    </style:style>
    <style:style style:name="T54" style:family="text">
      <style:text-properties fo:font-weight="bold" officeooo:rsid="014370a8" style:font-weight-asian="bold" style:font-weight-complex="bold"/>
    </style:style>
    <style:style style:name="T55" style:family="text">
      <style:text-properties fo:font-weight="bold" officeooo:rsid="0148b5b8" style:font-weight-asian="bold" style:font-weight-complex="bold"/>
    </style:style>
    <style:style style:name="T56" style:family="text">
      <style:text-properties fo:font-weight="bold" officeooo:rsid="0149b8a6" style:font-weight-asian="bold" style:font-weight-complex="bold"/>
    </style:style>
    <style:style style:name="T57" style:family="text">
      <style:text-properties fo:font-weight="bold" officeooo:rsid="014b28fb" style:font-weight-asian="bold" style:font-weight-complex="bold"/>
    </style:style>
    <style:style style:name="T58" style:family="text">
      <style:text-properties fo:font-weight="bold" officeooo:rsid="01509913" style:font-weight-asian="bold" style:font-weight-complex="bold"/>
    </style:style>
    <style:style style:name="T59" style:family="text">
      <style:text-properties fo:font-weight="bold" officeooo:rsid="01520433" style:font-weight-asian="bold" style:font-weight-complex="bold"/>
    </style:style>
    <style:style style:name="T60" style:family="text">
      <style:text-properties fo:font-weight="bold" officeooo:rsid="0155e246" style:font-weight-asian="bold" style:font-weight-complex="bold"/>
    </style:style>
    <style:style style:name="T61" style:family="text">
      <style:text-properties fo:font-weight="bold" officeooo:rsid="016147ba" style:font-weight-asian="bold" style:font-weight-complex="bold"/>
    </style:style>
    <style:style style:name="T62" style:family="text">
      <style:text-properties fo:font-weight="bold" officeooo:rsid="013bc80b" style:font-weight-asian="bold" style:font-weight-complex="bold"/>
    </style:style>
    <style:style style:name="T63" style:family="text">
      <style:text-properties fo:font-weight="bold" officeooo:rsid="0169adb7" style:font-weight-asian="bold" style:font-weight-complex="bold"/>
    </style:style>
    <style:style style:name="T64" style:family="text">
      <style:text-properties fo:font-weight="bold" officeooo:rsid="01238b17" style:font-weight-asian="bold" style:font-weight-complex="bold"/>
    </style:style>
    <style:style style:name="T65" style:family="text">
      <style:text-properties fo:font-weight="bold" officeooo:rsid="016aef49" style:font-weight-asian="bold" style:font-weight-complex="bold"/>
    </style:style>
    <style:style style:name="T66" style:family="text">
      <style:text-properties fo:font-weight="bold" officeooo:rsid="016de66d" style:font-weight-asian="bold" style:font-weight-complex="bold"/>
    </style:style>
    <style:style style:name="T67" style:family="text">
      <style:text-properties fo:font-weight="bold" officeooo:rsid="0172e05a" style:font-weight-asian="bold" style:font-weight-complex="bold"/>
    </style:style>
    <style:style style:name="T68" style:family="text">
      <style:text-properties fo:font-weight="bold" officeooo:rsid="01779302" style:font-weight-asian="bold" style:font-weight-complex="bold"/>
    </style:style>
    <style:style style:name="T69" style:family="text">
      <style:text-properties fo:font-weight="bold" officeooo:rsid="0172724f" style:font-weight-asian="bold" style:font-weight-complex="bold"/>
    </style:style>
    <style:style style:name="T70" style:family="text">
      <style:text-properties fo:font-weight="bold" officeooo:rsid="017e2d00" style:font-weight-asian="bold" style:font-weight-complex="bold"/>
    </style:style>
    <style:style style:name="T71" style:family="text">
      <style:text-properties fo:font-weight="bold" officeooo:rsid="0191b14d" style:font-weight-asian="bold" style:font-weight-complex="bold"/>
    </style:style>
    <style:style style:name="T72" style:family="text">
      <style:text-properties fo:font-weight="bold" officeooo:rsid="01459529" style:font-weight-asian="bold" style:font-weight-complex="bold"/>
    </style:style>
    <style:style style:name="T73" style:family="text">
      <style:text-properties fo:font-weight="bold" officeooo:rsid="01421589" style:font-weight-asian="bold" style:font-weight-complex="bold"/>
    </style:style>
    <style:style style:name="T74" style:family="text">
      <style:text-properties fo:font-weight="bold" officeooo:rsid="019f70e3" style:font-weight-asian="bold" style:font-weight-complex="bold"/>
    </style:style>
    <style:style style:name="T75" style:family="text">
      <style:text-properties fo:font-weight="bold" officeooo:rsid="01a4720f" style:font-weight-asian="bold" style:font-weight-complex="bold"/>
    </style:style>
    <style:style style:name="T76" style:family="text">
      <style:text-properties fo:font-weight="bold" officeooo:rsid="017f65a9" style:font-weight-asian="bold" style:font-weight-complex="bold"/>
    </style:style>
    <style:style style:name="T77" style:family="text">
      <style:text-properties fo:font-weight="bold" officeooo:rsid="018af7de" style:font-weight-asian="bold" style:font-weight-complex="bold"/>
    </style:style>
    <style:style style:name="T78" style:family="text">
      <style:text-properties fo:font-weight="bold" officeooo:rsid="01ad4a41" style:font-weight-asian="bold" style:font-weight-complex="bold"/>
    </style:style>
    <style:style style:name="T79" style:family="text">
      <style:text-properties fo:font-weight="bold" officeooo:rsid="01b078bd" style:font-weight-asian="bold" style:font-weight-complex="bold"/>
    </style:style>
    <style:style style:name="T80" style:family="text">
      <style:text-properties fo:font-weight="bold" officeooo:rsid="015a309b" style:font-weight-asian="bold" style:font-weight-complex="bold"/>
    </style:style>
    <style:style style:name="T81" style:family="text">
      <style:text-properties fo:font-weight="bold" officeooo:rsid="01bc372b" style:font-weight-asian="bold" style:font-weight-complex="bold"/>
    </style:style>
    <style:style style:name="T82" style:family="text">
      <style:text-properties fo:font-weight="bold" officeooo:rsid="0171cefa" style:font-weight-asian="bold" style:font-weight-complex="bold"/>
    </style:style>
    <style:style style:name="T83" style:family="text">
      <style:text-properties fo:font-weight="bold" officeooo:rsid="01c44708" style:font-weight-asian="bold" style:font-weight-complex="bold"/>
    </style:style>
    <style:style style:name="T84" style:family="text">
      <style:text-properties fo:font-weight="bold" officeooo:rsid="01c5bf50" style:font-weight-asian="bold" style:font-weight-complex="bold"/>
    </style:style>
    <style:style style:name="T85" style:family="text">
      <style:text-properties fo:font-weight="bold" officeooo:rsid="01b5da3f" style:font-weight-asian="bold" style:font-weight-complex="bold"/>
    </style:style>
    <style:style style:name="T86" style:family="text">
      <style:text-properties fo:font-weight="bold" officeooo:rsid="01ce7f7a" style:font-weight-asian="bold" style:font-weight-complex="bold"/>
    </style:style>
    <style:style style:name="T87" style:family="text">
      <style:text-properties fo:font-weight="bold" officeooo:rsid="01ae6c56" style:font-weight-asian="bold" style:font-weight-complex="bold"/>
    </style:style>
    <style:style style:name="T88" style:family="text">
      <style:text-properties fo:font-weight="bold" officeooo:rsid="01d7ad6c" style:font-weight-asian="bold" style:font-weight-complex="bold"/>
    </style:style>
    <style:style style:name="T89" style:family="text">
      <style:text-properties fo:font-weight="bold" officeooo:rsid="01dc5fff" style:font-weight-asian="bold" style:font-weight-complex="bold"/>
    </style:style>
    <style:style style:name="T90" style:family="text">
      <style:text-properties fo:font-weight="bold" officeooo:rsid="01daff9e" style:font-weight-asian="bold" style:font-weight-complex="bold"/>
    </style:style>
    <style:style style:name="T91" style:family="text">
      <style:text-properties fo:font-weight="bold" officeooo:rsid="01e38be9" style:font-weight-asian="bold" style:font-weight-complex="bold"/>
    </style:style>
    <style:style style:name="T92" style:family="text">
      <style:text-properties fo:font-weight="bold" officeooo:rsid="01e88e37" style:font-weight-asian="bold" style:font-weight-complex="bold"/>
    </style:style>
    <style:style style:name="T93" style:family="text">
      <style:text-properties fo:font-weight="bold" officeooo:rsid="018beca8" style:font-weight-asian="bold" style:font-weight-complex="bold"/>
    </style:style>
    <style:style style:name="T94" style:family="text">
      <style:text-properties fo:font-weight="bold" officeooo:rsid="01a67684" style:font-weight-asian="bold" style:font-weight-complex="bold"/>
    </style:style>
    <style:style style:name="T95" style:family="text">
      <style:text-properties fo:font-weight="bold" officeooo:rsid="021aaeb5" style:font-weight-asian="bold" style:font-weight-complex="bold"/>
    </style:style>
    <style:style style:name="T96" style:family="text">
      <style:text-properties fo:font-weight="bold" officeooo:rsid="024650f9" style:font-weight-asian="bold" style:font-weight-complex="bold"/>
    </style:style>
    <style:style style:name="T97" style:family="text">
      <style:text-properties fo:font-weight="bold" officeooo:rsid="0259762d" style:font-weight-asian="bold" style:font-weight-complex="bold"/>
    </style:style>
    <style:style style:name="T98" style:family="text">
      <style:text-properties fo:font-weight="bold" officeooo:rsid="025a81fb" style:font-weight-asian="bold" style:font-weight-complex="bold"/>
    </style:style>
    <style:style style:name="T99" style:family="text">
      <style:text-properties fo:font-weight="bold" officeooo:rsid="00355093" style:font-weight-asian="bold" style:font-weight-complex="bold"/>
    </style:style>
    <style:style style:name="T100" style:family="text">
      <style:text-properties fo:font-weight="bold" officeooo:rsid="02866628" style:font-weight-asian="bold" style:font-weight-complex="bold"/>
    </style:style>
    <style:style style:name="T101" style:family="text">
      <style:text-properties fo:font-weight="bold" officeooo:rsid="02960dc5" style:font-weight-asian="bold" style:font-weight-complex="bold"/>
    </style:style>
    <style:style style:name="T102" style:family="text">
      <style:text-properties fo:font-weight="bold" officeooo:rsid="02966797" style:font-weight-asian="bold" style:font-weight-complex="bold"/>
    </style:style>
    <style:style style:name="T103" style:family="text">
      <style:text-properties fo:font-weight="bold" officeooo:rsid="02ae1d3c" style:font-weight-asian="bold" style:font-weight-complex="bold"/>
    </style:style>
    <style:style style:name="T104" style:family="text">
      <style:text-properties fo:font-weight="bold" officeooo:rsid="02b1cb87" style:font-weight-asian="bold" style:font-weight-complex="bold"/>
    </style:style>
    <style:style style:name="T105" style:family="text">
      <style:text-properties fo:font-weight="bold" officeooo:rsid="01f72aa8" style:font-weight-asian="bold" style:font-weight-complex="bold"/>
    </style:style>
    <style:style style:name="T106" style:family="text">
      <style:text-properties fo:font-weight="bold" officeooo:rsid="02bc40cb" style:font-weight-asian="bold" style:font-weight-complex="bold"/>
    </style:style>
    <style:style style:name="T107" style:family="text">
      <style:text-properties fo:font-weight="bold" officeooo:rsid="02bcdd6f" style:font-weight-asian="bold" style:font-weight-complex="bold"/>
    </style:style>
    <style:style style:name="T108" style:family="text">
      <style:text-properties fo:font-weight="bold" officeooo:rsid="02c49a27" style:font-weight-asian="bold" style:font-weight-complex="bold"/>
    </style:style>
    <style:style style:name="T109" style:family="text">
      <style:text-properties fo:font-weight="bold" officeooo:rsid="02be9e9e"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aa3bb7" style:font-weight-asian="normal" style:font-weight-complex="normal"/>
    </style:style>
    <style:style style:name="T112" style:family="text">
      <style:text-properties fo:font-weight="normal" officeooo:rsid="01326cdf" style:font-weight-asian="normal" style:font-weight-complex="normal"/>
    </style:style>
    <style:style style:name="T113" style:family="text">
      <style:text-properties fo:font-weight="normal" officeooo:rsid="0111e4d7" style:font-weight-asian="normal" style:font-weight-complex="normal"/>
    </style:style>
    <style:style style:name="T114" style:family="text">
      <style:text-properties fo:font-weight="normal" officeooo:rsid="01378f43" style:font-weight-asian="normal" style:font-weight-complex="normal"/>
    </style:style>
    <style:style style:name="T115" style:family="text">
      <style:text-properties fo:font-weight="normal" officeooo:rsid="01421589" style:font-weight-asian="normal" style:font-weight-complex="normal"/>
    </style:style>
    <style:style style:name="T116" style:family="text">
      <style:text-properties fo:font-weight="normal" officeooo:rsid="014370a8" style:font-weight-asian="normal" style:font-weight-complex="normal"/>
    </style:style>
    <style:style style:name="T117" style:family="text">
      <style:text-properties fo:font-weight="normal" officeooo:rsid="014712e5" style:font-weight-asian="normal" style:font-weight-complex="normal"/>
    </style:style>
    <style:style style:name="T118" style:family="text">
      <style:text-properties fo:font-weight="normal" officeooo:rsid="0148b5b8" style:font-weight-asian="normal" style:font-weight-complex="normal"/>
    </style:style>
    <style:style style:name="T119" style:family="text">
      <style:text-properties fo:font-weight="normal" officeooo:rsid="0149b8a6" style:font-weight-asian="normal" style:font-weight-complex="normal"/>
    </style:style>
    <style:style style:name="T120" style:family="text">
      <style:text-properties fo:font-weight="normal" officeooo:rsid="014d0ebb" style:font-weight-asian="normal" style:font-weight-complex="normal"/>
    </style:style>
    <style:style style:name="T121" style:family="text">
      <style:text-properties fo:font-weight="normal" officeooo:rsid="0167692a" style:font-weight-asian="normal" style:font-weight-complex="normal"/>
    </style:style>
    <style:style style:name="T122" style:family="text">
      <style:text-properties fo:font-weight="normal" officeooo:rsid="016aef49" style:font-weight-asian="normal" style:font-weight-complex="normal"/>
    </style:style>
    <style:style style:name="T123" style:family="text">
      <style:text-properties fo:font-weight="normal" officeooo:rsid="016de66d" style:font-weight-asian="normal" style:font-weight-complex="normal"/>
    </style:style>
    <style:style style:name="T124" style:family="text">
      <style:text-properties fo:font-weight="normal" officeooo:rsid="0172e05a" style:font-weight-asian="normal" style:font-weight-complex="normal"/>
    </style:style>
    <style:style style:name="T125" style:family="text">
      <style:text-properties fo:font-weight="normal" officeooo:rsid="0178ad92" style:font-weight-asian="normal" style:font-weight-complex="normal"/>
    </style:style>
    <style:style style:name="T126" style:family="text">
      <style:text-properties fo:font-weight="normal" officeooo:rsid="0172724f" style:font-weight-asian="normal" style:font-weight-complex="normal"/>
    </style:style>
    <style:style style:name="T127" style:family="text">
      <style:text-properties fo:font-weight="normal" officeooo:rsid="017e2d00" style:font-weight-asian="normal" style:font-weight-complex="normal"/>
    </style:style>
    <style:style style:name="T128" style:family="text">
      <style:text-properties fo:font-weight="normal" officeooo:rsid="017f65a9" style:font-weight-asian="normal" style:font-weight-complex="normal"/>
    </style:style>
    <style:style style:name="T129" style:family="text">
      <style:text-properties fo:font-weight="normal" officeooo:rsid="018af7de" style:font-weight-asian="normal" style:font-weight-complex="normal"/>
    </style:style>
    <style:style style:name="T130" style:family="text">
      <style:text-properties fo:font-weight="normal" officeooo:rsid="0191b14d" style:font-weight-asian="normal" style:font-weight-complex="normal"/>
    </style:style>
    <style:style style:name="T131" style:family="text">
      <style:text-properties fo:font-weight="normal" officeooo:rsid="0191b86a" style:font-weight-asian="normal" style:font-weight-complex="normal"/>
    </style:style>
    <style:style style:name="T132" style:family="text">
      <style:text-properties fo:font-weight="normal" officeooo:rsid="0191f494" style:font-weight-asian="normal" style:font-weight-complex="normal"/>
    </style:style>
    <style:style style:name="T133" style:family="text">
      <style:text-properties fo:font-weight="normal" officeooo:rsid="0193eccf" style:font-weight-asian="normal" style:font-weight-complex="normal"/>
    </style:style>
    <style:style style:name="T134" style:family="text">
      <style:text-properties fo:font-weight="normal" officeooo:rsid="01459529" style:font-weight-asian="normal" style:font-weight-complex="normal"/>
    </style:style>
    <style:style style:name="T135" style:family="text">
      <style:text-properties fo:font-weight="normal" officeooo:rsid="01aa7e40" style:font-weight-asian="normal" style:font-weight-complex="normal"/>
    </style:style>
    <style:style style:name="T136" style:family="text">
      <style:text-properties fo:font-weight="normal" officeooo:rsid="01aab60c" style:font-weight-asian="normal" style:font-weight-complex="normal"/>
    </style:style>
    <style:style style:name="T137" style:family="text">
      <style:text-properties fo:font-weight="normal" officeooo:rsid="01b61666" style:font-weight-asian="normal" style:font-weight-complex="normal"/>
    </style:style>
    <style:style style:name="T138" style:family="text">
      <style:text-properties fo:font-weight="normal" officeooo:rsid="01bf7b2b" style:font-weight-asian="normal" style:font-weight-complex="normal"/>
    </style:style>
    <style:style style:name="T139" style:family="text">
      <style:text-properties fo:font-weight="normal" officeooo:rsid="0171cefa" style:font-weight-asian="normal" style:font-weight-complex="normal"/>
    </style:style>
    <style:style style:name="T140" style:family="text">
      <style:text-properties fo:font-weight="normal" officeooo:rsid="01c34476" style:font-weight-asian="normal" style:font-weight-complex="normal"/>
    </style:style>
    <style:style style:name="T141" style:family="text">
      <style:text-properties fo:font-weight="normal" officeooo:rsid="01c44708" style:font-weight-asian="normal" style:font-weight-complex="normal"/>
    </style:style>
    <style:style style:name="T142" style:family="text">
      <style:text-properties fo:font-weight="normal" officeooo:rsid="01c7afcb" style:font-weight-asian="normal" style:font-weight-complex="normal"/>
    </style:style>
    <style:style style:name="T143" style:family="text">
      <style:text-properties fo:font-weight="normal" officeooo:rsid="01c81cb1" style:font-weight-asian="normal" style:font-weight-complex="normal"/>
    </style:style>
    <style:style style:name="T144" style:family="text">
      <style:text-properties fo:font-weight="normal" officeooo:rsid="01ce7f7a" style:font-weight-asian="normal" style:font-weight-complex="normal"/>
    </style:style>
    <style:style style:name="T145" style:family="text">
      <style:text-properties fo:font-weight="normal" officeooo:rsid="01cda69f" style:font-weight-asian="normal" style:font-weight-complex="normal"/>
    </style:style>
    <style:style style:name="T146" style:family="text">
      <style:text-properties fo:font-weight="normal" officeooo:rsid="01daff9e" style:font-weight-asian="normal" style:font-weight-complex="normal"/>
    </style:style>
    <style:style style:name="T147" style:family="text">
      <style:text-properties fo:font-weight="normal" officeooo:rsid="01db4b25" style:font-weight-asian="normal" style:font-weight-complex="normal"/>
    </style:style>
    <style:style style:name="T148" style:family="text">
      <style:text-properties fo:font-weight="normal" officeooo:rsid="01e75be0" style:font-weight-asian="normal" style:font-weight-complex="normal"/>
    </style:style>
    <style:style style:name="T149" style:family="text">
      <style:text-properties fo:font-weight="normal" officeooo:rsid="01e38be9" style:font-weight-asian="normal" style:font-weight-complex="normal"/>
    </style:style>
    <style:style style:name="T150" style:family="text">
      <style:text-properties fo:font-weight="normal" officeooo:rsid="01e88e37" style:font-weight-asian="normal" style:font-weight-complex="normal"/>
    </style:style>
    <style:style style:name="T151" style:family="text">
      <style:text-properties fo:font-weight="normal" officeooo:rsid="01e89fd7" style:font-weight-asian="normal" style:font-weight-complex="normal"/>
    </style:style>
    <style:style style:name="T152" style:family="text">
      <style:text-properties fo:font-weight="normal" officeooo:rsid="01ea168e" style:font-weight-asian="normal" style:font-weight-complex="normal"/>
    </style:style>
    <style:style style:name="T153" style:family="text">
      <style:text-properties fo:font-weight="normal" officeooo:rsid="01ebfb4f" style:font-weight-asian="normal" style:font-weight-complex="normal"/>
    </style:style>
    <style:style style:name="T154" style:family="text">
      <style:text-properties fo:font-weight="normal" officeooo:rsid="018beca8" style:font-weight-asian="normal" style:font-weight-complex="normal"/>
    </style:style>
    <style:style style:name="T155" style:family="text">
      <style:text-properties fo:font-weight="normal" officeooo:rsid="01f31ccd" style:font-weight-asian="normal" style:font-weight-complex="normal"/>
    </style:style>
    <style:style style:name="T156" style:family="text">
      <style:text-properties fo:font-weight="normal" officeooo:rsid="01f4d4d6" style:font-weight-asian="normal" style:font-weight-complex="normal"/>
    </style:style>
    <style:style style:name="T157" style:family="text">
      <style:text-properties fo:font-weight="normal" officeooo:rsid="01f69666" style:font-weight-asian="normal" style:font-weight-complex="normal"/>
    </style:style>
    <style:style style:name="T158" style:family="text">
      <style:text-properties fo:font-weight="normal" officeooo:rsid="01fc5059" style:font-weight-asian="normal" style:font-weight-complex="normal"/>
    </style:style>
    <style:style style:name="T159" style:family="text">
      <style:text-properties fo:font-weight="normal" officeooo:rsid="01fcf1c0" style:font-weight-asian="normal" style:font-weight-complex="normal"/>
    </style:style>
    <style:style style:name="T160" style:family="text">
      <style:text-properties fo:font-weight="normal" officeooo:rsid="02004b3c" style:font-weight-asian="normal" style:font-weight-complex="normal"/>
    </style:style>
    <style:style style:name="T161" style:family="text">
      <style:text-properties fo:font-weight="normal" officeooo:rsid="020c2537" style:font-weight-asian="normal" style:font-weight-complex="normal"/>
    </style:style>
    <style:style style:name="T162" style:family="text">
      <style:text-properties fo:font-weight="normal" officeooo:rsid="02104c3b" style:font-weight-asian="normal" style:font-weight-complex="normal"/>
    </style:style>
    <style:style style:name="T163" style:family="text">
      <style:text-properties fo:font-weight="normal" officeooo:rsid="01a4720f" style:font-weight-asian="normal" style:font-weight-complex="normal"/>
    </style:style>
    <style:style style:name="T164" style:family="text">
      <style:text-properties fo:font-weight="normal" officeooo:rsid="02105e59" style:font-weight-asian="normal" style:font-weight-complex="normal"/>
    </style:style>
    <style:style style:name="T165" style:family="text">
      <style:text-properties fo:font-weight="normal" officeooo:rsid="0211c9e8" style:font-weight-asian="normal" style:font-weight-complex="normal"/>
    </style:style>
    <style:style style:name="T166" style:family="text">
      <style:text-properties fo:font-weight="normal" officeooo:rsid="0215a458" style:font-weight-asian="normal" style:font-weight-complex="normal"/>
    </style:style>
    <style:style style:name="T167" style:family="text">
      <style:text-properties fo:font-weight="normal" officeooo:rsid="021619a2" style:font-weight-asian="normal" style:font-weight-complex="normal"/>
    </style:style>
    <style:style style:name="T168" style:family="text">
      <style:text-properties fo:font-weight="normal" officeooo:rsid="021aaeb5" style:font-weight-asian="normal" style:font-weight-complex="normal"/>
    </style:style>
    <style:style style:name="T169" style:family="text">
      <style:text-properties fo:font-weight="normal" officeooo:rsid="021b214a" style:font-weight-asian="normal" style:font-weight-complex="normal"/>
    </style:style>
    <style:style style:name="T170" style:family="text">
      <style:text-properties fo:font-weight="normal" officeooo:rsid="021c972d" style:font-weight-asian="normal" style:font-weight-complex="normal"/>
    </style:style>
    <style:style style:name="T171" style:family="text">
      <style:text-properties fo:font-weight="normal" officeooo:rsid="0222c3fa" style:font-weight-asian="normal" style:font-weight-complex="normal"/>
    </style:style>
    <style:style style:name="T172" style:family="text">
      <style:text-properties fo:font-weight="normal" officeooo:rsid="02249728" style:font-weight-asian="normal" style:font-weight-complex="normal"/>
    </style:style>
    <style:style style:name="T173" style:family="text">
      <style:text-properties fo:font-weight="normal" officeooo:rsid="0224dd06" style:font-weight-asian="normal" style:font-weight-complex="normal"/>
    </style:style>
    <style:style style:name="T174" style:family="text">
      <style:text-properties fo:font-weight="normal" officeooo:rsid="02280e90" style:font-weight-asian="normal" style:font-weight-complex="normal"/>
    </style:style>
    <style:style style:name="T175" style:family="text">
      <style:text-properties fo:font-weight="normal" officeooo:rsid="012abcc4" style:font-weight-asian="normal" style:font-weight-complex="normal"/>
    </style:style>
    <style:style style:name="T176" style:family="text">
      <style:text-properties fo:font-weight="normal" officeooo:rsid="023dc990" style:font-weight-asian="normal" style:font-weight-complex="normal"/>
    </style:style>
    <style:style style:name="T177" style:family="text">
      <style:text-properties fo:font-weight="normal" officeooo:rsid="023ff3b5" style:font-weight-asian="normal" style:font-weight-complex="normal"/>
    </style:style>
    <style:style style:name="T178" style:family="text">
      <style:text-properties fo:font-weight="normal" officeooo:rsid="024650f9" style:font-weight-asian="normal" style:font-weight-complex="normal"/>
    </style:style>
    <style:style style:name="T179" style:family="text">
      <style:text-properties fo:font-weight="normal" officeooo:rsid="00ff8b58" style:font-weight-asian="normal" style:font-weight-complex="normal"/>
    </style:style>
    <style:style style:name="T180" style:family="text">
      <style:text-properties fo:font-weight="normal" officeooo:rsid="00e78650" style:font-weight-asian="normal" style:font-weight-complex="normal"/>
    </style:style>
    <style:style style:name="T181" style:family="text">
      <style:text-properties fo:font-weight="normal" officeooo:rsid="00e88547" style:font-weight-asian="normal" style:font-weight-complex="normal"/>
    </style:style>
    <style:style style:name="T182" style:family="text">
      <style:text-properties fo:font-weight="normal" officeooo:rsid="0264f228" style:font-weight-asian="normal" style:font-weight-complex="normal"/>
    </style:style>
    <style:style style:name="T183" style:family="text">
      <style:text-properties fo:font-weight="normal" officeooo:rsid="0266c4c7" style:font-weight-asian="normal" style:font-weight-complex="normal"/>
    </style:style>
    <style:style style:name="T184" style:family="text">
      <style:text-properties fo:font-weight="normal" officeooo:rsid="02697dd5" style:font-weight-asian="normal" style:font-weight-complex="normal"/>
    </style:style>
    <style:style style:name="T185" style:family="text">
      <style:text-properties fo:font-weight="normal" officeooo:rsid="026b553f" style:font-weight-asian="normal" style:font-weight-complex="normal"/>
    </style:style>
    <style:style style:name="T186" style:family="text">
      <style:text-properties fo:font-weight="normal" officeooo:rsid="026be449" style:font-weight-asian="normal" style:font-weight-complex="normal"/>
    </style:style>
    <style:style style:name="T187" style:family="text">
      <style:text-properties fo:font-weight="normal" officeooo:rsid="027ef450" style:font-weight-asian="normal" style:font-weight-complex="normal"/>
    </style:style>
    <style:style style:name="T188" style:family="text">
      <style:text-properties fo:font-weight="normal" officeooo:rsid="027a4f9e" style:font-weight-asian="normal" style:font-weight-complex="normal"/>
    </style:style>
    <style:style style:name="T189" style:family="text">
      <style:text-properties fo:font-weight="normal" officeooo:rsid="0280963c" style:font-weight-asian="normal" style:font-weight-complex="normal"/>
    </style:style>
    <style:style style:name="T190" style:family="text">
      <style:text-properties fo:font-weight="normal" officeooo:rsid="02960dc5" style:font-weight-asian="normal" style:font-weight-complex="normal"/>
    </style:style>
    <style:style style:name="T191" style:family="text">
      <style:text-properties fo:font-weight="normal" officeooo:rsid="02a80244" style:font-weight-asian="normal" style:font-weight-complex="normal"/>
    </style:style>
    <style:style style:name="T192" style:family="text">
      <style:text-properties fo:font-weight="normal" officeooo:rsid="02aab373" style:font-weight-asian="normal" style:font-weight-complex="normal"/>
    </style:style>
    <style:style style:name="T193" style:family="text">
      <style:text-properties fo:font-weight="normal" officeooo:rsid="02ae1d3c" style:font-weight-asian="normal" style:font-weight-complex="normal"/>
    </style:style>
    <style:style style:name="T194" style:family="text">
      <style:text-properties fo:font-weight="normal" officeooo:rsid="01998f2a" style:font-weight-asian="normal" style:font-weight-complex="normal"/>
    </style:style>
    <style:style style:name="T195" style:family="text">
      <style:text-properties fo:font-weight="normal" officeooo:rsid="02b1cb87" style:font-weight-asian="normal" style:font-weight-complex="normal"/>
    </style:style>
    <style:style style:name="T196" style:family="text">
      <style:text-properties fo:font-weight="normal" officeooo:rsid="02b4dab8" style:font-weight-asian="normal" style:font-weight-complex="normal"/>
    </style:style>
    <style:style style:name="T197" style:family="text">
      <style:text-properties fo:font-weight="normal" officeooo:rsid="02b79352" style:font-weight-asian="normal" style:font-weight-complex="normal"/>
    </style:style>
    <style:style style:name="T198" style:family="text">
      <style:text-properties fo:font-weight="normal" officeooo:rsid="02b9b209" style:font-weight-asian="normal" style:font-weight-complex="normal"/>
    </style:style>
    <style:style style:name="T199" style:family="text">
      <style:text-properties fo:font-weight="normal" officeooo:rsid="02ba3cd6" style:font-weight-asian="normal" style:font-weight-complex="normal"/>
    </style:style>
    <style:style style:name="T200" style:family="text">
      <style:text-properties fo:font-weight="normal" officeooo:rsid="01f72aa8" style:font-weight-asian="normal" style:font-weight-complex="normal"/>
    </style:style>
    <style:style style:name="T201" style:family="text">
      <style:text-properties officeooo:rsid="00aa3bb7"/>
    </style:style>
    <style:style style:name="T202" style:family="text">
      <style:text-properties officeooo:rsid="00d539bc"/>
    </style:style>
    <style:style style:name="T203" style:family="text">
      <style:text-properties officeooo:rsid="00165e54"/>
    </style:style>
    <style:style style:name="T204" style:family="text">
      <style:text-properties officeooo:rsid="00d702ce"/>
    </style:style>
    <style:style style:name="T205" style:family="text">
      <style:text-properties officeooo:rsid="00355093"/>
    </style:style>
    <style:style style:name="T206" style:family="text">
      <style:text-properties officeooo:rsid="00d77c14"/>
    </style:style>
    <style:style style:name="T207" style:family="text">
      <style:text-properties officeooo:rsid="00db09b5"/>
    </style:style>
    <style:style style:name="T208" style:family="text">
      <style:text-properties officeooo:rsid="00dcd29e"/>
    </style:style>
    <style:style style:name="T209" style:family="text">
      <style:text-properties officeooo:rsid="00e2dd77"/>
    </style:style>
    <style:style style:name="T210" style:family="text">
      <style:text-properties officeooo:rsid="00e3e7bc"/>
    </style:style>
    <style:style style:name="T211" style:family="text">
      <style:text-properties officeooo:rsid="00e5b3dc"/>
    </style:style>
    <style:style style:name="T212" style:family="text">
      <style:text-properties officeooo:rsid="00e78650"/>
    </style:style>
    <style:style style:name="T213" style:family="text">
      <style:text-properties officeooo:rsid="00e88547"/>
    </style:style>
    <style:style style:name="T214" style:family="text">
      <style:text-properties officeooo:rsid="00e8db4c"/>
    </style:style>
    <style:style style:name="T215" style:family="text">
      <style:text-properties officeooo:rsid="00e939db"/>
    </style:style>
    <style:style style:name="T216" style:family="text">
      <style:text-properties officeooo:rsid="00e9a6bd"/>
    </style:style>
    <style:style style:name="T217" style:family="text">
      <style:text-properties officeooo:rsid="00ea28d9"/>
    </style:style>
    <style:style style:name="T218" style:family="text">
      <style:text-properties officeooo:rsid="00eb081b"/>
    </style:style>
    <style:style style:name="T219" style:family="text">
      <style:text-properties officeooo:rsid="00ecc4d8"/>
    </style:style>
    <style:style style:name="T220" style:family="text">
      <style:text-properties officeooo:rsid="00ecf535"/>
    </style:style>
    <style:style style:name="T221" style:family="text">
      <style:text-properties officeooo:rsid="00edd109"/>
    </style:style>
    <style:style style:name="T222" style:family="text">
      <style:text-properties officeooo:rsid="00f005bc"/>
    </style:style>
    <style:style style:name="T223" style:family="text">
      <style:text-properties officeooo:rsid="00f485e7"/>
    </style:style>
    <style:style style:name="T224" style:family="text">
      <style:text-properties officeooo:rsid="00f53595"/>
    </style:style>
    <style:style style:name="T225" style:family="text">
      <style:text-properties officeooo:rsid="00f697cf"/>
    </style:style>
    <style:style style:name="T226" style:family="text">
      <style:text-properties officeooo:rsid="00f6e063"/>
    </style:style>
    <style:style style:name="T227" style:family="text">
      <style:text-properties style:text-underline-style="solid" style:text-underline-width="auto" style:text-underline-color="font-color" fo:font-weight="bold" officeooo:rsid="0165a8df" style:font-weight-asian="bold" style:font-weight-complex="bold"/>
    </style:style>
    <style:style style:name="T228" style:family="text">
      <style:text-properties style:text-underline-style="solid" style:text-underline-width="auto" style:text-underline-color="font-color" fo:font-weight="bold" officeooo:rsid="01404529" style:font-weight-asian="bold" style:font-weight-complex="bold"/>
    </style:style>
    <style:style style:name="T229" style:family="text">
      <style:text-properties style:text-underline-style="solid" style:text-underline-width="auto" style:text-underline-color="font-color" fo:font-weight="bold" officeooo:rsid="013bc80b" style:font-weight-asian="bold" style:font-weight-complex="bold"/>
    </style:style>
    <style:style style:name="T230" style:family="text">
      <style:text-properties style:text-underline-style="solid" style:text-underline-width="auto" style:text-underline-color="font-color" fo:font-weight="bold" officeooo:rsid="015d98a1" style:font-weight-asian="bold" style:font-weight-complex="bold"/>
    </style:style>
    <style:style style:name="T231" style:family="text">
      <style:text-properties style:text-underline-style="solid" style:text-underline-width="auto" style:text-underline-color="font-color" fo:font-weight="bold" officeooo:rsid="0171cefa" style:font-weight-asian="bold" style:font-weight-complex="bold"/>
    </style:style>
    <style:style style:name="T232" style:family="text">
      <style:text-properties style:text-underline-style="none"/>
    </style:style>
    <style:style style:name="T233" style:family="text">
      <style:text-properties style:text-underline-style="none" fo:font-weight="normal" style:font-weight-asian="normal" style:font-weight-complex="normal"/>
    </style:style>
    <style:style style:name="T234" style:family="text">
      <style:text-properties style:text-underline-style="none" fo:font-weight="normal" officeooo:rsid="014fc115" style:font-weight-asian="normal" style:font-weight-complex="normal"/>
    </style:style>
    <style:style style:name="T235" style:family="text">
      <style:text-properties style:text-underline-style="none" fo:font-weight="normal" officeooo:rsid="01509913" style:font-weight-asian="normal" style:font-weight-complex="normal"/>
    </style:style>
    <style:style style:name="T236" style:family="text">
      <style:text-properties style:text-underline-style="none" fo:font-weight="normal" officeooo:rsid="01520433" style:font-weight-asian="normal" style:font-weight-complex="normal"/>
    </style:style>
    <style:style style:name="T237" style:family="text">
      <style:text-properties style:text-underline-style="none" fo:font-weight="normal" officeooo:rsid="015644fe" style:font-weight-asian="normal" style:font-weight-complex="normal"/>
    </style:style>
    <style:style style:name="T238" style:family="text">
      <style:text-properties style:text-underline-style="none" fo:font-weight="normal" officeooo:rsid="015650e7" style:font-weight-asian="normal" style:font-weight-complex="normal"/>
    </style:style>
    <style:style style:name="T239" style:family="text">
      <style:text-properties style:text-underline-style="none" fo:font-weight="normal" officeooo:rsid="01584b05" style:font-weight-asian="normal" style:font-weight-complex="normal"/>
    </style:style>
    <style:style style:name="T240" style:family="text">
      <style:text-properties style:text-underline-style="none" fo:font-weight="normal" officeooo:rsid="015d98a1" style:font-weight-asian="normal" style:font-weight-complex="normal"/>
    </style:style>
    <style:style style:name="T241" style:family="text">
      <style:text-properties style:text-underline-style="none" fo:font-weight="normal" officeooo:rsid="016147ba" style:font-weight-asian="normal" style:font-weight-complex="normal"/>
    </style:style>
    <style:style style:name="T242" style:family="text">
      <style:text-properties style:text-underline-style="none" fo:font-weight="normal" officeooo:rsid="0162d124" style:font-weight-asian="normal" style:font-weight-complex="normal"/>
    </style:style>
    <style:style style:name="T243" style:family="text">
      <style:text-properties style:text-underline-style="none" fo:font-weight="normal" officeooo:rsid="01744961" style:font-weight-asian="normal" style:font-weight-complex="normal"/>
    </style:style>
    <style:style style:name="T244" style:family="text">
      <style:text-properties style:text-underline-style="none" fo:font-weight="normal" officeooo:rsid="0172e05a" style:font-weight-asian="normal" style:font-weight-complex="normal"/>
    </style:style>
    <style:style style:name="T245" style:family="text">
      <style:text-properties style:text-underline-style="none" fo:font-weight="normal" officeooo:rsid="0175b84c" style:font-weight-asian="normal" style:font-weight-complex="normal"/>
    </style:style>
    <style:style style:name="T246" style:family="text">
      <style:text-properties style:text-underline-style="none" fo:font-weight="normal" officeooo:rsid="0175fdc6" style:font-weight-asian="normal" style:font-weight-complex="normal"/>
    </style:style>
    <style:style style:name="T247" style:family="text">
      <style:text-properties style:text-underline-style="none" fo:font-weight="normal" officeooo:rsid="017882dd" style:font-weight-asian="normal" style:font-weight-complex="normal"/>
    </style:style>
    <style:style style:name="T248" style:family="text">
      <style:text-properties style:text-underline-style="none" fo:font-weight="normal" officeooo:rsid="0178ad92" style:font-weight-asian="normal" style:font-weight-complex="normal"/>
    </style:style>
    <style:style style:name="T249" style:family="text">
      <style:text-properties style:text-underline-style="none" fo:font-weight="normal" officeooo:rsid="0178bf57" style:font-weight-asian="normal" style:font-weight-complex="normal"/>
    </style:style>
    <style:style style:name="T250" style:family="text">
      <style:text-properties style:text-underline-style="none" fo:font-weight="normal" officeooo:rsid="01798f26" style:font-weight-asian="normal" style:font-weight-complex="normal"/>
    </style:style>
    <style:style style:name="T251" style:family="text">
      <style:text-properties style:text-underline-style="none" fo:font-weight="normal" officeooo:rsid="017b4216" style:font-weight-asian="normal" style:font-weight-complex="normal"/>
    </style:style>
    <style:style style:name="T252" style:family="text">
      <style:text-properties style:text-underline-style="none" fo:font-weight="normal" officeooo:rsid="01946430" style:font-weight-asian="normal" style:font-weight-complex="normal"/>
    </style:style>
    <style:style style:name="T253" style:family="text">
      <style:text-properties style:text-underline-style="none" fo:font-weight="normal" officeooo:rsid="0194999d" style:font-weight-asian="normal" style:font-weight-complex="normal"/>
    </style:style>
    <style:style style:name="T254" style:family="text">
      <style:text-properties style:text-underline-style="none" fo:font-weight="normal" officeooo:rsid="01957f4b" style:font-weight-asian="normal" style:font-weight-complex="normal"/>
    </style:style>
    <style:style style:name="T255" style:family="text">
      <style:text-properties style:text-underline-style="none" fo:font-weight="normal" officeooo:rsid="0196d695" style:font-weight-asian="normal" style:font-weight-complex="normal"/>
    </style:style>
    <style:style style:name="T256" style:family="text">
      <style:text-properties style:text-underline-style="none" fo:font-weight="normal" officeooo:rsid="01ad4a41" style:font-weight-asian="normal" style:font-weight-complex="normal"/>
    </style:style>
    <style:style style:name="T257" style:family="text">
      <style:text-properties style:text-underline-style="none" fo:font-weight="normal" officeooo:rsid="01a88a9d" style:font-weight-asian="normal" style:font-weight-complex="normal"/>
    </style:style>
    <style:style style:name="T258" style:family="text">
      <style:text-properties style:text-underline-style="none" fo:font-weight="normal" officeooo:rsid="01ae6c56" style:font-weight-asian="normal" style:font-weight-complex="normal"/>
    </style:style>
    <style:style style:name="T259" style:family="text">
      <style:text-properties style:text-underline-style="none" fo:font-weight="normal" officeooo:rsid="01540ccf" style:font-weight-asian="normal" style:font-weight-complex="normal"/>
    </style:style>
    <style:style style:name="T260" style:family="text">
      <style:text-properties style:text-underline-style="none" fo:font-weight="normal" officeooo:rsid="0155e246" style:font-weight-asian="normal" style:font-weight-complex="normal"/>
    </style:style>
    <style:style style:name="T261" style:family="text">
      <style:text-properties style:text-underline-style="none" fo:font-weight="normal" officeooo:rsid="01b21f9f" style:font-weight-asian="normal" style:font-weight-complex="normal"/>
    </style:style>
    <style:style style:name="T262" style:family="text">
      <style:text-properties style:text-underline-style="none" fo:font-weight="normal" officeooo:rsid="01b4155b" style:font-weight-asian="normal" style:font-weight-complex="normal"/>
    </style:style>
    <style:style style:name="T263" style:family="text">
      <style:text-properties style:text-underline-style="none" fo:font-weight="normal" officeooo:rsid="015a309b" style:font-weight-asian="normal" style:font-weight-complex="normal"/>
    </style:style>
    <style:style style:name="T264" style:family="text">
      <style:text-properties style:text-underline-style="none" fo:font-weight="normal" officeooo:rsid="01b61666" style:font-weight-asian="normal" style:font-weight-complex="normal"/>
    </style:style>
    <style:style style:name="T265" style:family="text">
      <style:text-properties style:text-underline-style="none" fo:font-weight="normal" officeooo:rsid="01b81c3c" style:font-weight-asian="normal" style:font-weight-complex="normal"/>
    </style:style>
    <style:style style:name="T266" style:family="text">
      <style:text-properties style:text-underline-style="none" fo:font-weight="normal" officeooo:rsid="01b9830c" style:font-weight-asian="normal" style:font-weight-complex="normal"/>
    </style:style>
    <style:style style:name="T267" style:family="text">
      <style:text-properties style:text-underline-style="none" fo:font-weight="normal" officeooo:rsid="01baef3c" style:font-weight-asian="normal" style:font-weight-complex="normal"/>
    </style:style>
    <style:style style:name="T268" style:family="text">
      <style:text-properties style:text-underline-style="none" fo:font-weight="normal" officeooo:rsid="01bc372b" style:font-weight-asian="normal" style:font-weight-complex="normal"/>
    </style:style>
    <style:style style:name="T269" style:family="text">
      <style:text-properties style:text-underline-style="none" fo:font-weight="normal" officeooo:rsid="01c7bf7e" style:font-weight-asian="normal" style:font-weight-complex="normal"/>
    </style:style>
    <style:style style:name="T270" style:family="text">
      <style:text-properties style:text-underline-style="none" fo:font-weight="normal" officeooo:rsid="01cb6eec" style:font-weight-asian="normal" style:font-weight-complex="normal"/>
    </style:style>
    <style:style style:name="T271" style:family="text">
      <style:text-properties style:text-underline-style="none" fo:font-weight="normal" officeooo:rsid="01cda69f" style:font-weight-asian="normal" style:font-weight-complex="normal"/>
    </style:style>
    <style:style style:name="T272" style:family="text">
      <style:text-properties style:text-underline-style="none" fo:font-weight="normal" officeooo:rsid="01d06a12" style:font-weight-asian="normal" style:font-weight-complex="normal"/>
    </style:style>
    <style:style style:name="T273" style:family="text">
      <style:text-properties style:text-underline-style="none" fo:font-weight="normal" officeooo:rsid="01df84b0" style:font-weight-asian="normal" style:font-weight-complex="normal"/>
    </style:style>
    <style:style style:name="T274" style:family="text">
      <style:text-properties style:text-underline-style="none" fo:font-weight="normal" officeooo:rsid="01a4720f" style:font-weight-asian="normal" style:font-weight-complex="normal"/>
    </style:style>
    <style:style style:name="T275" style:family="text">
      <style:text-properties style:text-underline-style="none" fo:font-weight="normal" officeooo:rsid="01e3d873" style:font-weight-asian="normal" style:font-weight-complex="normal"/>
    </style:style>
    <style:style style:name="T276" style:family="text">
      <style:text-properties style:text-underline-style="none" fo:font-weight="normal" officeooo:rsid="01e5c95c" style:font-weight-asian="normal" style:font-weight-complex="normal"/>
    </style:style>
    <style:style style:name="T277" style:family="text">
      <style:text-properties style:text-underline-style="none" fo:font-weight="normal" officeooo:rsid="01e75be0" style:font-weight-asian="normal" style:font-weight-complex="normal"/>
    </style:style>
    <style:style style:name="T278" style:family="text">
      <style:text-properties style:text-underline-style="none" fo:font-weight="normal" officeooo:rsid="01e77ca9" style:font-weight-asian="normal" style:font-weight-complex="normal"/>
    </style:style>
    <style:style style:name="T279" style:family="text">
      <style:text-properties style:text-underline-style="none" fo:font-weight="normal" officeooo:rsid="01e88e37" style:font-weight-asian="normal" style:font-weight-complex="normal"/>
    </style:style>
    <style:style style:name="T280" style:family="text">
      <style:text-properties style:text-underline-style="none" fo:font-weight="normal" officeooo:rsid="0102a882" style:font-weight-asian="normal" style:font-weight-complex="normal"/>
    </style:style>
    <style:style style:name="T281" style:family="text">
      <style:text-properties style:text-underline-style="none" fo:font-weight="normal" officeooo:rsid="01ce7f7a" style:font-weight-asian="normal" style:font-weight-complex="normal"/>
    </style:style>
    <style:style style:name="T282" style:family="text">
      <style:text-properties style:text-underline-style="none" fo:font-weight="normal" officeooo:rsid="01f4d4d6" style:font-weight-asian="normal" style:font-weight-complex="normal"/>
    </style:style>
    <style:style style:name="T283" style:family="text">
      <style:text-properties style:text-underline-style="none" fo:font-weight="normal" officeooo:rsid="00d539bc" style:font-weight-asian="normal" style:font-weight-complex="normal"/>
    </style:style>
    <style:style style:name="T284" style:family="text">
      <style:text-properties style:text-underline-style="none" fo:font-weight="normal" officeooo:rsid="01f69666" style:font-weight-asian="normal" style:font-weight-complex="normal"/>
    </style:style>
    <style:style style:name="T285" style:family="text">
      <style:text-properties style:text-underline-style="none" fo:font-weight="normal" officeooo:rsid="01f72aa8" style:font-weight-asian="normal" style:font-weight-complex="normal"/>
    </style:style>
    <style:style style:name="T286" style:family="text">
      <style:text-properties style:text-underline-style="none" fo:font-weight="normal" officeooo:rsid="01f76699" style:font-weight-asian="normal" style:font-weight-complex="normal"/>
    </style:style>
    <style:style style:name="T287" style:family="text">
      <style:text-properties style:text-underline-style="none" fo:font-weight="normal" officeooo:rsid="01f90aab" style:font-weight-asian="normal" style:font-weight-complex="normal"/>
    </style:style>
    <style:style style:name="T288" style:family="text">
      <style:text-properties style:text-underline-style="none" fo:font-weight="normal" officeooo:rsid="01fc5059" style:font-weight-asian="normal" style:font-weight-complex="normal"/>
    </style:style>
    <style:style style:name="T289" style:family="text">
      <style:text-properties style:text-underline-style="none" fo:font-weight="normal" officeooo:rsid="01fd9105" style:font-weight-asian="normal" style:font-weight-complex="normal"/>
    </style:style>
    <style:style style:name="T290" style:family="text">
      <style:text-properties style:text-underline-style="none" fo:font-weight="normal" officeooo:rsid="01ff8893" style:font-weight-asian="normal" style:font-weight-complex="normal"/>
    </style:style>
    <style:style style:name="T291" style:family="text">
      <style:text-properties style:text-underline-style="none" fo:font-weight="normal" officeooo:rsid="0206843f" style:font-weight-asian="normal" style:font-weight-complex="normal"/>
    </style:style>
    <style:style style:name="T292" style:family="text">
      <style:text-properties style:text-underline-style="none" fo:font-weight="normal" officeooo:rsid="02093b56" style:font-weight-asian="normal" style:font-weight-complex="normal"/>
    </style:style>
    <style:style style:name="T293" style:family="text">
      <style:text-properties style:text-underline-style="none" fo:font-weight="normal" officeooo:rsid="02098d9d" style:font-weight-asian="normal" style:font-weight-complex="normal"/>
    </style:style>
    <style:style style:name="T294" style:family="text">
      <style:text-properties style:text-underline-style="none" fo:font-weight="normal" officeooo:rsid="020c2537" style:font-weight-asian="normal" style:font-weight-complex="normal"/>
    </style:style>
    <style:style style:name="T295" style:family="text">
      <style:text-properties style:text-underline-style="none" fo:font-weight="normal" officeooo:rsid="020dde6e" style:font-weight-asian="normal" style:font-weight-complex="normal"/>
    </style:style>
    <style:style style:name="T296" style:family="text">
      <style:text-properties style:text-underline-style="none" fo:font-weight="normal" officeooo:rsid="020ed415" style:font-weight-asian="normal" style:font-weight-complex="normal"/>
    </style:style>
    <style:style style:name="T297" style:family="text">
      <style:text-properties style:text-underline-style="none" fo:font-weight="normal" officeooo:rsid="02105e59" style:font-weight-asian="normal" style:font-weight-complex="normal"/>
    </style:style>
    <style:style style:name="T298" style:family="text">
      <style:text-properties style:text-underline-style="none" fo:font-weight="normal" officeooo:rsid="0212bdbd" style:font-weight-asian="normal" style:font-weight-complex="normal"/>
    </style:style>
    <style:style style:name="T299" style:family="text">
      <style:text-properties style:text-underline-style="none" fo:font-weight="normal" officeooo:rsid="02144715" style:font-weight-asian="normal" style:font-weight-complex="normal"/>
    </style:style>
    <style:style style:name="T300" style:family="text">
      <style:text-properties style:text-underline-style="none" fo:font-weight="normal" officeooo:rsid="0215a458" style:font-weight-asian="normal" style:font-weight-complex="normal"/>
    </style:style>
    <style:style style:name="T301" style:family="text">
      <style:text-properties style:text-underline-style="none" fo:font-weight="normal" officeooo:rsid="0216d6d6" style:font-weight-asian="normal" style:font-weight-complex="normal"/>
    </style:style>
    <style:style style:name="T302" style:family="text">
      <style:text-properties style:text-underline-style="none" fo:font-weight="normal" officeooo:rsid="0217d2aa" style:font-weight-asian="normal" style:font-weight-complex="normal"/>
    </style:style>
    <style:style style:name="T303" style:family="text">
      <style:text-properties style:text-underline-style="none" fo:font-weight="normal" officeooo:rsid="0219a966" style:font-weight-asian="normal" style:font-weight-complex="normal"/>
    </style:style>
    <style:style style:name="T304" style:family="text">
      <style:text-properties style:text-underline-style="none" fo:font-weight="normal" officeooo:rsid="021a3ce6" style:font-weight-asian="normal" style:font-weight-complex="normal"/>
    </style:style>
    <style:style style:name="T305" style:family="text">
      <style:text-properties style:text-underline-style="none" fo:font-weight="normal" officeooo:rsid="021aaeb5" style:font-weight-asian="normal" style:font-weight-complex="normal"/>
    </style:style>
    <style:style style:name="T306" style:family="text">
      <style:text-properties style:text-underline-style="none" fo:font-weight="normal" officeooo:rsid="021b214a" style:font-weight-asian="normal" style:font-weight-complex="normal"/>
    </style:style>
    <style:style style:name="T307" style:family="text">
      <style:text-properties style:text-underline-style="none" fo:font-weight="normal" officeooo:rsid="0220d8bd" style:font-weight-asian="normal" style:font-weight-complex="normal"/>
    </style:style>
    <style:style style:name="T308" style:family="text">
      <style:text-properties style:text-underline-style="none" fo:font-weight="normal" officeooo:rsid="0227bfd1" style:font-weight-asian="normal" style:font-weight-complex="normal"/>
    </style:style>
    <style:style style:name="T309" style:family="text">
      <style:text-properties style:text-underline-style="none" fo:font-weight="normal" officeooo:rsid="022856d8" style:font-weight-asian="normal" style:font-weight-complex="normal"/>
    </style:style>
    <style:style style:name="T310" style:family="text">
      <style:text-properties style:text-underline-style="none" fo:font-weight="normal" officeooo:rsid="022c5ac8" style:font-weight-asian="normal" style:font-weight-complex="normal"/>
    </style:style>
    <style:style style:name="T311" style:family="text">
      <style:text-properties style:text-underline-style="none" fo:font-weight="normal" officeooo:rsid="022e4f91" style:font-weight-asian="normal" style:font-weight-complex="normal"/>
    </style:style>
    <style:style style:name="T312" style:family="text">
      <style:text-properties style:text-underline-style="none" fo:font-weight="normal" officeooo:rsid="022ed6e1" style:font-weight-asian="normal" style:font-weight-complex="normal"/>
    </style:style>
    <style:style style:name="T313" style:family="text">
      <style:text-properties style:text-underline-style="none" fo:font-weight="normal" officeooo:rsid="0233d705" style:font-weight-asian="normal" style:font-weight-complex="normal"/>
    </style:style>
    <style:style style:name="T314" style:family="text">
      <style:text-properties style:text-underline-style="none" fo:font-weight="normal" officeooo:rsid="0242e1a9" style:font-weight-asian="normal" style:font-weight-complex="normal"/>
    </style:style>
    <style:style style:name="T315" style:family="text">
      <style:text-properties style:text-underline-style="none" fo:font-weight="normal" officeooo:rsid="012abcc4" style:font-weight-asian="normal" style:font-weight-complex="normal"/>
    </style:style>
    <style:style style:name="T316" style:family="text">
      <style:text-properties style:text-underline-style="none" fo:font-weight="normal" officeooo:rsid="02439aba" style:font-weight-asian="normal" style:font-weight-complex="normal"/>
    </style:style>
    <style:style style:name="T317" style:family="text">
      <style:text-properties style:text-underline-style="none" fo:font-weight="normal" officeooo:rsid="0242e399" style:font-weight-asian="normal" style:font-weight-complex="normal"/>
    </style:style>
    <style:style style:name="T318" style:family="text">
      <style:text-properties style:text-underline-style="none" fo:font-weight="normal" officeooo:rsid="024650f9" style:font-weight-asian="normal" style:font-weight-complex="normal"/>
    </style:style>
    <style:style style:name="T319" style:family="text">
      <style:text-properties style:text-underline-style="none" fo:font-weight="normal" officeooo:rsid="0247377c" style:font-weight-asian="normal" style:font-weight-complex="normal"/>
    </style:style>
    <style:style style:name="T320" style:family="text">
      <style:text-properties style:text-underline-style="none" fo:font-weight="normal" officeooo:rsid="00d8a453" style:font-weight-asian="normal" style:font-weight-complex="normal"/>
    </style:style>
    <style:style style:name="T321" style:family="text">
      <style:text-properties style:text-underline-style="none" fo:font-weight="normal" officeooo:rsid="00d77c14" style:font-weight-asian="normal" style:font-weight-complex="normal"/>
    </style:style>
    <style:style style:name="T322" style:family="text">
      <style:text-properties style:text-underline-style="none" fo:font-weight="normal" officeooo:rsid="00aa3bb7" style:font-weight-asian="normal" style:font-weight-complex="normal"/>
    </style:style>
    <style:style style:name="T323" style:family="text">
      <style:text-properties style:text-underline-style="none" fo:font-weight="normal" officeooo:rsid="00da75c0" style:font-weight-asian="normal" style:font-weight-complex="normal"/>
    </style:style>
    <style:style style:name="T324" style:family="text">
      <style:text-properties style:text-underline-style="none" fo:font-weight="normal" officeooo:rsid="02525fa8" style:font-weight-asian="normal" style:font-weight-complex="normal"/>
    </style:style>
    <style:style style:name="T325" style:family="text">
      <style:text-properties style:text-underline-style="none" fo:font-weight="normal" officeooo:rsid="02536572" style:font-weight-asian="normal" style:font-weight-complex="normal"/>
    </style:style>
    <style:style style:name="T326" style:family="text">
      <style:text-properties style:text-underline-style="none" fo:font-weight="normal" officeooo:rsid="02560489" style:font-weight-asian="normal" style:font-weight-complex="normal"/>
    </style:style>
    <style:style style:name="T327" style:family="text">
      <style:text-properties style:text-underline-style="none" fo:font-weight="normal" officeooo:rsid="0259762d" style:font-weight-asian="normal" style:font-weight-complex="normal"/>
    </style:style>
    <style:style style:name="T328" style:family="text">
      <style:text-properties style:text-underline-style="none" fo:font-weight="normal" officeooo:rsid="025c7919" style:font-weight-asian="normal" style:font-weight-complex="normal"/>
    </style:style>
    <style:style style:name="T329" style:family="text">
      <style:text-properties style:text-underline-style="none" fo:font-weight="normal" officeooo:rsid="025df19a" style:font-weight-asian="normal" style:font-weight-complex="normal"/>
    </style:style>
    <style:style style:name="T330" style:family="text">
      <style:text-properties style:text-underline-style="none" fo:font-weight="normal" officeooo:rsid="0261aa80" style:font-weight-asian="normal" style:font-weight-complex="normal"/>
    </style:style>
    <style:style style:name="T331" style:family="text">
      <style:text-properties style:text-underline-style="none" fo:font-weight="normal" officeooo:rsid="026295c9" style:font-weight-asian="normal" style:font-weight-complex="normal"/>
    </style:style>
    <style:style style:name="T332" style:family="text">
      <style:text-properties style:text-underline-style="none" fo:font-weight="normal" officeooo:rsid="0263de01" style:font-weight-asian="normal" style:font-weight-complex="normal"/>
    </style:style>
    <style:style style:name="T333" style:family="text">
      <style:text-properties style:text-underline-style="none" fo:font-weight="normal" officeooo:rsid="026c4d95" style:font-weight-asian="normal" style:font-weight-complex="normal"/>
    </style:style>
    <style:style style:name="T334" style:family="text">
      <style:text-properties style:text-underline-style="none" fo:font-weight="normal" officeooo:rsid="02772939" style:font-weight-asian="normal" style:font-weight-complex="normal"/>
    </style:style>
    <style:style style:name="T335" style:family="text">
      <style:text-properties style:text-underline-style="none" fo:font-weight="normal" officeooo:rsid="02791fc1" style:font-weight-asian="normal" style:font-weight-complex="normal"/>
    </style:style>
    <style:style style:name="T336" style:family="text">
      <style:text-properties style:text-underline-style="none" fo:font-weight="normal" officeooo:rsid="027a4f9e" style:font-weight-asian="normal" style:font-weight-complex="normal"/>
    </style:style>
    <style:style style:name="T337" style:family="text">
      <style:text-properties style:text-underline-style="none" fo:font-weight="normal" officeooo:rsid="02824e5a" style:font-weight-asian="normal" style:font-weight-complex="normal"/>
    </style:style>
    <style:style style:name="T338" style:family="text">
      <style:text-properties style:text-underline-style="none" fo:font-weight="normal" officeooo:rsid="02827198" style:font-weight-asian="normal" style:font-weight-complex="normal"/>
    </style:style>
    <style:style style:name="T339" style:family="text">
      <style:text-properties style:text-underline-style="none" fo:font-weight="normal" officeooo:rsid="028fa8a4" style:font-weight-asian="normal" style:font-weight-complex="normal"/>
    </style:style>
    <style:style style:name="T340" style:family="text">
      <style:text-properties style:text-underline-style="none" fo:font-weight="normal" officeooo:rsid="02945a27" style:font-weight-asian="normal" style:font-weight-complex="normal"/>
    </style:style>
    <style:style style:name="T341" style:family="text">
      <style:text-properties style:text-underline-style="none" fo:font-weight="normal" officeooo:rsid="02aab373" style:font-weight-asian="normal" style:font-weight-complex="normal"/>
    </style:style>
    <style:style style:name="T342" style:family="text">
      <style:text-properties style:text-underline-style="none" fo:font-weight="normal" officeooo:rsid="02b370d2" style:font-weight-asian="normal" style:font-weight-complex="normal"/>
    </style:style>
    <style:style style:name="T343" style:family="text">
      <style:text-properties style:text-underline-style="none" fo:font-weight="normal" officeooo:rsid="02b4dab8" style:font-weight-asian="normal" style:font-weight-complex="normal"/>
    </style:style>
    <style:style style:name="T344" style:family="text">
      <style:text-properties style:text-underline-style="none" fo:font-weight="normal" officeooo:rsid="02bc40cb" style:font-weight-asian="normal" style:font-weight-complex="normal"/>
    </style:style>
    <style:style style:name="T345" style:family="text">
      <style:text-properties style:text-underline-style="none" fo:font-weight="normal" officeooo:rsid="02be9e9e" style:font-weight-asian="normal" style:font-weight-complex="normal"/>
    </style:style>
    <style:style style:name="T346" style:family="text">
      <style:text-properties style:text-underline-style="none" fo:font-weight="normal" officeooo:rsid="02bf1aae" style:font-weight-asian="normal" style:font-weight-complex="normal"/>
    </style:style>
    <style:style style:name="T347" style:family="text">
      <style:text-properties style:text-underline-style="none" fo:font-weight="normal" officeooo:rsid="02c29398" style:font-weight-asian="normal" style:font-weight-complex="normal"/>
    </style:style>
    <style:style style:name="T348" style:family="text">
      <style:text-properties style:text-underline-style="none" fo:font-weight="normal" officeooo:rsid="02c10e7d" style:font-weight-asian="normal" style:font-weight-complex="normal"/>
    </style:style>
    <style:style style:name="T349" style:family="text">
      <style:text-properties style:text-underline-style="none" fo:font-weight="normal" officeooo:rsid="02c9b73b" style:font-weight-asian="normal" style:font-weight-complex="normal"/>
    </style:style>
    <style:style style:name="T350" style:family="text">
      <style:text-properties style:text-underline-style="none" fo:font-weight="normal" officeooo:rsid="02ca4e6b" style:font-weight-asian="normal" style:font-weight-complex="normal"/>
    </style:style>
    <style:style style:name="T351" style:family="text">
      <style:text-properties style:text-underline-style="none" fo:font-weight="normal" officeooo:rsid="02ccfef1" style:font-weight-asian="normal" style:font-weight-complex="normal"/>
    </style:style>
    <style:style style:name="T352" style:family="text">
      <style:text-properties style:text-underline-style="none" fo:font-weight="normal" officeooo:rsid="02d0a925" style:font-weight-asian="normal" style:font-weight-complex="normal"/>
    </style:style>
    <style:style style:name="T353" style:family="text">
      <style:text-properties style:text-underline-style="none" fo:font-weight="bold" style:font-weight-asian="bold" style:font-weight-complex="bold"/>
    </style:style>
    <style:style style:name="T354" style:family="text">
      <style:text-properties style:text-underline-style="none" fo:font-weight="bold" officeooo:rsid="01509913" style:font-weight-asian="bold" style:font-weight-complex="bold"/>
    </style:style>
    <style:style style:name="T355" style:family="text">
      <style:text-properties style:text-underline-style="none" fo:font-weight="bold" officeooo:rsid="01520433" style:font-weight-asian="bold" style:font-weight-complex="bold"/>
    </style:style>
    <style:style style:name="T356" style:family="text">
      <style:text-properties style:text-underline-style="none" fo:font-weight="bold" officeooo:rsid="015650e7" style:font-weight-asian="bold" style:font-weight-complex="bold"/>
    </style:style>
    <style:style style:name="T357" style:family="text">
      <style:text-properties style:text-underline-style="none" fo:font-weight="bold" officeooo:rsid="015c1256" style:font-weight-asian="bold" style:font-weight-complex="bold"/>
    </style:style>
    <style:style style:name="T358" style:family="text">
      <style:text-properties style:text-underline-style="none" fo:font-weight="bold" officeooo:rsid="0175fdc6" style:font-weight-asian="bold" style:font-weight-complex="bold"/>
    </style:style>
    <style:style style:name="T359" style:family="text">
      <style:text-properties style:text-underline-style="none" fo:font-weight="bold" officeooo:rsid="0175b84c" style:font-weight-asian="bold" style:font-weight-complex="bold"/>
    </style:style>
    <style:style style:name="T360" style:family="text">
      <style:text-properties style:text-underline-style="none" fo:font-weight="bold" officeooo:rsid="0155e246" style:font-weight-asian="bold" style:font-weight-complex="bold"/>
    </style:style>
    <style:style style:name="T361" style:family="text">
      <style:text-properties style:text-underline-style="none" fo:font-weight="bold" officeooo:rsid="01540ccf" style:font-weight-asian="bold" style:font-weight-complex="bold"/>
    </style:style>
    <style:style style:name="T362" style:family="text">
      <style:text-properties style:text-underline-style="none" fo:font-weight="bold" officeooo:rsid="01b4155b" style:font-weight-asian="bold" style:font-weight-complex="bold"/>
    </style:style>
    <style:style style:name="T363" style:family="text">
      <style:text-properties style:text-underline-style="none" fo:font-weight="bold" officeooo:rsid="015a309b" style:font-weight-asian="bold" style:font-weight-complex="bold"/>
    </style:style>
    <style:style style:name="T364" style:family="text">
      <style:text-properties style:text-underline-style="none" fo:font-weight="bold" officeooo:rsid="01a4720f" style:font-weight-asian="bold" style:font-weight-complex="bold"/>
    </style:style>
    <style:style style:name="T365" style:family="text">
      <style:text-properties style:text-underline-style="none" fo:font-weight="bold" officeooo:rsid="0212bdbd" style:font-weight-asian="bold" style:font-weight-complex="bold"/>
    </style:style>
    <style:style style:name="T366" style:family="text">
      <style:text-properties style:text-underline-style="none" fo:font-weight="bold" officeooo:rsid="0242e1a9" style:font-weight-asian="bold" style:font-weight-complex="bold"/>
    </style:style>
    <style:style style:name="T367" style:family="text">
      <style:text-properties style:text-underline-style="none" fo:font-weight="bold" officeooo:rsid="02772939" style:font-weight-asian="bold" style:font-weight-complex="bold"/>
    </style:style>
    <style:style style:name="T368" style:family="text">
      <style:text-properties style:text-underline-style="none" fo:font-weight="bold" officeooo:rsid="02824e5a" style:font-weight-asian="bold" style:font-weight-complex="bold"/>
    </style:style>
    <style:style style:name="T369" style:family="text">
      <style:text-properties style:text-underline-style="none" fo:font-weight="bold" officeooo:rsid="0172e05a" style:font-weight-asian="bold" style:font-weight-complex="bold"/>
    </style:style>
    <style:style style:name="T370" style:family="text">
      <style:text-properties style:text-underline-style="none" officeooo:rsid="01fd9105"/>
    </style:style>
    <style:style style:name="T371" style:family="text">
      <style:text-properties officeooo:rsid="00fd0459"/>
    </style:style>
    <style:style style:name="T372" style:family="text">
      <style:text-properties officeooo:rsid="00ff8b58"/>
    </style:style>
    <style:style style:name="T373" style:family="text">
      <style:text-properties officeooo:rsid="0100e755"/>
    </style:style>
    <style:style style:name="T374" style:family="text">
      <style:text-properties officeooo:rsid="0102a882"/>
    </style:style>
    <style:style style:name="T375" style:family="text">
      <style:text-properties officeooo:rsid="01041766"/>
    </style:style>
    <style:style style:name="T376" style:family="text">
      <style:text-properties officeooo:rsid="01064745"/>
    </style:style>
    <style:style style:name="T377" style:family="text">
      <style:text-properties officeooo:rsid="01083356"/>
    </style:style>
    <style:style style:name="T378" style:family="text">
      <style:text-properties officeooo:rsid="0108e9c6"/>
    </style:style>
    <style:style style:name="T379" style:family="text">
      <style:text-properties officeooo:rsid="0109c770"/>
    </style:style>
    <style:style style:name="T380" style:family="text">
      <style:text-properties officeooo:rsid="010a8729"/>
    </style:style>
    <style:style style:name="T381" style:family="text">
      <style:text-properties officeooo:rsid="010b87fb"/>
    </style:style>
    <style:style style:name="T382" style:family="text">
      <style:text-properties officeooo:rsid="010d36bb"/>
    </style:style>
    <style:style style:name="T383" style:family="text">
      <style:text-properties officeooo:rsid="010e5c6d"/>
    </style:style>
    <style:style style:name="T384" style:family="text">
      <style:text-properties officeooo:rsid="010feac4"/>
    </style:style>
    <style:style style:name="T385" style:family="text">
      <style:text-properties officeooo:rsid="01155d41"/>
    </style:style>
    <style:style style:name="T386" style:family="text">
      <style:text-properties officeooo:rsid="01157199"/>
    </style:style>
    <style:style style:name="T387" style:family="text">
      <style:text-properties officeooo:rsid="0116ecec"/>
    </style:style>
    <style:style style:name="T388" style:family="text">
      <style:text-properties officeooo:rsid="0118a8f5"/>
    </style:style>
    <style:style style:name="T389" style:family="text">
      <style:text-properties officeooo:rsid="01250025"/>
    </style:style>
    <style:style style:name="T390" style:family="text">
      <style:text-properties officeooo:rsid="01257313"/>
    </style:style>
    <style:style style:name="T391" style:family="text">
      <style:text-properties officeooo:rsid="01274683"/>
    </style:style>
    <style:style style:name="T392" style:family="text">
      <style:text-properties officeooo:rsid="012ab397"/>
    </style:style>
    <style:style style:name="T393" style:family="text">
      <style:text-properties officeooo:rsid="012abcc4"/>
    </style:style>
    <style:style style:name="T394" style:family="text">
      <style:text-properties officeooo:rsid="012d0566"/>
    </style:style>
    <style:style style:name="T395" style:family="text">
      <style:text-properties officeooo:rsid="012d9045"/>
    </style:style>
    <style:style style:name="T396" style:family="text">
      <style:text-properties officeooo:rsid="012f7d5e"/>
    </style:style>
    <style:style style:name="T397" style:family="text">
      <style:text-properties officeooo:rsid="01314995"/>
    </style:style>
    <style:style style:name="T398" style:family="text">
      <style:text-properties officeooo:rsid="01326cdf"/>
    </style:style>
    <style:style style:name="T399" style:family="text">
      <style:text-properties officeooo:rsid="01362a55"/>
    </style:style>
    <style:style style:name="T400" style:family="text">
      <style:text-properties officeooo:rsid="01389ac2"/>
    </style:style>
    <style:style style:name="T401" style:family="text">
      <style:text-properties officeooo:rsid="013a680b"/>
    </style:style>
    <style:style style:name="T402" style:family="text">
      <style:text-properties officeooo:rsid="013ad453"/>
    </style:style>
    <style:style style:name="T403" style:family="text">
      <style:text-properties officeooo:rsid="013bc80b"/>
    </style:style>
    <style:style style:name="T404" style:family="text">
      <style:text-properties officeooo:rsid="013cbd4a"/>
    </style:style>
    <style:style style:name="T405" style:family="text">
      <style:text-properties officeooo:rsid="013e7f73"/>
    </style:style>
    <style:style style:name="T406" style:family="text">
      <style:text-properties officeooo:rsid="013fede6"/>
    </style:style>
    <style:style style:name="T407" style:family="text">
      <style:text-properties officeooo:rsid="01404529"/>
    </style:style>
    <style:style style:name="T408" style:family="text">
      <style:text-properties officeooo:rsid="01421589"/>
    </style:style>
    <style:style style:name="T409" style:family="text">
      <style:text-properties officeooo:rsid="01433605"/>
    </style:style>
    <style:style style:name="T410" style:family="text">
      <style:text-properties officeooo:rsid="014370a8"/>
    </style:style>
    <style:style style:name="T411" style:family="text">
      <style:text-properties officeooo:rsid="01439d15"/>
    </style:style>
    <style:style style:name="T412" style:family="text">
      <style:text-properties officeooo:rsid="014df849"/>
    </style:style>
    <style:style style:name="T413" style:family="text">
      <style:text-properties officeooo:rsid="01509913"/>
    </style:style>
    <style:style style:name="T414" style:family="text">
      <style:text-properties officeooo:rsid="01520433"/>
    </style:style>
    <style:style style:name="T415" style:family="text">
      <style:text-properties officeooo:rsid="015644fe"/>
    </style:style>
    <style:style style:name="T416" style:family="text">
      <style:text-properties officeooo:rsid="01584b05"/>
    </style:style>
    <style:style style:name="T417" style:family="text">
      <style:text-properties officeooo:rsid="015a5e7e"/>
    </style:style>
    <style:style style:name="T418" style:family="text">
      <style:text-properties officeooo:rsid="015d98a1"/>
    </style:style>
    <style:style style:name="T419" style:family="text">
      <style:text-properties officeooo:rsid="0161347a"/>
    </style:style>
    <style:style style:name="T420" style:family="text">
      <style:text-properties officeooo:rsid="016147ba"/>
    </style:style>
    <style:style style:name="T421" style:family="text">
      <style:text-properties officeooo:rsid="0165a8df"/>
    </style:style>
    <style:style style:name="T422" style:family="text">
      <style:text-properties officeooo:rsid="016cad49"/>
    </style:style>
    <style:style style:name="T423" style:family="text">
      <style:text-properties officeooo:rsid="016cf23b"/>
    </style:style>
    <style:style style:name="T424" style:family="text">
      <style:text-properties officeooo:rsid="016de66d"/>
    </style:style>
    <style:style style:name="T425" style:family="text">
      <style:text-properties officeooo:rsid="0172724f"/>
    </style:style>
    <style:style style:name="T426" style:family="text">
      <style:text-properties officeooo:rsid="0178ad92"/>
    </style:style>
    <style:style style:name="T427" style:family="text">
      <style:text-properties officeooo:rsid="0178bf57"/>
    </style:style>
    <style:style style:name="T428" style:family="text">
      <style:text-properties officeooo:rsid="01798f26"/>
    </style:style>
    <style:style style:name="T429" style:family="text">
      <style:text-properties officeooo:rsid="01238b17"/>
    </style:style>
    <style:style style:name="T430" style:family="text">
      <style:text-properties officeooo:rsid="017f65a9"/>
    </style:style>
    <style:style style:name="T431" style:family="text">
      <style:text-properties officeooo:rsid="018af7de"/>
    </style:style>
    <style:style style:name="T432" style:family="text">
      <style:text-properties officeooo:rsid="019f70e3"/>
    </style:style>
    <style:style style:name="T433" style:family="text">
      <style:text-properties officeooo:rsid="01a03045"/>
    </style:style>
    <style:style style:name="T434" style:family="text">
      <style:text-properties officeooo:rsid="01a20d1d"/>
    </style:style>
    <style:style style:name="T435" style:family="text">
      <style:text-properties officeooo:rsid="01a3df20"/>
    </style:style>
    <style:style style:name="T436" style:family="text">
      <style:text-properties officeooo:rsid="01a4720f"/>
    </style:style>
    <style:style style:name="T437" style:family="text">
      <style:text-properties officeooo:rsid="01a67684"/>
    </style:style>
    <style:style style:name="T438" style:family="text">
      <style:text-properties officeooo:rsid="01a69f88"/>
    </style:style>
    <style:style style:name="T439" style:family="text">
      <style:text-properties officeooo:rsid="01a88a9d"/>
    </style:style>
    <style:style style:name="T440" style:family="text">
      <style:text-properties officeooo:rsid="01aab60c"/>
    </style:style>
    <style:style style:name="T441" style:family="text">
      <style:text-properties officeooo:rsid="01ad4a41"/>
    </style:style>
    <style:style style:name="T442" style:family="text">
      <style:text-properties officeooo:rsid="01ae6c56"/>
    </style:style>
    <style:style style:name="T443" style:family="text">
      <style:text-properties officeooo:rsid="01b078bd"/>
    </style:style>
    <style:style style:name="T444" style:family="text">
      <style:text-properties officeooo:rsid="01b30460"/>
    </style:style>
    <style:style style:name="T445" style:family="text">
      <style:text-properties officeooo:rsid="01b5da3f"/>
    </style:style>
    <style:style style:name="T446" style:family="text">
      <style:text-properties officeooo:rsid="01b81c3c"/>
    </style:style>
    <style:style style:name="T447" style:family="text">
      <style:text-properties officeooo:rsid="01bc372b"/>
    </style:style>
    <style:style style:name="T448" style:family="text">
      <style:text-properties officeooo:rsid="01c71997"/>
    </style:style>
    <style:style style:name="T449" style:family="text">
      <style:text-properties officeooo:rsid="01c7bf7e"/>
    </style:style>
    <style:style style:name="T450" style:family="text">
      <style:text-properties officeooo:rsid="01cda69f"/>
    </style:style>
    <style:style style:name="T451" style:family="text">
      <style:text-properties officeooo:rsid="01ce7f7a"/>
    </style:style>
    <style:style style:name="T452" style:family="text">
      <style:text-properties officeooo:rsid="01d0647c"/>
    </style:style>
    <style:style style:name="T453" style:family="text">
      <style:text-properties officeooo:rsid="01d06a12"/>
    </style:style>
    <style:style style:name="T454" style:family="text">
      <style:text-properties officeooo:rsid="01d7ad6c"/>
    </style:style>
    <style:style style:name="T455" style:family="text">
      <style:text-properties officeooo:rsid="01d957f3"/>
    </style:style>
    <style:style style:name="T456" style:family="text">
      <style:text-properties officeooo:rsid="01da3e97"/>
    </style:style>
    <style:style style:name="T457" style:family="text">
      <style:text-properties officeooo:rsid="01dd86b6"/>
    </style:style>
    <style:style style:name="T458" style:family="text">
      <style:text-properties officeooo:rsid="01de2242"/>
    </style:style>
    <style:style style:name="T459" style:family="text">
      <style:text-properties officeooo:rsid="01df84b0"/>
    </style:style>
    <style:style style:name="T460" style:family="text">
      <style:text-properties officeooo:rsid="01e0a324"/>
    </style:style>
    <style:style style:name="T461" style:family="text">
      <style:text-properties officeooo:rsid="01e25bb6"/>
    </style:style>
    <style:style style:name="T462" style:family="text">
      <style:text-properties officeooo:rsid="01e3d873"/>
    </style:style>
    <style:style style:name="T463" style:family="text">
      <style:text-properties officeooo:rsid="01e5c95c"/>
    </style:style>
    <style:style style:name="T464" style:family="text">
      <style:text-properties officeooo:rsid="01f19a35"/>
    </style:style>
    <style:style style:name="T465" style:family="text">
      <style:text-properties officeooo:rsid="01f4d4d6"/>
    </style:style>
    <style:style style:name="T466" style:family="text">
      <style:text-properties officeooo:rsid="01f69666"/>
    </style:style>
    <style:style style:name="T467" style:family="text">
      <style:text-properties officeooo:rsid="01fd67aa"/>
    </style:style>
    <style:style style:name="T468" style:family="text">
      <style:text-properties officeooo:rsid="01fd9105"/>
    </style:style>
    <style:style style:name="T469" style:family="text">
      <style:text-properties officeooo:rsid="0201f3e6"/>
    </style:style>
    <style:style style:name="T470" style:family="text">
      <style:text-properties officeooo:rsid="0204fa3c"/>
    </style:style>
    <style:style style:name="T471" style:family="text">
      <style:text-properties officeooo:rsid="02093b56"/>
    </style:style>
    <style:style style:name="T472" style:family="text">
      <style:text-properties officeooo:rsid="02105e59"/>
    </style:style>
    <style:style style:name="T473" style:family="text">
      <style:text-properties officeooo:rsid="0215a458"/>
    </style:style>
    <style:style style:name="T474" style:family="text">
      <style:text-properties officeooo:rsid="0217d2aa"/>
    </style:style>
    <style:style style:name="T475" style:family="text">
      <style:text-properties style:text-position="super 58%" style:text-underline-style="none" fo:font-weight="normal" officeooo:rsid="0217d2aa" style:font-weight-asian="normal" style:font-weight-complex="normal"/>
    </style:style>
    <style:style style:name="T476" style:family="text">
      <style:text-properties style:text-position="0% 100%" style:text-underline-style="none" fo:font-weight="normal" officeooo:rsid="0218e41c" style:font-weight-asian="normal" style:font-weight-complex="normal"/>
    </style:style>
    <style:style style:name="T477" style:family="text">
      <style:text-properties style:text-position="0% 100%" style:text-underline-style="none" fo:font-weight="normal" officeooo:rsid="0217d2aa" style:font-weight-asian="normal" style:font-weight-complex="normal"/>
    </style:style>
    <style:style style:name="T478" style:family="text">
      <style:text-properties style:text-position="0% 100%" style:text-underline-style="none" fo:font-weight="normal" officeooo:rsid="0219a966" style:font-weight-asian="normal" style:font-weight-complex="normal"/>
    </style:style>
    <style:style style:name="T479" style:family="text">
      <style:text-properties officeooo:rsid="021e6471"/>
    </style:style>
    <style:style style:name="T480" style:family="text">
      <style:text-properties officeooo:rsid="0225da8c"/>
    </style:style>
    <style:style style:name="T481" style:family="text">
      <style:text-properties officeooo:rsid="0226069f"/>
    </style:style>
    <style:style style:name="T482" style:family="text">
      <style:text-properties officeooo:rsid="0227afea"/>
    </style:style>
    <style:style style:name="T483" style:family="text">
      <style:text-properties officeooo:rsid="022860df"/>
    </style:style>
    <style:style style:name="T484" style:family="text">
      <style:text-properties officeooo:rsid="023df4fe"/>
    </style:style>
    <style:style style:name="T485" style:family="text">
      <style:text-properties officeooo:rsid="0240fcbe"/>
    </style:style>
    <style:style style:name="T486" style:family="text">
      <style:text-properties officeooo:rsid="02415e63"/>
    </style:style>
    <style:style style:name="T487" style:family="text">
      <style:text-properties officeooo:rsid="0247377c"/>
    </style:style>
    <style:style style:name="T488" style:family="text">
      <style:text-properties officeooo:rsid="02497210"/>
    </style:style>
    <style:style style:name="T489" style:family="text">
      <style:text-properties officeooo:rsid="0249b993"/>
    </style:style>
    <style:style style:name="T490" style:family="text">
      <style:text-properties officeooo:rsid="024b61b3"/>
    </style:style>
    <style:style style:name="T491" style:family="text">
      <style:text-properties officeooo:rsid="024cd4b9"/>
    </style:style>
    <style:style style:name="T492" style:family="text">
      <style:text-properties officeooo:rsid="024d9dc4"/>
    </style:style>
    <style:style style:name="T493" style:family="text">
      <style:text-properties officeooo:rsid="024f7a7d"/>
    </style:style>
    <style:style style:name="T494" style:family="text">
      <style:text-properties officeooo:rsid="0250e651"/>
    </style:style>
    <style:style style:name="T495" style:family="text">
      <style:text-properties officeooo:rsid="02525fa8"/>
    </style:style>
    <style:style style:name="T496" style:family="text">
      <style:text-properties officeooo:rsid="02536572"/>
    </style:style>
    <style:style style:name="T497" style:family="text">
      <style:text-properties officeooo:rsid="02551e02"/>
    </style:style>
    <style:style style:name="T498" style:family="text">
      <style:text-properties officeooo:rsid="0256e840"/>
    </style:style>
    <style:style style:name="T499" style:family="text">
      <style:text-properties officeooo:rsid="02580530"/>
    </style:style>
    <style:style style:name="T500" style:family="text">
      <style:text-properties officeooo:rsid="0259762d"/>
    </style:style>
    <style:style style:name="T501" style:family="text">
      <style:text-properties officeooo:rsid="025bc4b2"/>
    </style:style>
    <style:style style:name="T502" style:family="text">
      <style:text-properties officeooo:rsid="025df19a"/>
    </style:style>
    <style:style style:name="T503" style:family="text">
      <style:text-properties officeooo:rsid="0261aa80"/>
    </style:style>
    <style:style style:name="T504" style:family="text">
      <style:text-properties officeooo:rsid="0267f9c5"/>
    </style:style>
    <style:style style:name="T505" style:family="text">
      <style:text-properties officeooo:rsid="026808a2"/>
    </style:style>
    <style:style style:name="T506" style:family="text">
      <style:text-properties officeooo:rsid="0273020d"/>
    </style:style>
    <style:style style:name="T507" style:family="text">
      <style:text-properties officeooo:rsid="0273997c"/>
    </style:style>
    <style:style style:name="T508" style:family="text">
      <style:text-properties officeooo:rsid="02772939"/>
    </style:style>
    <style:style style:name="T509" style:family="text">
      <style:text-properties officeooo:rsid="01540ccf"/>
    </style:style>
    <style:style style:name="T510" style:family="text">
      <style:text-properties officeooo:rsid="027a4f9e"/>
    </style:style>
    <style:style style:name="T511" style:family="text">
      <style:text-properties officeooo:rsid="027bcebf"/>
    </style:style>
    <style:style style:name="T512" style:family="text">
      <style:text-properties officeooo:rsid="02840dc9"/>
    </style:style>
    <style:style style:name="T513" style:family="text">
      <style:text-properties officeooo:rsid="02866628"/>
    </style:style>
    <style:style style:name="T514" style:family="text">
      <style:text-properties officeooo:rsid="0287cae8"/>
    </style:style>
    <style:style style:name="T515" style:family="text">
      <style:text-properties officeooo:rsid="0288aff5"/>
    </style:style>
    <style:style style:name="T516" style:family="text">
      <style:text-properties officeooo:rsid="028a588f"/>
    </style:style>
    <style:style style:name="T517" style:family="text">
      <style:text-properties officeooo:rsid="028bcef9"/>
    </style:style>
    <style:style style:name="T518" style:family="text">
      <style:text-properties officeooo:rsid="028ca373"/>
    </style:style>
    <style:style style:name="T519" style:family="text">
      <style:text-properties officeooo:rsid="028cd396"/>
    </style:style>
    <style:style style:name="T520" style:family="text">
      <style:text-properties officeooo:rsid="028dbcfd"/>
    </style:style>
    <style:style style:name="T521" style:family="text">
      <style:text-properties officeooo:rsid="02905f07"/>
    </style:style>
    <style:style style:name="T522" style:family="text">
      <style:text-properties officeooo:rsid="02945a27"/>
    </style:style>
    <style:style style:name="T523" style:family="text">
      <style:text-properties officeooo:rsid="02945cb3"/>
    </style:style>
    <style:style style:name="T524" style:family="text">
      <style:text-properties officeooo:rsid="0298de16"/>
    </style:style>
    <style:style style:name="T525" style:family="text">
      <style:text-properties officeooo:rsid="0299ccb0"/>
    </style:style>
    <style:style style:name="T526" style:family="text">
      <style:text-properties officeooo:rsid="029a70e0"/>
    </style:style>
    <style:style style:name="T527" style:family="text">
      <style:text-properties officeooo:rsid="029bda98"/>
    </style:style>
    <style:style style:name="T528" style:family="text">
      <style:text-properties officeooo:rsid="029d851b"/>
    </style:style>
    <style:style style:name="T529" style:family="text">
      <style:text-properties officeooo:rsid="02a1c56d"/>
    </style:style>
    <style:style style:name="T530" style:family="text">
      <style:text-properties officeooo:rsid="02a3a8c3"/>
    </style:style>
    <style:style style:name="T531" style:family="text">
      <style:text-properties officeooo:rsid="02a3b7c1"/>
    </style:style>
    <style:style style:name="T532" style:family="text">
      <style:text-properties officeooo:rsid="02a80244"/>
    </style:style>
    <style:style style:name="T533" style:family="text">
      <style:text-properties officeooo:rsid="02a8a01d"/>
    </style:style>
    <style:style style:name="T534" style:family="text">
      <style:text-properties officeooo:rsid="02a8c781"/>
    </style:style>
    <style:style style:name="T535" style:family="text">
      <style:text-properties officeooo:rsid="02aab373"/>
    </style:style>
    <style:style style:name="T536" style:family="text">
      <style:text-properties officeooo:rsid="02ab6454"/>
    </style:style>
    <style:style style:name="T537" style:family="text">
      <style:text-properties officeooo:rsid="02ab9194"/>
    </style:style>
    <style:style style:name="T538" style:family="text">
      <style:text-properties officeooo:rsid="02abc3e6"/>
    </style:style>
    <style:style style:name="T539" style:family="text">
      <style:text-properties officeooo:rsid="02ad19e9"/>
    </style:style>
    <style:style style:name="T540" style:family="text">
      <style:text-properties officeooo:rsid="02b01f11"/>
    </style:style>
    <style:style style:name="T541" style:family="text">
      <style:text-properties officeooo:rsid="02b1cb87"/>
    </style:style>
    <style:style style:name="T542" style:family="text">
      <style:text-properties officeooo:rsid="02b3623d"/>
    </style:style>
    <style:style style:name="T543" style:family="text">
      <style:text-properties officeooo:rsid="02b62763"/>
    </style:style>
    <style:style style:name="T544" style:family="text">
      <style:text-properties officeooo:rsid="02b67f52"/>
    </style:style>
    <style:style style:name="T545" style:family="text">
      <style:text-properties officeooo:rsid="02b7f1c2"/>
    </style:style>
    <style:style style:name="T546" style:family="text">
      <style:text-properties officeooo:rsid="02bac385"/>
    </style:style>
    <style:style style:name="T547" style:family="text">
      <style:text-properties officeooo:rsid="02bc40cb"/>
    </style:style>
    <style:style style:name="T548" style:family="text">
      <style:text-properties officeooo:rsid="02bcdd6f"/>
    </style:style>
    <style:style style:name="T549" style:family="text">
      <style:text-properties officeooo:rsid="02be9e9e"/>
    </style:style>
    <style:style style:name="T550" style:family="text">
      <style:text-properties officeooo:rsid="02c639fe"/>
    </style:style>
    <style:style style:name="T551" style:family="text">
      <style:text-properties officeooo:rsid="02ce47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gs:</text:p>
      <text:p text:style-name="P9">[TODO]</text:p>
      <text:p text:style-name="P5">[NOTE]</text:p>
      <text:p text:style-name="P5">[OPTIONAL]</text:p>
      <text:p text:style-name="P5"/>
      <text:p text:style-name="P6">F f</text:p>
      <text:p text:style-name="P7"/>
      <text:p text:style-name="P13">Social encounter engine</text:p>
      <text:p text:style-name="P7"/>
      <text:p text:style-name="P12"><text:span text:style-name="T203">The core of the game is the social encounter engine, which takes the place of combat. Social encounters are </text:span><text:span text:style-name="T202">turn-based</text:span><text:span text:style-name="T203"> situations where two sides discuss or argue over something, and can include public sermons, philosophical debates, private efforts at persuasion and situations where one side is trying to convince another not to kill them.</text:span></text:p>
      <text:p text:style-name="Standard"/>
      <text:p text:style-name="P14"><text:span text:style-name="T205">Each encounter </text:span><text:span text:style-name="T202">can have its own </text:span><text:span text:style-name="T98">encounter </text:span><text:span text:style-name="T99">traits</text:span><text:span text:style-name="T205"> </text:span><text:span text:style-name="T204">and objectives</text:span><text:span text:style-name="T205">. Depending on these traits, certain actions, </text:span><text:span text:style-name="T204">arguments and boosters</text:span><text:span text:style-name="T205"> are more or less effective during the encounter, </text:span><text:span text:style-name="T204">and some new types o</text:span><text:span text:style-name="T201">f </text:span><text:span text:style-name="T204">actions, arguments and boosters can become available </text:span><text:span text:style-name="T207">because o</text:span><text:span text:style-name="T201">f </text:span><text:span text:style-name="T207">these traits</text:span><text:span text:style-name="T205">. </text:span><text:span text:style-name="T204">The objective </text:span><text:span text:style-name="T208">o</text:span><text:span text:style-name="T201">f </text:span><text:span text:style-name="T208">an encounter</text:span><text:span text:style-name="T204"> is typically to decrease the opposing team’s conviction to zero </text:span><text:span text:style-name="T521">or to increase a neutral party’s conviction towards the player’s side</text:span><text:span text:style-name="T204">, but objectives can also include de</text:span><text:span text:style-name="T201">f</text:span><text:span text:style-name="T204">ending an argument </text:span><text:span text:style-name="T201">f</text:span><text:span text:style-name="T204">rom destruction, keeping the interest o</text:span><text:span text:style-name="T201">f </text:span><text:span text:style-name="T204">each member o</text:span><text:span text:style-name="T201">f </text:span><text:span text:style-name="T204">the </text:span><text:span text:style-name="T501">player’s</text:span><text:span text:style-name="T204"> team </text:span><text:span text:style-name="T201">f</text:span><text:span text:style-name="T204">rom reaching zero, </text:span><text:span text:style-name="T501">revealing a secret</text:span><text:span text:style-name="T204"> and reducing one particular </text:span><text:span text:style-name="T206">opponent’s conviction to zero</text:span><text:span text:style-name="T204">.</text:span></text:p>
      <text:p text:style-name="P8"/>
      <text:p text:style-name="P182"><text:span text:style-name="T500">Characters gain </text:span><text:span text:style-name="T97">experience points</text:span><text:span text:style-name="T500"> over time as they complete quests and progress in the story. All characters in the party have the same amount o</text:span><text:span text:style-name="T324">f </text:span><text:span text:style-name="T327">experience points; </text:span><text:span text:style-name="T500">i</text:span><text:span text:style-name="T324">f </text:span><text:span text:style-name="T327">a character leaves the party at some point then rejoins it, he or she will re-enter </text:span><text:span text:style-name="T328">the party</text:span><text:span text:style-name="T327"> with a </text:span><text:span text:style-name="T328">total </text:span><text:span text:style-name="T327">number o</text:span><text:span text:style-name="T324">f </text:span><text:span text:style-name="T327">experience points equal to the protagonist’s own</text:span><text:span text:style-name="T500">. </text:span><text:span text:style-name="T502">C</text:span><text:span text:style-name="T500">haracters may have auto-leveling turned on or o</text:span><text:span text:style-name="T324">ff </text:span><text:span text:style-name="T327">at any point, </text:span><text:span text:style-name="T329">and e</text:span><text:span text:style-name="T500">ach character has an auto-leveling sheet </text:span><text:span text:style-name="T502">that decides how the game can distribute their experience points i</text:span><text:span text:style-name="T324">f </text:span><text:span text:style-name="T329">the player pre</text:span><text:span text:style-name="T324">f</text:span><text:span text:style-name="T329">ers not to</text:span><text:span text:style-name="T500">. </text:span><text:span text:style-name="T503">There are three separate pools o</text:span><text:span text:style-name="T327">f </text:span><text:span text:style-name="T330">experience points, one </text:span><text:span text:style-name="T327">f</text:span><text:span text:style-name="T330">or attributes, one </text:span><text:span text:style-name="T327">f</text:span><text:span text:style-name="T330">or traits and another </text:span><text:span text:style-name="T327">f</text:span><text:span text:style-name="T330">or special actions. Special actions may also be learned through research during encounters. </text:span><text:span text:style-name="T331">When gaining experience, characters receive an equal number o</text:span><text:span text:style-name="T327">f </text:span><text:span text:style-name="T331">experi</text:span><text:span text:style-name="T332">e</text:span><text:span text:style-name="T331">nce points in all three pools.</text:span></text:p>
      <text:p text:style-name="P8"/>
      <text:p text:style-name="P203"><text:span text:style-name="T529">Character </text:span><text:span text:style-name="T530">s</text:span>tats</text:p>
      <text:p text:style-name="P12"><text:span text:style-name="T206">Characters have three stats during an encounter, as well as a multitude o</text:span><text:span text:style-name="T201">f </text:span><text:span text:style-name="T206">traits and a</text:span><text:span text:style-name="T503">ttribute</text:span><text:span text:style-name="T206">s. The three stats are:</text:span></text:p>
      <text:p text:style-name="P83"/>
      <text:p text:style-name="P175"><text:span text:style-name="T38">Conviction</text:span><text:span text:style-name="T206">: </text:span><text:span text:style-name="T488">s</text:span><text:span text:style-name="T210">erves as hit points.</text:span><text:span text:style-name="T209"> When a character’s conviction reaches zero, </text:span><text:span text:style-name="T210">the character </text:span><text:span text:style-name="T1">yields</text:span><text:span text:style-name="T210"> </text:span><text:span text:style-name="T211">and is e</text:span><text:span text:style-name="T201">ff</text:span><text:span text:style-name="T211">ectively out o</text:span><text:span text:style-name="T201">f </text:span><text:span text:style-name="T211">the encounter, though </text:span><text:span text:style-name="T1">yielding</text:span><text:span text:style-name="T211"> characters may </text:span><text:span text:style-name="T371">regain conviction</text:span><text:span text:style-name="T211"> by special actions</text:span><text:span text:style-name="T209">. </text:span><text:span text:style-name="T536">In addition, conviction acts as a multiplier for the effects of the opposing side’s actions, arguments and boosters. The actual multiplier is (</text:span><text:span text:style-name="T537">1.25</text:span><text:span text:style-name="T536"> – </text:span><text:span text:style-name="T537">current conviction / (4 * max conviction)</text:span><text:span text:style-name="T536">), so opposing actions are 100% effective at 100% conviction, 125% effective at 0% conviction, and 75% effective at 200% conviction.</text:span></text:p>
      <text:p text:style-name="P84"/>
      <text:p text:style-name="P120"><text:span text:style-name="T37">Energy:</text:span><text:span text:style-name="T110"> </text:span><text:span text:style-name="T180">can be spent on per</text:span><text:span text:style-name="T111">f</text:span><text:span text:style-name="T180">orming actions </text:span><text:span text:style-name="T181">and recovers over time.</text:span></text:p>
      <text:p text:style-name="P105"/>
      <text:p text:style-name="P175"><text:span text:style-name="T38">Interest</text:span><text:span text:style-name="T206">: </text:span><text:span text:style-name="T209">provides a multiplier determining the effectiveness of </text:span><text:span text:style-name="T491">most</text:span><text:span text:style-name="T209"> of the character's actions, </text:span><text:span text:style-name="T491">and </text:span><text:span text:style-name="T209">notably the effectiveness of developing an argument or booster. The actual multiplier is (0.5 + current </text:span><text:span text:style-name="T490">interest</text:span><text:span text:style-name="T209"> / (2 * total </text:span><text:span text:style-name="T490">interest</text:span><text:span text:style-name="T209">)), so that actions are about 50% e</text:span><text:span text:style-name="T201">ff</text:span><text:span text:style-name="T209">ective at </text:span><text:span text:style-name="T489">0</text:span><text:span text:style-name="T209">% </text:span><text:span text:style-name="T490">interest</text:span><text:span text:style-name="T209">, 100% e</text:span><text:span text:style-name="T201">ff</text:span><text:span text:style-name="T209">ective at 100% </text:span><text:span text:style-name="T490">interest</text:span><text:span text:style-name="T209"> and 1</text:span><text:span text:style-name="T211">50</text:span><text:span text:style-name="T209">% e</text:span><text:span text:style-name="T201">ff</text:span><text:span text:style-name="T209">ective at 200% </text:span><text:span text:style-name="T490">interest</text:span><text:span text:style-name="T209">.</text:span></text:p>
      <text:p text:style-name="P119"/>
      <text:p text:style-name="P176"><text:span text:style-name="T209">All stats can go above </text:span><text:span text:style-name="T493">their maximum value</text:span><text:span text:style-name="T209"> as a result o</text:span><text:span text:style-name="T201">f</text:span><text:span text:style-name="T209"> some actions, but then decay at </text:span><text:span text:style-name="T492">5</text:span><text:span text:style-name="T209">% o</text:span><text:span text:style-name="T201">f </text:span><text:span text:style-name="T209">their </text:span><text:span text:style-name="T492">maximum</text:span><text:span text:style-name="T209"> value each turn until reaching </text:span><text:span text:style-name="T493">that maximum</text:span><text:span text:style-name="T209">. </text:span><text:span text:style-name="T212">Interest decreases naturally over time, </text:span><text:soft-page-break/><text:span text:style-name="T212">while conviction neither decreases nor recovers over time and energy recovers over time, up to </text:span><text:span text:style-name="T494">its maximum</text:span><text:span text:style-name="T212">.</text:span></text:p>
      <text:p text:style-name="P8"/>
      <text:p text:style-name="P217"><text:span text:style-name="T523">Neutral characters have a special kind of interest, which fluctuates between -1 times the maximum to 1 times the maximum. </text:span><text:span text:style-name="T524">When interest is higher than 25% of the maximum, the neutral character’s actions benefit side 2, and when interest is lower than -25% of the maximum, their actions benefit side 1. </text:span><text:span text:style-name="T525">The absolute value of the character’s interest affects the character’s actions as normal interest does, so that at -100% interest, the character’s actions (benefiting side 1) are at 100% effectiveness.</text:span><text:span text:style-name="T523"> Neutral characters also have energy, but may only expend it to create global boosters and perform special actions, not create </text:span><text:span text:style-name="T526">any</text:span><text:span text:style-name="T523"> arguments on the neutral side </text:span><text:span text:style-name="T526">(as these do not exist)</text:span><text:span text:style-name="T523">. </text:span><text:span text:style-name="T526">Likewise, neutral characters do not perform research or engage in probing.</text:span></text:p>
      <text:p text:style-name="P213"/>
      <text:p text:style-name="P218"><text:span text:style-name="T522">Neutral characters </text:span><text:span text:style-name="T528">also</text:span><text:span text:style-name="T522"> have </text:span><text:span text:style-name="T523">a special kind of conviction, which fluctuates between -1 times the maximum (which represents complete conviction in side 1) and 1 times the maximum (which represents complete conviction in side 2). </text:span><text:span text:style-name="T538">Conviction provides a different defensive multiplier against each side, so that at -100% conviction, the character is treated as if having 0% conviction for the purposes of defending against side 1 and 200% conviction for the purposes of defending against side 2, and at 100% conviction, the character is treated as if having 0% conviction for the purposes of defending against side 2 and 200% conviction for the purposes of defending against side 1. At 0% conviction, the character is treated as if having 100% conviction for the purposes of defending against both sides</text:span><text:span text:style-name="T523">.</text:span><text:span text:style-name="T522"> </text:span><text:span text:style-name="T527">Reaching minus 100% or 100% conviction </text:span><text:span text:style-name="T538">does not cause neutral characters to yield, although it may be a goal to have neutral characters reduced to, for example, 75% of their maximum conviction.</text:span></text:p>
      <text:p text:style-name="P213"/>
      <text:p text:style-name="P202"><text:span text:style-name="T529">Character </text:span><text:span text:style-name="T530">a</text:span>ttributes</text:p>
      <text:p text:style-name="P181"><text:span text:style-name="T218">Characters have the </text:span><text:span text:style-name="T201">f</text:span><text:span text:style-name="T218">ollowing attributes, </text:span><text:span text:style-name="T220">which can range </text:span><text:span text:style-name="T201">f</text:span><text:span text:style-name="T220">rom 10 upwards and increase as the character </text:span><text:span text:style-name="T221">completes </text:span><text:span text:style-name="T380">quests </text:span><text:span text:style-name="T499">and spends experience </text:span><text:span text:style-name="T324">f</text:span><text:span text:style-name="T327">rom pool </text:span><text:span text:style-name="T499"><text:s/>on them</text:span><text:span text:style-name="T218">:</text:span></text:p>
      <text:p text:style-name="P85"/>
      <text:p text:style-name="P17"><text:span text:style-name="T37">Intelligence:</text:span> boosts energy <text:span text:style-name="T405">(like the spirit attribute does)</text:span>, <text:span text:style-name="T375">determines the cohesion o</text:span><text:span text:style-name="T201">f </text:span><text:span text:style-name="T375">arguments and boosters </text:span><text:span text:style-name="T382">created by the character</text:span><text:span text:style-name="T375">, </text:span><text:span text:style-name="T401">increases the cohesion o</text:span><text:span text:style-name="T201">f </text:span><text:span text:style-name="T401">arguments and boosters being developed by the character</text:span><text:span text:style-name="T201">,</text:span><text:span text:style-name="T401"> </text:span><text:span text:style-name="T376">allows the character to create arguments o</text:span><text:span text:style-name="T201">f </text:span><text:span text:style-name="T376">greater complexity</text:span></text:p>
      <text:p text:style-name="P87"/>
      <text:p text:style-name="P174"><text:span text:style-name="T62">Imagination:</text:span><text:span text:style-name="T403"> boosts interest (</text:span><text:span text:style-name="T405">like the</text:span><text:span text:style-name="T403"> prudence </text:span><text:span text:style-name="T405">attribute does</text:span><text:span text:style-name="T403">), increases the relevance of arguments and boosters developed by the character, determines the relevance of arguments and boosters created by the character, </text:span><text:span text:style-name="T404">contributes to research during encounters, </text:span><text:span text:style-name="T487">can be spent as energy by the character </text:span><text:span text:style-name="T315">f</text:span><text:span text:style-name="T319">or the purpose o</text:span><text:span text:style-name="T315">f </text:span><text:span text:style-name="T319">adding traits to an argument (but not creating the argument itsel</text:span><text:span text:style-name="T315">f</text:span><text:span text:style-name="T319">)</text:span></text:p>
      <text:p text:style-name="P86"/>
      <text:p text:style-name="P44"><text:span text:style-name="T46">Charisma:</text:span><text:span text:style-name="T219"> </text:span><text:span text:style-name="T402">increases the power o</text:span><text:span text:style-name="T201">f</text:span><text:span text:style-name="T219"> arguments and boosters </text:span><text:span text:style-name="T402">developed by the character</text:span><text:span text:style-name="T219">, </text:span><text:span text:style-name="T377">determines the power o</text:span><text:span text:style-name="T201">f </text:span><text:span text:style-name="T377">arguments and boosters </text:span><text:span text:style-name="T382">created by the character</text:span></text:p>
      <text:p text:style-name="P86"/>
      <text:p text:style-name="P18"><text:span text:style-name="T37">Spirit:</text:span> boosts <text:span text:style-name="T220">conviction </text:span><text:span text:style-name="T405">and energy (like the intelligence attribute does)</text:span><text:span text:style-name="T220">, </text:span><text:span text:style-name="T223">determines initiative,</text:span><text:span text:style-name="T220"> protects against direct character-to-character attacks</text:span></text:p>
      <text:p text:style-name="P88"/>
      <text:p text:style-name="P19"><text:span text:style-name="T39">Insight</text:span><text:span text:style-name="T40">:</text:span><text:span text:style-name="T382"> </text:span><text:span text:style-name="T373">gives bonuses to the team’s ability to probe the opposing team’s </text:span><text:span text:style-name="T379">characters, arguments and boosters</text:span></text:p>
      <text:p text:style-name="P89"/>
      <text:p text:style-name="P117"><text:span text:style-name="T45">Prudence:</text:span><text:span text:style-name="T374"> boosts interest </text:span><text:span text:style-name="T403">(</text:span><text:span text:style-name="T405">like the</text:span><text:span text:style-name="T403"> imagination </text:span><text:span text:style-name="T405">attribute does</text:span><text:span text:style-name="T403">)</text:span><text:span text:style-name="T374">, counters the opposing team’s ability to probe the team’s </text:span><text:span text:style-name="T379">characters, arguments and boosters, </text:span><text:span text:style-name="T427">reduces adverse e</text:span><text:span text:style-name="T244">ff</text:span><text:span text:style-name="T249">ects on the character.</text:span></text:p>
      <text:p text:style-name="P64"/>
      <text:p text:style-name="P34">In addition, all attributes a<text:span text:style-name="T201">ff</text:span>ect various actions per<text:span text:style-name="T201">f</text:span>ormed by or upon the character.</text:p>
      <text:p text:style-name="P8"/>
      <text:p text:style-name="P133"><text:soft-page-break/><text:span text:style-name="T420">Characters can also have a variety </text:span><text:span text:style-name="T241">o</text:span><text:span text:style-name="T240">f </text:span><text:span text:style-name="T241">traits, receiving a special experience pool that allows the characters to buy these traits </text:span><text:span text:style-name="T240">f</text:span><text:span text:style-name="T241">rom a list. </text:span><text:span text:style-name="T256">Some traits are handicaps; characters take these traits at the start o</text:span><text:span text:style-name="T257">f </text:span><text:span text:style-name="T256">the game and cannot remove them. </text:span><text:span text:style-name="T258">Some o</text:span><text:span text:style-name="T257">f </text:span><text:span text:style-name="T258">these handicaps create a secret that may be exploited by the opposing side in social encounters.</text:span></text:p>
      <text:p text:style-name="P61"/>
      <text:p text:style-name="P26"><text:span text:style-name="T420">L</text:span>ist o<text:span text:style-name="T418">f </text:span>traits:</text:p>
      <text:p text:style-name="P80"/>
      <text:p text:style-name="P81">Coherent speaker:<text:span text:style-name="T110"> </text:span><text:span text:style-name="T138">while developing an argument, the character provides a bonus to the argument’s cohesion.</text:span></text:p>
      <text:p text:style-name="P106"/>
      <text:p text:style-name="P130"><text:span text:style-name="T138">N</text:span><text:span text:style-name="T110">otes:</text:span><text:span text:style-name="T36"> this bonus should ideally not greatly exceed the penalty to cohesion when more than one person </text:span><text:span text:style-name="T4">deve</text:span><text:span text:style-name="T6">l</text:span><text:span text:style-name="T4">ops the same argument </text:span><text:span text:style-name="T7">at once.</text:span></text:p>
      <text:p text:style-name="P80"/>
      <text:p text:style-name="P134"><text:span text:style-name="T79">Diligence:</text:span><text:span text:style-name="T443"> the character spends 1 extra creation point each turn when creating arguments or boosters.</text:span></text:p>
      <text:p text:style-name="P80"/>
      <text:p text:style-name="P79"><text:span text:style-name="T61">Divergent thinker:</text:span><text:span text:style-name="T420"> the character counts as two characters </text:span><text:span text:style-name="T240">f</text:span><text:span text:style-name="T241">or the purposes o</text:span><text:span text:style-name="T240">f</text:span><text:span text:style-name="T420"> developing an argument, </text:span><text:span text:style-name="T240">f</text:span><text:span text:style-name="T241">illing two complexity slots i</text:span><text:span text:style-name="T240">f </text:span><text:span text:style-name="T241">possible in order to provide twice the bene</text:span><text:span text:style-name="T240">f</text:span><text:span text:style-name="T241">its </text:span><text:span text:style-name="T242">o</text:span><text:span text:style-name="T240">f </text:span><text:span text:style-name="T242">a regular character.</text:span></text:p>
      <text:p text:style-name="P8"/>
      <text:p text:style-name="P131"><text:span text:style-name="T37">F</text:span><text:span text:style-name="T78">resh ideas</text:span><text:span text:style-name="T37">:</text:span> <text:span text:style-name="T441">the character gains energy each turn when developing arguments.</text:span></text:p>
      <text:p text:style-name="P8"/>
      <text:p text:style-name="P132"><text:span text:style-name="T37">Inquisitive mind:</text:span> the character’s side receives a <text:span text:style-name="T439">f</text:span>lat bonus to its probing score and its research score.</text:p>
      <text:p text:style-name="P8"/>
      <text:p text:style-name="P141"><text:span text:style-name="T81">Pointed speaker:</text:span><text:span text:style-name="T447"> while developing an argument, the character can increase that argument’s relevance to 150% o</text:span><text:span text:style-name="T262">f </text:span><text:span text:style-name="T268">its maximum.</text:span></text:p>
      <text:p text:style-name="P8"/>
      <text:p text:style-name="P140"><text:span text:style-name="T37">Power</text:span><text:span text:style-name="T362">f</text:span><text:span text:style-name="T353">ul speaker:</text:span><text:span text:style-name="T233"> while developing an argument, the character can increase that argument’s power to 150% o</text:span><text:span text:style-name="T262">f </text:span><text:span text:style-name="T233">its maximum.</text:span></text:p>
      <text:p text:style-name="P8"/>
      <text:p text:style-name="P152"><text:span text:style-name="T87">Opaque:</text:span><text:span text:style-name="T442"> the character’s secrets </text:span><text:span text:style-name="T452">have a multiplier to their secrecy score, </text:span><text:span text:style-name="T453">ensuring that it takes more time </text:span><text:span text:style-name="T270">f</text:span><text:span text:style-name="T272">or them to be discovered</text:span><text:span text:style-name="T442">.</text:span></text:p>
      <text:p text:style-name="P8"/>
      <text:p text:style-name="P8"/>
      <text:p text:style-name="P31">Initiative <text:span text:style-name="T495">and turn order</text:span></text:p>
      <text:p text:style-name="P178"><text:span text:style-name="T320">At</text:span><text:span text:style-name="T321"> the start o</text:span><text:span text:style-name="T322">f </text:span><text:span text:style-name="T321">each turn, t</text:span><text:span text:style-name="T283">he </text:span><text:span text:style-name="T324">player decides the</text:span><text:span text:style-name="T283"> actions of all characters on </text:span><text:span text:style-name="T324">his/her side</text:span><text:span text:style-name="T283">, then the </text:span><text:span text:style-name="T324">AI decides the</text:span><text:span text:style-name="T283"> actions of all characters on </text:span><text:span text:style-name="T324">its side</text:span><text:span text:style-name="T283">, and </text:span><text:span text:style-name="T322">f</text:span><text:span text:style-name="T283">inally, the turn </text:span><text:span text:style-name="T320">play</text:span><text:span text:style-name="T283">s </text:span><text:span text:style-name="T320">out</text:span><text:span text:style-name="T283"> and all actions within it take place automatically. First, the character with the highest initiative gets to per</text:span><text:span text:style-name="T322">f</text:span><text:span text:style-name="T283">orm </text:span><text:span text:style-name="T323">th</text:span><text:span text:style-name="T324">eir </text:span><text:span text:style-name="T323">action</text:span><text:span text:style-name="T283">; then, the character with the next-highest initiative </text:span><text:span text:style-name="T324">gets to perform their action, until all characters with actions (i.e. characters that are not developing an argument) have acted</text:span><text:span text:style-name="T283">.</text:span><text:span text:style-name="T324"> </text:span><text:span text:style-name="T377">A character’s i</text:span><text:span text:style-name="T202">nitiative depends on </text:span><text:span text:style-name="T222">the spirit attribute</text:span><text:span text:style-name="T202">, </text:span><text:span text:style-name="T223">the character with the highest spirit attribute having the highest initiative. In the event o</text:span><text:span text:style-name="T201">f </text:span><text:span text:style-name="T223">ties, the character with the </text:span><text:span text:style-name="T201">f</text:span><text:span text:style-name="T223">irst name in alphabetical order goes </text:span><text:span text:style-name="T201">f</text:span><text:span text:style-name="T223">irst (i.e. A</text:span><text:span text:style-name="T224">lbert</text:span><text:span text:style-name="T223"> goes be</text:span><text:span text:style-name="T201">f</text:span><text:span text:style-name="T223">ore Boris), </text:span><text:span text:style-name="T496">and i</text:span><text:span text:style-name="T324">f </text:span><text:span text:style-name="T325">the tied characters’ names are the same, the character that the game generated </text:span><text:span text:style-name="T324">f</text:span><text:span text:style-name="T325">irst goes </text:span><text:span text:style-name="T324">f</text:span><text:span text:style-name="T325">irst</text:span><text:span text:style-name="T202">. </text:span></text:p>
      <text:p text:style-name="P177"/>
      <text:p text:style-name="P179"><text:span text:style-name="T495">A</text:span><text:span text:style-name="T324">fter the characters have acted, the arguments and boosters take effect. </text:span><text:span text:style-name="T326">The order o</text:span><text:span text:style-name="T324">f </text:span><text:span text:style-name="T326">the arguments takes precedence over the order o</text:span><text:span text:style-name="T324">f </text:span><text:span text:style-name="T326">the boosters, so that a low-ranked argument with high-ranked boosters goes a</text:span><text:span text:style-name="T324">f</text:span><text:span text:style-name="T326">ter a high-ranked argument with low-ranked boosters. </text:span><text:span text:style-name="T495">Each argument takes effect </text:span><text:span text:style-name="T497">immediately </text:span><text:span text:style-name="T495">after its boosters do. Boosters take effect in the order of their relevance, those with the highest relevance acting </text:span><text:span text:style-name="T324">first;</text:span><text:span text:style-name="T495"> likewise </text:span><text:span text:style-name="T324">for</text:span><text:span text:style-name="T495"> arguments. If there is a tie, the booster / argument that </text:span><text:soft-page-break/><text:span text:style-name="T495">was created first goes first. When all arguments and boosters have carried out their e</text:span><text:span text:style-name="T324">ffects, the turn ends.</text:span></text:p>
      <text:p text:style-name="P19"/>
      <text:p text:style-name="P22">Arguments</text:p>
      <text:p text:style-name="P35"><text:span text:style-name="T224">Arguments are at the heart of the game’s social encounters.</text:span><text:span text:style-name="T214"> </text:span><text:span text:style-name="T378">They can be created and destroyed during a social encounter and have a li</text:span><text:span text:style-name="T201">f</text:span><text:span text:style-name="T378">e o</text:span><text:span text:style-name="T201">f </text:span><text:span text:style-name="T378">their own. </text:span><text:span text:style-name="T224">As long as </text:span><text:span text:style-name="T378">an argument</text:span><text:span text:style-name="T224"> exists, </text:span><text:span text:style-name="T378">it</text:span><text:span text:style-name="T214"> continuously takes e</text:span><text:span text:style-name="T201">ff</text:span><text:span text:style-name="T214">ect on its targets, </text:span><text:span text:style-name="T215">and has its own </text:span><text:span text:style-name="T378">stat</text:span><text:span text:style-name="T215">s which require tending </text:span><text:span text:style-name="T378">by the characters</text:span><text:span text:style-name="T215"> in order </text:span><text:span text:style-name="T224">for it to persist</text:span><text:span text:style-name="T215"> in the encounter. </text:span></text:p>
      <text:p text:style-name="P16"/>
      <text:p text:style-name="P187"><text:span text:style-name="T213">Creating an argument requires a</text:span><text:span text:style-name="T459">n </text:span><text:span text:style-name="T213">action that costs energy on the character’s part. </text:span><text:span text:style-name="T454">The character creating the argument adds </text:span><text:span text:style-name="T88">creation points</text:span><text:span text:style-name="T454"> </text:span><text:span text:style-name="T498">to it </text:span><text:span text:style-name="T454">each turn until the number of </text:span><text:span text:style-name="T459">creation points thus added equals the creation point cost of creating the argument (arguments usually cost 2 creation points). By default, characters add 1 creation point </text:span><text:span text:style-name="T460">to the argument</text:span><text:span text:style-name="T459"> each turn. </text:span><text:span text:style-name="T460">Also, each turn while creating the argument, the creating character tries to expend energy equal to the argument’s total energy cost times the number o</text:span><text:span text:style-name="T459">f </text:span><text:span text:style-name="T460">creation points provided this turn, divided by the total number o</text:span><text:span text:style-name="T459">f </text:span><text:span text:style-name="T460">creation points required </text:span><text:span text:style-name="T459">f</text:span><text:span text:style-name="T460">or the action. I</text:span><text:span text:style-name="T459">f </text:span><text:span text:style-name="T460">the character does not have enough energy to provide the required creation points, </text:span><text:span text:style-name="T461">the character only adds as many creation points as can be accommodated by the character’s energy</text:span><text:span text:style-name="T460">. </text:span><text:span text:style-name="T461">The argument starts to take e</text:span><text:span text:style-name="T459">ff</text:span><text:span text:style-name="T461">ect </text:span><text:span text:style-name="T459">f</text:span><text:span text:style-name="T461">or all intents and purposes on the turn a</text:span><text:span text:style-name="T459">f</text:span><text:span text:style-name="T461">ter its creation, though it may still be attacked by critiques etc. during the turn o</text:span><text:span text:style-name="T459">f </text:span><text:span text:style-name="T461">its creation.</text:span></text:p>
      <text:p text:style-name="P187"/>
      <text:p text:style-name="P200">While the character is creating the argument, its action is invisible to the opposing team, though a high enough probing score on the opposing team’s part can reveal it.</text:p>
      <text:p text:style-name="P180"/>
      <text:p text:style-name="P20">There are several types o<text:span text:style-name="T201">f </text:span>argument:</text:p>
      <text:p text:style-name="P43"><text:span text:style-name="T48">Contentions:</text:span><text:span text:style-name="T225"> </text:span><text:span text:style-name="T226">basic arguments that </text:span><text:span text:style-name="T397">increase the conviction o</text:span><text:span text:style-name="T201">f </text:span><text:span text:style-name="T397">teammates, </text:span><text:span text:style-name="T531">beneficially shift the conviction of neutral characters</text:span><text:span text:style-name="T397"> and decrease the conviction o</text:span><text:span text:style-name="T201">f </text:span><text:span text:style-name="T397">opposing characters.</text:span></text:p>
      <text:p text:style-name="P90"/>
      <text:p text:style-name="P220"><text:span text:style-name="T47">De</text:span><text:span text:style-name="T42">f</text:span><text:span text:style-name="T47">enses</text:span><text:span text:style-name="T48">:</text:span><text:span text:style-name="T225"> </text:span><text:span text:style-name="T384">arguments that </text:span><text:span text:style-name="T534">make the targets less susceptible to the effects of the opposing team’s actions, arguments and boosters</text:span><text:span text:style-name="T384">.</text:span><text:span text:style-name="T52"> </text:span></text:p>
      <text:p text:style-name="P91"/>
      <text:p text:style-name="P42"><text:span text:style-name="T43">Appeals:</text:span><text:span text:style-name="T226"> </text:span><text:span text:style-name="T534">arguments that make the targets more susceptible to the effects of the friendly team’s actions, arguments and boosters</text:span><text:span text:style-name="T398">.</text:span></text:p>
      <text:p text:style-name="P92"/>
      <text:p text:style-name="P137"><text:span text:style-name="T51">Critiques: </text:span><text:span text:style-name="T113">arguments that a</text:span><text:span text:style-name="T111">ff</text:span><text:span text:style-name="T113">ect arguments on the opposing side, reducing their </text:span><text:span text:style-name="T112">power</text:span><text:span text:style-name="T113">. </text:span><text:span text:style-name="T137">The argument’s power may be reduced to zero this way, and </text:span><text:span text:style-name="T262">f</text:span><text:span text:style-name="T264">rom that point on </text:span><text:span text:style-name="T137">they start taking relevance damage instead o</text:span><text:span text:style-name="T262">f </text:span><text:span text:style-name="T264">power damage</text:span><text:span text:style-name="T137">.</text:span></text:p>
      <text:p text:style-name="P93"/>
      <text:p text:style-name="P183"><text:span text:style-name="T96">Anecdote</text:span><text:span text:style-name="T52">s</text:span><text:span text:style-name="T44">: </text:span><text:span text:style-name="T114">arguments that </text:span><text:span text:style-name="T178">restore</text:span><text:span text:style-name="T114"> the interest </text:span><text:span text:style-name="T183">and </text:span><text:span text:style-name="T182">slightly </text:span><text:span text:style-name="T183">restore the </text:span><text:span text:style-name="T182">conviction and energy</text:span><text:span text:style-name="T114"> o</text:span><text:span text:style-name="T111">f </text:span><text:span text:style-name="T192">the targeted</text:span><text:span text:style-name="T114"> </text:span><text:span text:style-name="T178">characters on the argument’s own team, </text:span><text:span text:style-name="T190">and shift the interest of </text:span><text:span text:style-name="T192">the targeted</text:span><text:span text:style-name="T190"> neutral characters towards the argument’s side </text:span><text:span text:style-name="T191">while also slightly shifting their conviction and </text:span><text:span text:style-name="T192">increasing their</text:span><text:span text:style-name="T191"> energy</text:span><text:span text:style-name="T114">.</text:span></text:p>
      <text:p text:style-name="P94"/>
      <text:p text:style-name="P173"><text:span text:style-name="T101">Ad hominems</text:span><text:span text:style-name="T44">:</text:span><text:span text:style-name="T179"> </text:span><text:span text:style-name="T178">arguments that decrease the interest o</text:span><text:span text:style-name="T315">f </text:span><text:span text:style-name="T341">targeted</text:span><text:span text:style-name="T318"> characters on the opposing team.</text:span></text:p>
      <text:p text:style-name="P94"/>
      <text:p text:style-name="P33"><text:span text:style-name="T108">Inquirie</text:span><text:span text:style-name="T44">s:</text:span><text:span text:style-name="T372"> </text:span><text:span text:style-name="T550">increase this side’s probing score for</text:span><text:span text:style-name="T535"> the target arguments and characters</text:span><text:span text:style-name="T381">, </text:span><text:span text:style-name="T382">especially when </text:span><text:span text:style-name="T383">the</text:span><text:span text:style-name="T382"> questions are </text:span><text:span text:style-name="T383">developed by high-insight characters</text:span><text:span text:style-name="T381">.</text:span></text:p>
      <text:p text:style-name="P95"/>
      <text:p text:style-name="P45"><text:span text:style-name="T53">Hypotheses:</text:span><text:span text:style-name="T406"> add to the team’s research score, especially when the hypotheses are developed by high-imagination and high-intelligence characters</text:span></text:p>
      <text:p text:style-name="P33"/>
      <text:p text:style-name="P221"><text:soft-page-break/><text:span text:style-name="T532">Arguments that affect characters or other arguments </text:span><text:span text:style-name="T535">are</text:span><text:span text:style-name="T532"> targeted, affecting only a specific set of characters, </text:span><text:span text:style-name="T535">the maximum number of these being equal to the argument’s complexity score (see below)</text:span><text:span text:style-name="T532">. </text:span><text:span text:style-name="T541">Characters may perform a </text:span><text:span text:style-name="T104">redirect</text:span><text:span text:style-name="T195"> action to change the targets of a given argument.</text:span></text:p>
      <text:p text:style-name="P33"/>
      <text:p text:style-name="P38">Arguments have three stats: cohesion, relevance and power. <text:span text:style-name="T463">Relevance and power each have a (usually di</text:span><text:span text:style-name="T275">ff</text:span><text:span text:style-name="T276">erent)</text:span><text:span text:style-name="T463"> maximum value speci</text:span><text:span text:style-name="T275">f</text:span><text:span text:style-name="T276">ic to the argument itsel</text:span><text:span text:style-name="T275">f, </text:span><text:span text:style-name="T276">and whenever these stats </text:span><text:span text:style-name="T275">f</text:span><text:span text:style-name="T276">ind themselves above their maxima, they gradually decay down to their maxima</text:span><text:span text:style-name="T463">.</text:span></text:p>
      <text:p text:style-name="P96"/>
      <text:p text:style-name="P40"><text:span text:style-name="T50">Cohe</text:span><text:span text:style-name="T108">sion</text:span><text:span text:style-name="T390"> determines the argument’s ability to resist critique, </text:span><text:span text:style-name="T394">acting as the argument’s “armor”</text:span><text:span text:style-name="T390">. </text:span><text:span text:style-name="T392">When multiple characters develop the same argument, its cohesion decreases </text:span><text:span text:style-name="T395">by a </text:span><text:span text:style-name="T201">f</text:span><text:span text:style-name="T395">lat amount per extra character, which is restored when the extra character no longer develops the argument</text:span><text:span text:style-name="T390">. </text:span><text:span text:style-name="T396">Several</text:span><text:span text:style-name="T392"> attacks on arguments and boosters decrease their cohesion.</text:span></text:p>
      <text:p text:style-name="P36"/>
      <text:p text:style-name="P37"><text:span text:style-name="T37">Relevance</text:span> determines how much interest there generally remains in the argument. Arguments start out at their maximum relevance but decline each turn, and are gradually restored to <text:span text:style-name="T201">f</text:span>ull relevance as characters develop them. Once the relevance o<text:span text:style-name="T201">f </text:span>an argument reaches zero, it disappears <text:span text:style-name="T201">f</text:span>orever, losing its boosters as well (though global boosters are not lost). Note that <text:span text:style-name="T391">arguments and boosters gained </text:span><text:span text:style-name="T201">f</text:span><text:span text:style-name="T391">rom</text:span> secrets may be <text:span text:style-name="T391">re-created a</text:span><text:span text:style-name="T201">f</text:span><text:span text:style-name="T391">ter they are destroyed this way</text:span>.</text:p>
      <text:p text:style-name="P36"/>
      <text:p text:style-name="P41"><text:span text:style-name="T37">Power</text:span> determines the e<text:span text:style-name="T201">ff</text:span>ectiveness o<text:span text:style-name="T201">f </text:span>the argument or booster. A power o<text:span text:style-name="T201">f </text:span>100 means the argument or booster has 100% e<text:span text:style-name="T201">ff</text:span>ectiveness. A power o<text:span text:style-name="T201">f </text:span>150 means the argument has 150% e<text:span text:style-name="T201">ff</text:span>ectiveness and so on. </text:p>
      <text:p text:style-name="P36"/>
      <text:p text:style-name="P139">While arguments give their e<text:span text:style-name="T201">ff</text:span>ects passively each turn, they may also be <text:span text:style-name="T37">developed</text:span> to alter their stats. A character developing an argument <text:span text:style-name="T403">gradually restores its </text:span><text:span text:style-name="T446">relevance and power</text:span><text:span text:style-name="T403">, </text:span><text:span text:style-name="T446">as well as the power (but not relevance) o</text:span><text:span text:style-name="T262">f </text:span><text:span text:style-name="T265">its boosters </text:span><text:span text:style-name="T266">up to their maximum </text:span><text:span text:style-name="T267">levels and, under some circumstances, even beyond that</text:span><text:span text:style-name="T407">. </text:span><text:span text:style-name="T504">Besides this, all characters developing an argument provide a </text:span><text:span text:style-name="T505">large</text:span><text:span text:style-name="T504"> percentile bonus to its power.</text:span></text:p>
      <text:p text:style-name="P36"/>
      <text:p text:style-name="P47"><text:span text:style-name="T455">A</text:span><text:span text:style-name="T390">rguments have a </text:span><text:span text:style-name="T50">complexity</text:span><text:span text:style-name="T390"> rating, </text:span><text:span text:style-name="T201">f</text:span><text:span text:style-name="T390">rom 1 to 5, which describes how detailed and sophisticated the arguments are at heart. </text:span><text:span text:style-name="T533">An argument may have a number of targets equal to its complexity</text:span><text:span text:style-name="T390">. </text:span><text:span text:style-name="T395">A </text:span><text:span text:style-name="T408">number of</text:span><text:span text:style-name="T390"> </text:span><text:span text:style-name="T395">characters </text:span><text:span text:style-name="T408">equal to an argument’s complexity rating</text:span><text:span text:style-name="T395"> may develop </text:span><text:span text:style-name="T408">that</text:span><text:span text:style-name="T395"> argument at </text:span><text:span text:style-name="T408">the same time</text:span><text:span text:style-name="T395">, though the argument’s cohesion su</text:span><text:span text:style-name="T201">ff</text:span><text:span text:style-name="T395">ers as </text:span><text:span text:style-name="T399">a result</text:span><text:span text:style-name="T390">. </text:span><text:span text:style-name="T409">The more characters develop an argument at once, the more the argument’s cohesion temporarily decreases.</text:span><text:span text:style-name="T390"> </text:span><text:span text:style-name="T400">Moreover, an argument can carry as many f</text:span><text:span text:style-name="T456">riendly </text:span><text:span text:style-name="T400">boosters </text:span><text:span text:style-name="T456">and as many adverse boosters</text:span><text:span text:style-name="T400"> </text:span><text:span text:style-name="T533">(counted separately) </text:span><text:span text:style-name="T400">as its complexity at any given time. </text:span><text:span text:style-name="T399">The higher the total complexity o</text:span><text:span text:style-name="T201">f </text:span><text:span text:style-name="T399">the arguments being presented, the more dramatically the interest o</text:span><text:span text:style-name="T201">f </text:span><text:span text:style-name="T399">all characters decreases each turn, though this is mitigated by the characters’ intelligence.</text:span></text:p>
      <text:p text:style-name="P33"/>
      <text:p text:style-name="P118">When creating an argument, the creator may give it traits, <text:span text:style-name="T421">which remain present as long as the argument exists</text:span>. <text:span text:style-name="T428">Each argument may have </text:span><text:span text:style-name="T459">up to</text:span><text:span text:style-name="T428"> two traits, plus one </text:span><text:span text:style-name="T244">f</text:span><text:span text:style-name="T250">or every two points o</text:span><text:span text:style-name="T244">f </text:span><text:span text:style-name="T250">complexity beyond the </text:span><text:span text:style-name="T244">f</text:span><text:span text:style-name="T250">irst </text:span><text:span text:style-name="T251">(arguments with a complexity o</text:span><text:span text:style-name="T244">f </text:span><text:span text:style-name="T251">1 can have 2 traits, arguments with a complexity o</text:span><text:span text:style-name="T244">f </text:span><text:span text:style-name="T251">3 can have 3 traits, those with a complexity o</text:span><text:span text:style-name="T244">f </text:span><text:span text:style-name="T251">5 can have 4 traits etc)</text:span><text:span text:style-name="T250">. </text:span><text:span text:style-name="T273">Each trait added to an argument increases its energy cost.</text:span></text:p>
      <text:p text:style-name="P33"/>
      <text:p text:style-name="P138"/>
      <text:p text:style-name="P33"/>
      <text:p text:style-name="P46"><text:span text:style-name="T227">L</text:span><text:span text:style-name="T228">ist o</text:span><text:span text:style-name="T229">f </text:span><text:span text:style-name="T227">Argument T</text:span><text:span text:style-name="T228">raits:</text:span><text:span text:style-name="T407"> </text:span><text:span text:style-name="T411">(24 traits)</text:span></text:p>
      <text:p text:style-name="P98"/>
      <text:p text:style-name="P102"><text:span text:style-name="T37">Bandwagon:</text:span> allows one extra character to develop this trait at the same time at no cost to its cohesion. Bandwagon and Leap o<text:span text:style-name="T408">f </text:span>Genius cannot be taken together.</text:p>
      <text:p text:style-name="P98"/>
      <text:p text:style-name="P142"><text:soft-page-break/><text:span text:style-name="T66">E</text:span><text:span text:style-name="T82">legant reasoning:</text:span><text:span text:style-name="T139"> the argument </text:span><text:span text:style-name="T140">and all its boosters</text:span><text:span text:style-name="T139"> take one </text:span><text:span text:style-name="T140">less creation point</text:span><text:span text:style-name="T139"> to create.</text:span></text:p>
      <text:p text:style-name="P101"/>
      <text:p text:style-name="P222"><text:span text:style-name="T66">F</text:span><text:span text:style-name="T82">ont o</text:span><text:span text:style-name="T66">f f</text:span><text:span text:style-name="T82">aith</text:span><text:span text:style-name="T66">:</text:span><text:span text:style-name="T123"> </text:span><text:span text:style-name="T194">the argument gives bonus conviction to all characters developing it each turn based on the number of boosters it has (the higher the better).</text:span></text:p>
      <text:p text:style-name="P101"/>
      <text:p text:style-name="P49"><text:span text:style-name="T57">Great</text:span><text:span text:style-name="T54"> cohesion, </text:span><text:span text:style-name="T57">great</text:span><text:span text:style-name="T54"> relevance, </text:span><text:span text:style-name="T57">great</text:span><text:span text:style-name="T54"> power:</text:span><text:span text:style-name="T410"> give a </text:span><text:span text:style-name="T408">f</text:span><text:span text:style-name="T410">lat bonus to the argument’s respective attribute</text:span></text:p>
      <text:p text:style-name="P99"/>
      <text:p text:style-name="P123"><text:span text:style-name="T71">Hidden meaning:</text:span><text:span text:style-name="T130"> developing the argument allows its </text:span><text:span text:style-name="T131">power</text:span><text:span text:style-name="T130"> to be increased up to </text:span><text:span text:style-name="T132">30</text:span><text:span text:style-name="T130">% above its normal maximum, </text:span><text:span text:style-name="T133">but as </text:span><text:span text:style-name="T184">it happens w</text:span><text:span text:style-name="T133">ith all stats </text:span><text:span text:style-name="T184">that are</text:span><text:span text:style-name="T133"> above the maximum, its power decays back to the maximum when the argument is no longer being developed</text:span><text:span text:style-name="T130">.</text:span></text:p>
      <text:p text:style-name="P107"/>
      <text:p text:style-name="P126"><text:span text:style-name="T72">Leap o</text:span><text:span text:style-name="T73">f </text:span><text:span text:style-name="T72">genius:</text:span><text:span text:style-name="T134"> give</text:span><text:span text:style-name="T121">s</text:span><text:span text:style-name="T134"> a bonus to the argument‘s relevance and power based on the argument’s complexity (the higher the better), but prevents </text:span><text:span text:style-name="T117">all teammates besides the argument’s creator </text:span><text:span text:style-name="T115">f</text:span><text:span text:style-name="T117">rom </text:span><text:span text:style-name="T118">developing the argument. Bandwagon and Leap of Genius cannot be taken together</text:span><text:span text:style-name="T134">.</text:span></text:p>
      <text:p text:style-name="P107"/>
      <text:p text:style-name="P155"><text:span text:style-name="T66">L</text:span><text:span text:style-name="T67">ightning rod:</text:span><text:span text:style-name="T124"> </text:span><text:span text:style-name="T193">whenever the characters developing the argument are targeted by the opposing team, the argument gains power equal to the intensity of the </text:span><text:span text:style-name="T243">.</text:span></text:p>
      <text:p text:style-name="P107"/>
      <text:p text:style-name="P48"><text:span text:style-name="T54">Maker’s mark:</text:span><text:span text:style-name="T116"> gives a bonus to the argument’s power while the trait is being developed by its </text:span><text:span text:style-name="T120">own </text:span><text:span text:style-name="T116">creator.</text:span></text:p>
      <text:p text:style-name="P48"/>
      <text:p text:style-name="P113"><text:span text:style-name="T66">M</text:span><text:span text:style-name="T37">nemonic remnant:</text:span><text:span text:style-name="T110"> when the argument disappears, the characters on its side gain conviction.</text:span></text:p>
      <text:p text:style-name="P48"/>
      <text:p text:style-name="P154"><text:span text:style-name="T37">One o</text:span><text:span text:style-name="T90">f </text:span><text:span text:style-name="T37">a kind:</text:span><text:span text:style-name="T110"> the </text:span><text:span text:style-name="T185">total</text:span><text:span text:style-name="T110"> </text:span><text:span text:style-name="T148">energy</text:span><text:span text:style-name="T110"> cost o</text:span><text:span text:style-name="T146">f </text:span><text:span text:style-name="T110">creating the argument </text:span><text:span text:style-name="T185">(taking all its traits into account)</text:span><text:span text:style-name="T110"> is halved, </text:span><text:span text:style-name="T148">but the creation point cost o</text:span><text:span text:style-name="T275">f </text:span><text:span text:style-name="T277">the argument i</text:span><text:span text:style-name="T278">ncreases by 2</text:span><text:span text:style-name="T148">.</text:span></text:p>
      <text:p text:style-name="P48"/>
      <text:p text:style-name="P112"><text:span text:style-name="T37">Purity</text:span><text:span text:style-name="T66">:</text:span><text:span text:style-name="T123"> </text:span><text:span text:style-name="T110">the argument cannot receive adverse boosters.</text:span></text:p>
      <text:p text:style-name="P48"/>
      <text:p text:style-name="P124"><text:span text:style-name="T69">Synergy:</text:span><text:span text:style-name="T425"> i</text:span><text:span text:style-name="T123">f </text:span><text:span text:style-name="T126">two or more characters are developing </text:span><text:span text:style-name="T186">the</text:span><text:span text:style-name="T125"> argument</text:span><text:span text:style-name="T126">, </text:span><text:span text:style-name="T186">this trait</text:span><text:span text:style-name="T126"> </text:span><text:span text:style-name="T425">gives a bonus to the </text:span><text:span text:style-name="T426">argument’s power based on the number o</text:span><text:span text:style-name="T244">f </text:span><text:span text:style-name="T248">characters developing it (the higher the better)</text:span><text:span text:style-name="T425">.</text:span></text:p>
      <text:p text:style-name="P33"/>
      <text:p text:style-name="P224"><text:span text:style-name="T37">Unadorned:</text:span> the argument cannot receive friendly boosters, but its energy cost is reduced <text:span text:style-name="T540">by</text:span> <text:span text:style-name="T540">7</text:span>5%.</text:p>
      <text:p text:style-name="P33"/>
      <text:p text:style-name="P223"><text:span text:style-name="T103">Wide appeal</text:span><text:span text:style-name="T82">:</text:span><text:span text:style-name="T139"> </text:span><text:span text:style-name="T193">the argument can have one additional target.</text:span></text:p>
      <text:p text:style-name="P33"/>
      <text:p text:style-name="P201">Boosters</text:p>
      <text:p text:style-name="P186">Boosters are like arguments, in that they can be created through an action (Create Booster), have cohesion, <text:span text:style-name="T506">relevance and power, and are destroyed when their relevance reaches zero. Unlike arguments, however, they are attached to a parent argument (with the exception of global boosters, which are stand-alone), and cannot be developed, though when their parent arguments are developed, their power, though not their relevance, is also restored</text:span>. <text:span text:style-name="T506">Boosters attached to an argument usually </text:span><text:span text:style-name="T507">a</text:span><text:span text:style-name="T506">ff</text:span><text:span text:style-name="T507">ect only the argument itsel</text:span><text:span text:style-name="T506">f, </text:span><text:span text:style-name="T507">the characters developing the argument, and the other boosters in the argument</text:span><text:span text:style-name="T506">.</text:span></text:p>
      <text:p text:style-name="P39"/>
      <text:p text:style-name="P135"><text:span text:style-name="T509">The Create Booster action </text:span><text:span text:style-name="T506">operates like the Create Argument action; many boosters </text:span><text:span text:style-name="T508">require </text:span><text:span text:style-name="T506">1 creation point </text:span><text:span text:style-name="T508">to be spent</text:span><text:span text:style-name="T506">, although some </text:span><text:span text:style-name="T508">require</text:span><text:span text:style-name="T506"> 2, 3 or more.</text:span></text:p>
      <text:p text:style-name="P127"/>
      <text:p text:style-name="P204">Each argument can have a maximum amount of boosters based on its complexity score (see above), and characters may perform the create booster action on an argument even after its maximum has been achieved, though any new boosters thus created will replace the oldest of the extant boosters.</text:p>
      <text:p text:style-name="P127"/>
      <text:p text:style-name="P24"><text:soft-page-break/>List of f<text:span text:style-name="T418">riendly</text:span> boosters:</text:p>
      <text:p text:style-name="P78">These boosters apply only to arguments on the booster’s own side.</text:p>
      <text:p text:style-name="P51"/>
      <text:p text:style-name="P76"><text:span text:style-name="T59">Eff</text:span><text:span text:style-name="T60">ervescent</text:span><text:span text:style-name="T59">:</text:span><text:span text:style-name="T414"> the argument gains power, but loses twice as much relevance each turn </text:span><text:span text:style-name="T424">as it normally would</text:span><text:span text:style-name="T414">, </text:span><text:span text:style-name="T415">while this booster is active</text:span><text:span text:style-name="T414">.</text:span></text:p>
      <text:p text:style-name="P50"/>
      <text:p text:style-name="P75"><text:span text:style-name="T58">Persisten</text:span><text:span text:style-name="T59">t</text:span><text:span text:style-name="T58">:</text:span><text:span text:style-name="T413"> the argument regains relevance each turn </text:span><text:span text:style-name="T415">while this booster is active</text:span><text:span text:style-name="T413">.</text:span></text:p>
      <text:p text:style-name="P52"/>
      <text:p text:style-name="P55"><text:span text:style-name="T37">Resilient:</text:span> the argument regains power each turn <text:span text:style-name="T415">while this booster is active</text:span>.</text:p>
      <text:p text:style-name="P52"/>
      <text:p text:style-name="P135"><text:span text:style-name="T360">Solid</text:span><text:span text:style-name="T361">:</text:span><text:span text:style-name="T259"> the argument’</text:span><text:span text:style-name="T260">s cohesion </text:span><text:span text:style-name="T261">receives a bonus</text:span><text:span text:style-name="T260"> while this booster is active.</text:span></text:p>
      <text:p text:style-name="P52"/>
      <text:p text:style-name="P57"><text:span text:style-name="T37">Invigorating:</text:span> the characters developing the argument restore some o<text:span text:style-name="T414">f </text:span>their <text:span text:style-name="T444">energy</text:span> each turn <text:span text:style-name="T416">while this booster is active</text:span>.</text:p>
      <text:p text:style-name="P57"/>
      <text:p text:style-name="P77"><text:span text:style-name="T356">In</text:span><text:span text:style-name="T357">trigui</text:span><text:span text:style-name="T356">ng: </text:span><text:span text:style-name="T238">the characters developing the argument restore some o</text:span><text:span text:style-name="T236">f </text:span><text:span text:style-name="T238">their interest each turn </text:span><text:span text:style-name="T239">while this booster is active</text:span><text:span text:style-name="T238">.</text:span></text:p>
      <text:p text:style-name="P57"/>
      <text:p text:style-name="P58"><text:span text:style-name="T37">Innovative:</text:span> the characters developing th<text:span text:style-name="T417">e</text:span> argument also add extra research points to its side <text:span text:style-name="T417">each turn while this booster is active</text:span>.</text:p>
      <text:p text:style-name="P70"/>
      <text:p text:style-name="P172"><text:span text:style-name="T366">Mysterious</text:span><text:span text:style-name="T314">: the cohesion o</text:span><text:span text:style-name="T315">f </text:span><text:span text:style-name="T314">the argument and its boosters count as </text:span><text:span text:style-name="T316">tripl</text:span><text:span text:style-name="T314">e </text:span><text:span text:style-name="T315">f</text:span><text:span text:style-name="T314">or the purposes o</text:span><text:span text:style-name="T315">f </text:span><text:span text:style-name="T314">revealing their stats, and the prudence o</text:span><text:span text:style-name="T315">f </text:span><text:span text:style-name="T314">every </text:span><text:span text:style-name="T317">character</text:span><text:span text:style-name="T314"> creating a booster </text:span><text:span text:style-name="T315">f</text:span><text:span text:style-name="T314">or the argument also counts as </text:span><text:span text:style-name="T316">tripl</text:span><text:span text:style-name="T314">e </text:span><text:span text:style-name="T315">f</text:span><text:span text:style-name="T317">or the purpose o</text:span><text:span text:style-name="T315">f </text:span><text:span text:style-name="T317">revealing the character’s work</text:span><text:span text:style-name="T314">, while this booster is active.</text:span></text:p>
      <text:p text:style-name="P70"/>
      <text:p text:style-name="P125"><text:span text:style-name="T37">Deceitful</text:span><text:span text:style-name="T110"> </text:span><text:span text:style-name="T167">(2 creation points)</text:span><text:span text:style-name="T110">:</text:span> the argument <text:span text:style-name="T542">(but not its boosters)</text:span> gain<text:span text:style-name="T433">s</text:span> significant power, but any characters developing <text:span text:style-name="T432">the argument</text:span> lose conviction each turn.</text:p>
      <text:p text:style-name="P128"><text:span text:style-name="T2">Notes:</text:span><text:span text:style-name="T27"> </text:span><text:span text:style-name="T28">Deceit</text:span><text:span text:style-name="T29">f</text:span><text:span text:style-name="T28">ul is</text:span><text:span text:style-name="T434"> i</text:span><text:span text:style-name="T433">ntended</text:span><text:span text:style-name="T432"> for the strategy of creating many undeveloped arguments </text:span><text:span text:style-name="T433">(thus boosters to the argument do not receive any bonus power from the Deceitful booster, </text:span><text:span text:style-name="T435">since that would encourage providing the argument with lots o</text:span><text:span text:style-name="T29">f </text:span><text:span text:style-name="T30">boosters and thus giving it higher complexity</text:span><text:span text:style-name="T433">)</text:span><text:span text:style-name="T432">.</text:span></text:p>
      <text:p text:style-name="P70"/>
      <text:p text:style-name="P71">Harmonizing<text:span text:style-name="T110"> </text:span><text:span text:style-name="T166">(</text:span><text:span text:style-name="T167">2 creation points</text:span><text:span text:style-name="T166">)</text:span><text:span text:style-name="T110">:</text:span> <text:span text:style-name="T110">all o</text:span><text:span text:style-name="T128">f </text:span><text:span text:style-name="T110">the argument’s boosters </text:span><text:span text:style-name="T166">other than Harmonizing</text:span><text:span text:style-name="T110"> gain a bonus to their power while this booster is active, the bonus being dependent on the number o</text:span><text:span text:style-name="T128">f </text:span><text:span text:style-name="T110">these boosters (the higher the better).</text:span></text:p>
      <text:p text:style-name="P69"/>
      <text:p text:style-name="P62"><text:span text:style-name="T37">Sel</text:span><text:span text:style-name="T66">f-</text:span><text:span text:style-name="T37">explanatory</text:span> <text:span text:style-name="T473">(2 creation points)</text:span>: the booster counts as an extra character developing the argument while the booster is active.</text:p>
      <text:p text:style-name="P56"/>
      <text:p text:style-name="P73">Bene<text:span text:style-name="T510">f</text:span>icial<text:span text:style-name="T110"> (2 creation points): </text:span><text:span text:style-name="T187">Any e</text:span><text:span text:style-name="T188">ff</text:span><text:span text:style-name="T187">ect on t</text:span><text:span text:style-name="T110">he argument </text:span><text:span text:style-name="T187">or its boosters that restores or increases any stat o</text:span><text:span text:style-name="T188">f </text:span><text:span text:style-name="T187">either the characters developing the booster or the </text:span><text:span text:style-name="T189">characters on the booster’s side</text:span><text:span text:style-name="T187"> allows it </text:span><text:span text:style-name="T189">to increase that stat to an extra 25% above the character’s maximum.</text:span></text:p>
      <text:p text:style-name="P69"/>
      <text:p text:style-name="P115"><text:span text:style-name="T358">Consolidating</text:span><text:span text:style-name="T246"> </text:span><text:span text:style-name="T300">(3 creation points)</text:span><text:span text:style-name="T246">: </text:span><text:span text:style-name="T252">as characters are developing the argument,</text:span><text:span text:style-name="T246"> the booster </text:span><text:span text:style-name="T252">makes them all</text:span><text:span text:style-name="T246"> restore the relevance o</text:span><text:span text:style-name="T244">f </text:span><text:span text:style-name="T246">the argument’s</text:span><text:span text:style-name="T244"> </text:span><text:span text:style-name="T246">boosters </text:span><text:span text:style-name="T252">(with the exception of Consolidating itself) </text:span><text:span text:style-name="T253">in addition to their other benefits to the argument</text:span><text:span text:style-name="T246">.</text:span></text:p>
      <text:p text:style-name="P69"/>
      <text:p text:style-name="P56"><text:span text:style-name="T37">Intangible</text:span> <text:span text:style-name="T473">(3 creation points)</text:span>: the argument takes no damage <text:span text:style-name="T414">f</text:span>rom counter-arguments and critiques while this booster is active.</text:p>
      <text:p text:style-name="P57"/>
      <text:p text:style-name="P171"><text:span text:style-name="T49">Awe-inspiring</text:span><text:span text:style-name="T175"> </text:span><text:span text:style-name="T176">(</text:span><text:span text:style-name="T177">4</text:span><text:span text:style-name="T176"> creation points)</text:span><text:span text:style-name="T175">:</text:span><text:span text:style-name="T393"> the argument and its boosters (with the exception o</text:span><text:span text:style-name="T201">f </text:span><text:span text:style-name="T393">relevance-awarding boosters) gain relevance each turn, </text:span><text:span text:style-name="T485">up to +50% above the </text:span><text:span text:style-name="T486">respective</text:span><text:span text:style-name="T485"> argument </text:span><text:span text:style-name="T486">or </text:span><text:soft-page-break/><text:span text:style-name="T486">booster</text:span><text:span text:style-name="T485">’s maximum relevance,</text:span><text:span text:style-name="T393"> while all other arguments in the encounter and their boosters lose </text:span><text:span text:style-name="T484">a small amount of</text:span><text:span text:style-name="T393"> relevance each turn.</text:span></text:p>
      <text:p text:style-name="P57"/>
      <text:p text:style-name="P77"><text:span text:style-name="T230">List of a</text:span><text:span text:style-name="T231">dverse</text:span><text:span text:style-name="T230"> boosters:</text:span></text:p>
      <text:p text:style-name="P59">These boosters apply only to arguments on the opposing side.</text:p>
      <text:p text:style-name="P57"/>
      <text:p text:style-name="P59"><text:span text:style-name="T37">Revealing:</text:span> <text:span text:style-name="T539">the argument itself and</text:span> each character developing the argument <text:span text:style-name="T539">receive probing from the booster</text:span><text:span text:style-name="T419">.</text:span></text:p>
      <text:p text:style-name="P59"/>
      <text:p text:style-name="P60"><text:span text:style-name="T61">Antagonizing</text:span><text:span text:style-name="T37">:</text:span> <text:span text:style-name="T418">f</text:span><text:span text:style-name="T420">or each character developing the argument, the booster’s side </text:span><text:span text:style-name="T422">gains interest </text:span><text:span text:style-name="T423">each turn while the booster is active</text:span><text:span text:style-name="T422">.</text:span></text:p>
      <text:p text:style-name="P57"/>
      <text:p text:style-name="P225"><text:span text:style-name="T369">Contested:</text:span><text:span text:style-name="T244"> the </text:span><text:span text:style-name="T342">defense of the argument and its friendly boosters is decreased</text:span><text:span text:style-name="T244"> while this booster is active.</text:span></text:p>
      <text:p text:style-name="P57"/>
      <text:p text:style-name="P68"><text:span text:style-name="T37">Insipid:</text:span> the characters developing the argument lose interest while this booster is active.</text:p>
      <text:p text:style-name="P57"/>
      <text:p text:style-name="P63"><text:span text:style-name="T37">Tedious:</text:span> the characters developing the argument lose <text:span text:style-name="T511">energy</text:span> while this booster is active.</text:p>
      <text:p text:style-name="P57"/>
      <text:p text:style-name="P189"><text:span text:style-name="T365">Limited</text:span><text:span text:style-name="T364">:</text:span><text:span text:style-name="T274"> the argument’</text:span><text:span text:style-name="T275">s maximum power decreases by -30% </text:span><text:span text:style-name="T343">(affected by the argument’s power) </text:span><text:span text:style-name="T275">of its default maximum while the booster is active.</text:span></text:p>
      <text:p text:style-name="P57"/>
      <text:p text:style-name="P72">Tendentious:<text:span text:style-name="T110"> </text:span><text:span text:style-name="T196">the effectiveness of developing the argument decreases by 30% (affected by the argument’s power).</text:span></text:p>
      <text:p text:style-name="P57"/>
      <text:p text:style-name="P192"><text:span text:style-name="T368">Unrewarding</text:span><text:span text:style-name="T337"> (2 creation points): characters developing the argument do not receive </text:span><text:span text:style-name="T338">any bene</text:span><text:span text:style-name="T336">f</text:span><text:span text:style-name="T338">its </text:span><text:span text:style-name="T336">f</text:span><text:span text:style-name="T338">rom it while this booster is active.</text:span></text:p>
      <text:p text:style-name="P57"/>
      <text:p text:style-name="P114"><text:span text:style-name="T359">Cursed</text:span><text:span text:style-name="T245"> </text:span><text:span text:style-name="T298">(</text:span><text:span text:style-name="T299">2 creation points</text:span><text:span text:style-name="T298">)</text:span><text:span text:style-name="T245">:</text:span><text:span text:style-name="T359"> </text:span><text:span text:style-name="T368">c</text:span><text:span text:style-name="T245">haracters developing the argument cannot do anything else until this booster wears o</text:span><text:span text:style-name="T244">ff, </text:span><text:span text:style-name="T255">unless they </text:span><text:span text:style-name="T3">yield,</text:span><text:span text:style-name="T5"> in which case they are removed from the list of characters developing the argument.</text:span><text:span text:style-name="T244"> </text:span><text:span text:style-name="T245">Th</text:span><text:span text:style-name="T254">is</text:span><text:span text:style-name="T245"> booster </text:span><text:span text:style-name="T246">cannot have its relevance increased by any method, and</text:span><text:span text:style-name="T245"> </text:span><text:span text:style-name="T246">expires</text:span><text:span text:style-name="T245"> even when </text:span><text:span text:style-name="T246">Anamnesis is active</text:span><text:span text:style-name="T245">.</text:span></text:p>
      <text:p text:style-name="P52"/>
      <text:p text:style-name="P190"><text:span text:style-name="T367">Deadlocked</text:span><text:span text:style-name="T334"> (3 creation points): </text:span><text:span text:style-name="T335">all characters developing </text:span><text:span text:style-name="T336">the argument are removed from it, and characters may not develop the argument while this booster is active.</text:span></text:p>
      <text:p text:style-name="P52"/>
      <text:p text:style-name="P168"><text:span text:style-name="T364">Global boosters</text:span><text:span text:style-name="T274"> also exist, a</text:span><text:span text:style-name="T11">ff</text:span><text:span text:style-name="T8">ecting the entire social encounter in some way. Some global boosters only provide bene</text:span><text:span text:style-name="T11">f</text:span><text:span text:style-name="T8">its to the side that created them and/</text:span><text:span text:style-name="T12">or</text:span><text:span text:style-name="T8"> penalties to the </text:span><text:span text:style-name="T12">opposing</text:span><text:span text:style-name="T8"> side, </text:span><text:span text:style-name="T12">while other global boosters a</text:span><text:span text:style-name="T13">ff</text:span><text:span text:style-name="T12">ect both teams equally</text:span><text:span text:style-name="T8">. F</text:span><text:span text:style-name="T14">or each side, only one global booster o</text:span><text:span text:style-name="T15">f </text:span><text:span text:style-name="T14">each kind may be active or in development (e.g. two copies o</text:span><text:span text:style-name="T15">f </text:span><text:span text:style-name="T14">Anamnesis cannot exist at once).</text:span></text:p>
      <text:p text:style-name="P50"/>
      <text:p text:style-name="P25">List o<text:span text:style-name="T412">f </text:span>global boosters:</text:p>
      <text:p text:style-name="P33"/>
      <text:p text:style-name="P156"><text:span text:style-name="T91">Devastating </text:span><text:span text:style-name="T92">C</text:span><text:span text:style-name="T91">ritiques</text:span><text:span text:style-name="T149"> </text:span><text:span text:style-name="T162">(5 creation points)</text:span><text:span text:style-name="T149">: </text:span><text:span text:style-name="T150">all attacks on arguments that reduce their power to zero </text:span><text:span text:style-name="T151">immediate</text:span><text:span text:style-name="T150">ly destroy these arguments rather than dealing the rest o</text:span><text:span text:style-name="T275">f </text:span><text:span text:style-name="T279">their damage as relevance damage.</text:span></text:p>
      <text:p text:style-name="P33"/>
      <text:p text:style-name="P54"><text:span text:style-name="T37">Tranquillity</text:span> <text:span text:style-name="T472">(4 creation points)</text:span>: <text:span text:style-name="T413">the power o</text:span><text:span text:style-name="T412">f </text:span><text:span text:style-name="T413">all arguments decreases by 20% while this booster is active. </text:span></text:p>
      <text:p text:style-name="P53"/>
      <text:p text:style-name="P74"><text:span text:style-name="T354">Anamnesis</text:span><text:span text:style-name="T235"> </text:span><text:span text:style-name="T297">(5 creation points)</text:span><text:span text:style-name="T234">: no arguments </text:span><text:span text:style-name="T235">or boosters besides Anamnesis </text:span><text:span text:style-name="T245">and Cursed</text:span><text:span text:style-name="T234"> may expire while </text:span><text:span text:style-name="T237">this booster</text:span><text:span text:style-name="T234"> is active. </text:span><text:span text:style-name="T296">Requires 5 turns to create.</text:span></text:p>
      <text:p text:style-name="P33"><text:soft-page-break/></text:p>
      <text:p text:style-name="P136"><text:span text:style-name="T80">Shield o</text:span><text:span text:style-name="T355">f F</text:span><text:span text:style-name="T363">aith</text:span><text:span text:style-name="T263"> </text:span><text:span text:style-name="T297">(4 creation points)</text:span><text:span text:style-name="T263">: </text:span><text:span text:style-name="T262">any decreases to the conviction of</text:span><text:span text:style-name="T263"> characters on the same side as Shield o</text:span><text:span text:style-name="T236">f F</text:span><text:span text:style-name="T263">aith </text:span><text:span text:style-name="T262">is instead converted into a decrease in the power of Shield of Faith itself, up to the point where the power of Shield of Faith is reduced to zero, at which point the booster is destroyed and the characters take conviction damage normally.</text:span></text:p>
      <text:p text:style-name="P33"/>
      <text:p text:style-name="P129"><text:span text:style-name="T74">Blatherf</text:span><text:span text:style-name="T75">est Fatigue</text:span><text:span text:style-name="T163"> </text:span><text:span text:style-name="T164">(6 creation points)</text:span><text:span text:style-name="T163">:</text:span><text:span text:style-name="T436"> characters </text:span><text:span text:style-name="T31">receive a decrease in their </text:span><text:span text:style-name="T34">interest </text:span><text:span text:style-name="T31">and energy each time an argument on their side runs out o</text:span><text:span text:style-name="T29">f </text:span><text:span text:style-name="T31">pertinence while this booster is active.</text:span></text:p>
      <text:p text:style-name="P33"/>
      <text:p text:style-name="P226"><text:span text:style-name="T75">Aura o</text:span><text:span text:style-name="T35">f </text:span><text:span text:style-name="T75">Secrecy</text:span><text:span text:style-name="T163"> </text:span><text:span text:style-name="T165">(4 creation points)</text:span><text:span text:style-name="T163">:</text:span><text:span text:style-name="T436"> </text:span><text:span text:style-name="T471">the </text:span><text:span text:style-name="T543">effectiveness of probing on the opposing team’s side is halved </text:span><text:span text:style-name="T293">while this booster is active</text:span><text:span text:style-name="T292">.</text:span></text:p>
      <text:p text:style-name="P33"/>
      <text:p text:style-name="P188"><text:span text:style-name="T75">Deadlock</text:span><text:span text:style-name="T163"> </text:span><text:span text:style-name="T165">(5 creation points)</text:span><text:span text:style-name="T163">: </text:span><text:span text:style-name="T161">All characters currently developing arguments are removed </text:span><text:span text:style-name="T282">f</text:span><text:span text:style-name="T294">rom these arguments, and arguments may not be developed until </text:span><text:span text:style-name="T295">Deadlock is destroyed</text:span><text:span text:style-name="T294">.</text:span></text:p>
      <text:p text:style-name="P205"/>
      <text:p text:style-name="P15"/>
      <text:p text:style-name="P23">Special actions</text:p>
      <text:p text:style-name="P153"><text:span text:style-name="T457">A special action is any action that does not involve creating an argument, creating a booster, </text:span><text:span text:style-name="T544">retargeting an argument</text:span><text:span text:style-name="T457"> </text:span><text:span text:style-name="T458">or developing an argument. Like creating arguments and boosters, special actions usually cost energy. </text:span><text:span text:style-name="T512">Most special actions are instantaneous, but some cost creation points like arguments and boosters</text:span><text:span text:style-name="T458">.</text:span></text:p>
      <text:p text:style-name="P12"/>
      <text:p text:style-name="P12"><text:span text:style-name="T545">Special actions may be assigned multiple targets, the number of targets being dependent on the acting character’s attributes</text:span>.</text:p>
      <text:p text:style-name="P12"/>
      <text:p text:style-name="P28">List o<text:span text:style-name="T462">f </text:span>special actions:</text:p>
      <text:p text:style-name="P12"><text:span text:style-name="T289"/></text:p>
      <text:p text:style-name="P215"><text:span text:style-name="T370">A</text:span><text:span text:style-name="T232">sk:</text:span><text:span text:style-name="T233"> increases the target character or argument’s probed score.</text:span></text:p>
      <text:p text:style-name="P12"><text:span text:style-name="T289"/></text:p>
      <text:p text:style-name="P158"><text:span text:style-name="T94">Challenge:</text:span><text:span text:style-name="T437"> damage the target argument or booster’s power, causing more damage the higher the character’s charisma </text:span><text:span text:style-name="T482">and intelligence are and</text:span><text:span text:style-name="T437"> less damage the higher the argument or booster’s cohesion is. </text:span><text:span text:style-name="T438">I</text:span><text:span text:style-name="T29">f </text:span><text:span text:style-name="T32">the argument or booster’s power is decreased to zero this way, the argument or booster </text:span><text:span text:style-name="T33">takes the rest o</text:span><text:span text:style-name="T9">f </text:span><text:span text:style-name="T10">the damage as relevance damage.</text:span></text:p>
      <text:p text:style-name="P185"/>
      <text:p text:style-name="P121"><text:span text:style-name="T64">Contemplate:</text:span><text:span text:style-name="T429"> </text:span><text:span text:style-name="T470">increase</text:span><text:span text:style-name="T429">s the </text:span><text:span text:style-name="T467">act</text:span><text:span text:style-name="T429">ing character’s energy </text:span><text:span text:style-name="T467">based on their </text:span><text:span text:style-name="T469">imagination</text:span><text:span text:style-name="T467"> attribute, </text:span><text:span text:style-name="T470">to up to </text:span><text:span text:style-name="T480">X</text:span><text:span text:style-name="T470">% above the maximum </text:span><text:span text:style-name="T481">(X being</text:span><text:span text:style-name="T470"> </text:span><text:span text:style-name="T480">based on their imagination</text:span><text:span text:style-name="T481">)</text:span><text:span text:style-name="T470">.</text:span></text:p>
      <text:p text:style-name="P12"/>
      <text:p text:style-name="P145"><text:span text:style-name="T68">D</text:span><text:span text:style-name="T70">is</text:span><text:span text:style-name="T83">miss</text:span><text:span text:style-name="T84">:</text:span><text:span text:style-name="T127"> The </text:span><text:span text:style-name="T173">acting</text:span><text:span text:style-name="T127"> </text:span><text:span text:style-name="T128">character </text:span><text:span text:style-name="T141">gains conviction, </text:span><text:span text:style-name="T158">based on the character’s prudence,</text:span><text:span text:style-name="T141"> but loses</text:span><text:span text:style-name="T128"> interest</text:span><text:span text:style-name="T158">, mitigated by the character’s prudence</text:span><text:span text:style-name="T127">.</text:span></text:p>
      <text:p text:style-name="P108"/>
      <text:p text:style-name="P211"><text:span text:style-name="T37">Dupe:</text:span> Greatly decreases the acting character’s probing score, allowing secrets to be hidden again.</text:p>
      <text:p text:style-name="P108"/>
      <text:p text:style-name="P143"><text:span text:style-name="T65">E</text:span><text:span text:style-name="T37">ntice: </text:span><text:span text:style-name="T110">the target </text:span><text:span text:style-name="T143">character</text:span><text:span text:style-name="T110"> </text:span><text:span text:style-name="T142">gains interest </text:span><text:span text:style-name="T158">based on the acting character’s charisma </text:span><text:span text:style-name="T171">and insight</text:span><text:span text:style-name="T158"> and </text:span><text:span text:style-name="T159">the target’s spirit </text:span><text:span text:style-name="T172">attribute</text:span><text:span text:style-name="T142">.</text:span></text:p>
      <text:p text:style-name="P208"/>
      <text:p text:style-name="P216"><text:span text:style-name="T102">Indict</text:span><text:span text:style-name="T85">:</text:span><text:span text:style-name="T445"> the target </text:span><text:span text:style-name="T448">opponent</text:span><text:span text:style-name="T445"> loses conviction. </text:span><text:span text:style-name="T468">The e</text:span><text:span text:style-name="T282">ff</text:span><text:span text:style-name="T289">ect increases with the acting character’s charisma and </text:span><text:span text:style-name="T308">insight and</text:span><text:span text:style-name="T289"> decreases with the target’s prudence.</text:span></text:p>
      <text:p text:style-name="P209"/>
      <text:p text:style-name="P167"><text:span text:style-name="T41">I</text:span><text:span text:style-name="T70">nsult:</text:span><text:span text:style-name="T127"> the target </text:span><text:span text:style-name="T128">opponent</text:span><text:span text:style-name="T127"> </text:span><text:span text:style-name="T128">loses energy and interest. </text:span><text:span text:style-name="T197">T</text:span><text:span text:style-name="T158">his e</text:span><text:span text:style-name="T282">ff</text:span><text:span text:style-name="T288">ect is increased by the acting character’s charisma </text:span><text:span text:style-name="T307">and insight</text:span><text:span text:style-name="T288"> and mitigated by the target’s </text:span><text:span text:style-name="T290">prudence</text:span><text:span text:style-name="T288"> attribute. </text:span><text:span text:style-name="T340">May not target neutral characters.</text:span></text:p>
      <text:p text:style-name="P214"/>
      <text:p text:style-name="P121"><text:soft-page-break/><text:span text:style-name="T41">Joke:</text:span><text:span text:style-name="T215"> </text:span><text:span text:style-name="T545">The target restores energy</text:span><text:span text:style-name="T215">. </text:span><text:span text:style-name="T216">The amount restored depends </text:span><text:span text:style-name="T215">on the acting character’s charisma </text:span><text:span text:style-name="T479">and imagination</text:span><text:span text:style-name="T215"> and the </text:span><text:span text:style-name="T216">target’</text:span><text:span text:style-name="T545">s</text:span><text:span text:style-name="T216"> spirit </text:span><text:span text:style-name="T217">attribute</text:span><text:span text:style-name="T216">.</text:span></text:p>
      <text:p text:style-name="P100"/>
      <text:p text:style-name="P157"><text:span text:style-name="T56">L</text:span><text:span text:style-name="T93">earn:</text:span><text:span text:style-name="T154"> </text:span><text:span text:style-name="T152">gives the </text:span><text:span text:style-name="T153">character’s side</text:span><text:span text:style-name="T152"> extra research points, </text:span><text:span text:style-name="T160">based on the character’s </text:span><text:span text:style-name="T174">imagination and</text:span><text:span text:style-name="T160"> intelligence</text:span><text:span text:style-name="T152">.</text:span></text:p>
      <text:p text:style-name="P100"/>
      <text:p text:style-name="P170"><text:span text:style-name="T95">Misdirect:</text:span><text:span text:style-name="T168"> increases the target </text:span><text:span text:style-name="T305">teammate’s</text:span><text:span text:style-name="T168"> conviction to up to +50% o</text:span><text:span text:style-name="T274">f </text:span><text:span text:style-name="T305">their maximum, </text:span><text:span text:style-name="T306">mitigated by the target’s prudence</text:span><text:span text:style-name="T168">, </text:span><text:span text:style-name="T198">or beneficially shifts the target neutral character’s conviction, mitigated by their prudence,</text:span><text:span text:style-name="T168"> or decreases the target opponent’s conviction, </text:span><text:span text:style-name="T169">mitigated by their prudence</text:span><text:span text:style-name="T168">, but also decreases the acting character’s own conviction, </text:span><text:span text:style-name="T169">mitigated by the acting character’s prudence</text:span><text:span text:style-name="T168">. </text:span><text:span text:style-name="T169">Positive e</text:span><text:span text:style-name="T274">ff</text:span><text:span text:style-name="T306">ects are bolstered by the acting character’s </text:span><text:span text:style-name="T169">i</text:span><text:span text:style-name="T168">nsight and </text:span><text:span text:style-name="T170">charisma</text:span><text:span text:style-name="T169">.</text:span></text:p>
      <text:p text:style-name="P100"/>
      <text:p text:style-name="P121"><text:span text:style-name="T56">O</text:span><text:span text:style-name="T55">ff </text:span><text:span text:style-name="T56">the cu</text:span><text:span text:style-name="T55">ff:</text:span><text:span text:style-name="T118"> </text:span><text:span text:style-name="T119">instantly creates a basic contention argument with no traits, without expending an action</text:span><text:span text:style-name="T118">.</text:span></text:p>
      <text:p text:style-name="P109"/>
      <text:p text:style-name="P111"><text:span text:style-name="T63">Rally</text:span><text:span text:style-name="T37">:</text:span><text:span text:style-name="T110"> </text:span><text:span text:style-name="T122">the target teammate restores interest.</text:span></text:p>
      <text:p text:style-name="P97"/>
      <text:p text:style-name="P228"><text:span text:style-name="T41">G</text:span><text:span text:style-name="T105">ather the lost:</text:span><text:span text:style-name="T200"> restores the target yielding member’s conviction to </text:span><text:span text:style-name="T199">X</text:span><text:span text:style-name="T200">% o</text:span><text:span text:style-name="T282">f </text:span><text:span text:style-name="T285">their </text:span><text:span text:style-name="T286">maximum conviction. </text:span><text:span text:style-name="T287">The amount restored depends on the character’s charisma </text:span><text:span text:style-name="T301">and the target’s prudence </text:span><text:span text:style-name="T309">and spirit</text:span><text:span text:style-name="T287">.</text:span></text:p>
      <text:p text:style-name="P97"/>
      <text:p text:style-name="P116"><text:span text:style-name="T41">R</text:span><text:span text:style-name="T37">eiterate:</text:span><text:span text:style-name="T110"> restores the relevance o</text:span><text:span text:style-name="T244">f </text:span><text:span text:style-name="T233">an argument’s boosters, dividing a pool o</text:span><text:span text:style-name="T244">f </text:span><text:span text:style-name="T233">bonus relevance among the boosters. I</text:span><text:span text:style-name="T244">f </text:span><text:span text:style-name="T233">any booster receives more relevance than its maximum can accommodate, the extra relevance is lost. </text:span><text:span text:style-name="T247">The amount restored depends on the character’s prudence.</text:span></text:p>
      <text:p text:style-name="P8"/>
      <text:p text:style-name="P30">Probing</text:p>
      <text:p text:style-name="P160"><text:span text:style-name="T385">Most in</text:span><text:span text:style-name="T201">f</text:span><text:span text:style-name="T385">ormation about the opposing team is unknown at the start o</text:span><text:span text:style-name="T201">f </text:span><text:span text:style-name="T385">each turn. This unknown in</text:span><text:span text:style-name="T201">f</text:span><text:span text:style-name="T386">ormation about the opposing team</text:span><text:span text:style-name="T385"> includes its characters’ attributes and ongoing actions, its</text:span><text:span text:style-name="T373"> arguments’ cohesion and power, </text:span><text:span text:style-name="T385">its</text:span><text:span text:style-name="T373"> boosters’ relevance, cohesion and power, </text:span><text:span text:style-name="T385">as well as any secrets that the player’s team can exploit. </text:span><text:span text:style-name="T388">Probing is the game mechanic through which one team learns these things about the other team</text:span><text:span text:style-name="T385">.</text:span></text:p>
      <text:p text:style-name="P229"/>
      <text:p text:style-name="P233"><text:span text:style-name="T546">Characters </text:span><text:span text:style-name="T547">(including neutral characters)</text:span><text:span text:style-name="T546">, arguments and global boosters </text:span><text:span text:style-name="T547">have a </text:span><text:span text:style-name="T106">prob</text:span><text:span text:style-name="T107">ing</text:span><text:span text:style-name="T106"> score</text:span><text:span text:style-name="T546"> </text:span><text:span text:style-name="T547">and </text:span><text:span text:style-name="T546">may be probed, </text:span><text:span text:style-name="T547">meaning its probing score can be increased</text:span><text:span text:style-name="T546">. When an argument is probed, its boosters are probed as well. </text:span><text:span text:style-name="T547">As the character, argument or booster is probed, its stats, attributes, secrets and (in the case of boosters) its type become known. In addition, </text:span><text:span text:style-name="T548">once </text:span><text:span text:style-name="T547">the probing score exceeds a given </text:span><text:span text:style-name="T107">secre</text:span><text:span text:style-name="T109">cy</text:span><text:span text:style-name="T107"> score</text:span><text:span text:style-name="T547"> based on the character’s prudence score, its ongoing action (such as creating an argument) is revealed </text:span><text:span text:style-name="T548">for that turn</text:span><text:span text:style-name="T547">, </text:span><text:span text:style-name="T548">and the secre</text:span><text:span text:style-name="T549">cy</text:span><text:span text:style-name="T548"> score is deducted from the probing score</text:span><text:span text:style-name="T547">.</text:span></text:p>
      <text:p text:style-name="P160"/>
      <text:p text:style-name="P232"><text:span text:style-name="T344">For a character, </text:span><text:span text:style-name="T351">attributes</text:span><text:span text:style-name="T344"> are revealed first, then </text:span><text:span text:style-name="T351">stat</text:span><text:span text:style-name="T344">s, then secrets. </text:span><text:span text:style-name="T311">The</text:span><text:span text:style-name="T312"> attributes/</text:span><text:span text:style-name="T345">stats</text:span><text:span text:style-name="T312"> are </text:span><text:span text:style-name="T346">arranged in a list and are</text:span><text:span text:style-name="T312"> ordered </text:span><text:span text:style-name="T310">f</text:span><text:span text:style-name="T312">rom lowest to highest according to a s</text:span><text:span text:style-name="T346">ecrecy</text:span><text:span text:style-name="T312"> score given by their value times the value o</text:span><text:span text:style-name="T310">f </text:span><text:span text:style-name="T312">the same character’s prudence. </text:span><text:span text:style-name="T16">I</text:span><text:span text:style-name="T17">f </text:span><text:span text:style-name="T16">there is a tie between the same character’s attributes, </text:span><text:span text:style-name="T18">the </text:span><text:span text:style-name="T17">f</text:span><text:span text:style-name="T18">irst attribute in </text:span><text:span text:style-name="T20">alphabetical</text:span><text:span text:style-name="T18"> order is chosen </text:span><text:span text:style-name="T17">f</text:span><text:span text:style-name="T18">irst. </text:span><text:span text:style-name="T16">When the points in the pool equal or exceed the </text:span><text:span text:style-name="T19">s</text:span><text:span text:style-name="T21">ecrecy</text:span><text:span text:style-name="T19"> score o</text:span><text:span text:style-name="T18">f </text:span><text:span text:style-name="T19">the </text:span><text:span text:style-name="T16">lowest-ranked o</text:span><text:span text:style-name="T18">f </text:span><text:span text:style-name="T16">the attributes, </text:span><text:span text:style-name="T19">that attribute is</text:span><text:span text:style-name="T16"> revealed </text:span><text:span text:style-name="T19">and</text:span><text:span text:style-name="T16"> removed </text:span><text:span text:style-name="T18">f</text:span><text:span text:style-name="T16">rom the list, and a number </text:span><text:span text:style-name="T19">o</text:span><text:span text:style-name="T18">f </text:span><text:span text:style-name="T19">points</text:span><text:span text:style-name="T16"> equal to the attribute’s s</text:span><text:span text:style-name="T21">ecrecy</text:span><text:span text:style-name="T16"> score is deducted </text:span><text:span text:style-name="T18">f</text:span><text:span text:style-name="T16">rom the pool. </text:span><text:span text:style-name="T21">This goes on until there are no more </text:span><text:span text:style-name="T25">attributes</text:span><text:span text:style-name="T21"> to be revealed, then until there are no more </text:span><text:span text:style-name="T25">sttat</text:span><text:span text:style-name="T21">s to be revealed. </text:span><text:span text:style-name="T23">Secrets are stacked in the order of their secrecy score, the secrets with a lower secrecy score being learned first. When the probing score exceeds the lowest-scored secret’s secrecy score, this secrecy score is subtracted from the probing score and the secret is learned.</text:span><text:span text:style-name="T21"> </text:span><text:span text:style-name="T23">This keeps going</text:span><text:span text:style-name="T21"> until there are no more secrets to be revealed. </text:span><text:span text:style-name="T24">The </text:span><text:span text:style-name="T26">attributes, stats and secrets</text:span><text:span text:style-name="T22"> remain revealed </text:span><text:soft-page-break/><text:span text:style-name="T22">until the end of the social encounter </text:span><text:span text:style-name="T26">or until the character hides them again by reducing the probing score below zero, at which point secrets, stats and attributes are re-added to the stack and concealed</text:span><text:span text:style-name="T22">.</text:span></text:p>
      <text:p text:style-name="P65"/>
      <text:p text:style-name="P235"><text:span text:style-name="T313">F</text:span><text:span text:style-name="T233">or an argument, its </text:span><text:span text:style-name="T347">stats are revealed in the same way as with characters </text:span><text:span text:style-name="T349">(prudence being substituted with the argument’s cohesion)</text:span><text:span text:style-name="T347">, </text:span><text:span text:style-name="T352">then its traits,</text:span><text:span text:style-name="T347"> then the types of its boosters are revealed, then </text:span><text:span text:style-name="T349">the stats of its boosters (again, prudence being substituted with cohesion)</text:span><text:span text:style-name="T347">. </text:span><text:span text:style-name="T233">They remain revealed </text:span><text:span text:style-name="T349">until the boosters and / or the argument expire</text:span><text:span text:style-name="T233">.</text:span><text:span text:style-name="T347"> Note that all boosters created by the opposing team, including adverse boosters, </text:span><text:span text:style-name="T349">are unknown until probed, so the </text:span><text:span text:style-name="T350">argument’s side has to probe the argument itself to learn about its adverse boosters</text:span><text:span text:style-name="T233">. </text:span></text:p>
      <text:p text:style-name="P234"><text:span text:style-name="T233"/></text:p>
      <text:p text:style-name="P236"><text:span text:style-name="T348">For a booster, its type is revealed first, </text:span><text:span text:style-name="T347">then its stats, in the same way as with characters, although the argument’s cohesion instead of a prudence attribute defends against probing</text:span><text:span text:style-name="T348">. They remain revealed until the booster expires.</text:span></text:p>
      <text:p text:style-name="P230"/>
      <text:p text:style-name="P159">Learning secrets about individual characters during the game create<text:span text:style-name="T483">s</text:span> bonus arguments, <text:span text:style-name="T389">boosters and special actions</text:span> <text:span text:style-name="T201">f</text:span>or use in social encounters involving those characters. <text:span text:style-name="T387">The player may learn these either be</text:span><text:span text:style-name="T201">f</text:span><text:span text:style-name="T387">ore or during social encounters, though some secrets may only be learned through the game’s conversations.</text:span></text:p>
      <text:p text:style-name="P21"/>
      <text:p text:style-name="P29">List o<text:span text:style-name="T462">f </text:span>secret arguments:</text:p>
      <text:p text:style-name="P110"/>
      <text:p text:style-name="P110"/>
      <text:p text:style-name="P27">List o<text:span text:style-name="T430">f </text:span>secret <text:span text:style-name="T430">f</text:span>riendly boosters:</text:p>
      <text:p text:style-name="P122"/>
      <text:p text:style-name="P160"><text:span text:style-name="T77">Secret a</text:span><text:span text:style-name="T76">ff</text:span><text:span text:style-name="T77">inity:</text:span><text:span text:style-name="T129"> </text:span><text:span text:style-name="T135">characters </text:span><text:span text:style-name="T146">developing the argument increase its power faster and can increase its power by +50% beyond its normal </text:span><text:span text:style-name="T147">maximum</text:span><text:span text:style-name="T146">.</text:span></text:p>
      <text:p text:style-name="P160"/>
      <text:p text:style-name="P160"/>
      <text:p text:style-name="P160"/>
      <text:p text:style-name="P27">List o<text:span text:style-name="T430">f </text:span>secret adverse boosters:</text:p>
      <text:p text:style-name="P122"/>
      <text:p text:style-name="P82">Secret hesitation:<text:span text:style-name="T110"> characters on the booster’s side lose interest when developing the booster’s argument.</text:span></text:p>
      <text:p text:style-name="P122"/>
      <text:p text:style-name="P122"><text:span text:style-name="T37">Secret </text:span><text:span text:style-name="T89">doubt</text:span><text:span text:style-name="T37">:</text:span><text:span text:style-name="T110"> </text:span><text:span text:style-name="T135">characters on the booster’s side lose conviction </text:span><text:span text:style-name="T136">when</text:span><text:span text:style-name="T135"> developing the booster’s argument.</text:span></text:p>
      <text:p text:style-name="P122"/>
      <text:p text:style-name="P160"><text:span text:style-name="T77">Secret rigor:</text:span><text:span text:style-name="T431"> </text:span><text:span text:style-name="T439">characters on </text:span><text:span text:style-name="T431">the </text:span><text:span text:style-name="T439">booster</text:span><text:span text:style-name="T431">‘s side lose </text:span><text:span text:style-name="T439">energy </text:span><text:span text:style-name="T440">when</text:span><text:span text:style-name="T439"> developing the booster’s argument</text:span><text:span text:style-name="T431">.</text:span></text:p>
      <text:p text:style-name="P160"/>
      <text:p text:style-name="P160"/>
      <text:p text:style-name="P160"/>
      <text:p text:style-name="P29">List o<text:span text:style-name="T462">f </text:span><text:span text:style-name="T464">secret special actions:</text:span></text:p>
      <text:p text:style-name="P160"/>
      <text:p text:style-name="P160"/>
      <text:p text:style-name="P32">Research</text:p>
      <text:p text:style-name="P195"><text:span text:style-name="T513">Each turn, characters (based on their imagination score) and hypotheses add to their side’s </text:span><text:span text:style-name="T100">research score</text:span><text:span text:style-name="T513">, which goes into a pool. When a side has no active research project, that side chooses a project, and when the research score in the pool exceeds the research cost o</text:span><text:span text:style-name="T510">f </text:span><text:span text:style-name="T513">that project, the research cost is deducted </text:span><text:span text:style-name="T510">f</text:span><text:span text:style-name="T513">rom the pool, the project is completed, and the side may assign a new research project. Multiple research projects may thus be completed each turn. Completing a project gives the side that completed it the ability to use an extra type o</text:span><text:span text:style-name="T510">f </text:span><text:span text:style-name="T513">booster, argument, </text:span><text:span text:style-name="T516">argument trait </text:span><text:span text:style-name="T514">or</text:span><text:span text:style-name="T513"> </text:span><text:span text:style-name="T514">special action, or increases the cohesion, relevance or power o</text:span><text:span text:style-name="T510">f </text:span><text:span text:style-name="T514">the arguments or boosters, or the </text:span><text:soft-page-break/><text:span text:style-name="T514">e</text:span><text:span text:style-name="T510">ff</text:span><text:span text:style-name="T514">ectiveness o</text:span><text:span text:style-name="T510">f </text:span><text:span text:style-name="T514">special actions, </text:span><text:span text:style-name="T518">or the research score gain, or the probing score gain, or decreases the cost o</text:span><text:span text:style-name="T510">f </text:span><text:span text:style-name="T518">special actions, </text:span><text:span text:style-name="T514">by a </text:span><text:span text:style-name="T518">percentile</text:span><text:span text:style-name="T514"> amount</text:span><text:span text:style-name="T513">.</text:span></text:p>
      <text:p text:style-name="P193"/>
      <text:p text:style-name="P194">There exists a research tree with multiple tiers, and some projects on the previous tier need to be completed <text:span text:style-name="T510">f</text:span>or the project on <text:span text:style-name="T515">a given tier to be researched. The cost o</text:span><text:span text:style-name="T510">f </text:span><text:span text:style-name="T515">researching a project on a given tier increases with the number o</text:span><text:span text:style-name="T510">f </text:span><text:span text:style-name="T515">that tier, so that tier 2 projects cost twice as much to complete as tier 1 projects, and tier 3 projects cost three times as much as tier 1 projects.</text:span></text:p>
      <text:p text:style-name="P193"/>
      <text:p text:style-name="P196"><text:span text:style-name="T516">Research into boosters, arguments, </text:span><text:span text:style-name="T517">argument traits</text:span><text:span text:style-name="T516"> and special actions is </text:span><text:span text:style-name="T510">f</text:span><text:span text:style-name="T516">inite, </text:span><text:span text:style-name="T518">in that only a certain number o</text:span><text:span text:style-name="T510">f </text:span><text:span text:style-name="T518">these can be researched in total, whereas research into i</text:span><text:span text:style-name="T519">mprov</text:span><text:span text:style-name="T518">ing overall stats </text:span><text:span text:style-name="T510">f</text:span><text:span text:style-name="T519">or arguments, boosters and special actions, as well as increasing research score gain and probing score gain, each have in</text:span><text:span text:style-name="T510">f</text:span><text:span text:style-name="T519">inite tiers that are not displayed in the research tree as tiers. At every tier, there is a separate research project to: </text:span></text:p>
      <text:p text:style-name="P196"/>
      <text:p text:style-name="P196">-<text:span text:style-name="T519">increase argument power</text:span></text:p>
      <text:p text:style-name="P196">-<text:span text:style-name="T519">increase argument relevance</text:span></text:p>
      <text:p text:style-name="P196">-<text:span text:style-name="T519">increase argument cohesion</text:span></text:p>
      <text:p text:style-name="P196"/>
      <text:p text:style-name="P196">-<text:span text:style-name="T519">increase booster power</text:span></text:p>
      <text:p text:style-name="P196">-<text:span text:style-name="T519">increase booster relevance</text:span></text:p>
      <text:p text:style-name="P198">-increase booster cohesion</text:p>
      <text:p text:style-name="P196"/>
      <text:p text:style-name="P199">-<text:span text:style-name="T519">decrease argument / </text:span><text:span text:style-name="T520">booster</text:span><text:span text:style-name="T519"> creation energy cost</text:span></text:p>
      <text:p text:style-name="P196"/>
      <text:p text:style-name="P196">-<text:span text:style-name="T519">increase special action effectiveness</text:span></text:p>
      <text:p text:style-name="P196">-<text:span text:style-name="T519">decrease special action energy cost</text:span></text:p>
      <text:p text:style-name="P206"/>
      <text:p text:style-name="P197"><text:span text:style-name="T304">-</text:span><text:span text:style-name="T339">increase research score gain</text:span></text:p>
      <text:p text:style-name="P207">-increase probing score gain</text:p>
      <text:p text:style-name="P206"/>
      <text:p text:style-name="P206"/>
      <text:p text:style-name="P206"/>
      <text:p text:style-name="P206"/>
      <text:p text:style-name="P206"/>
      <text:p text:style-name="P206"/>
      <text:p text:style-name="P161">Considerations o<text:span text:style-name="T280">f </text:span><text:span text:style-name="T233">strategy</text:span></text:p>
      <text:p text:style-name="P163"/>
      <text:p text:style-name="P169"><text:span text:style-name="T474">Probing should be e</text:span><text:span text:style-name="T274">ff</text:span><text:span text:style-name="T302">ective, i.e. it should reveal all secrets by the </text:span><text:span text:style-name="T303">5</text:span><text:span text:style-name="T302">0</text:span><text:span text:style-name="T475">th</text:span><text:span text:style-name="T477"> turn when insight is </text:span><text:span text:style-name="T476">slightly</text:span><text:span text:style-name="T477"> high above the opposing team’s prudence and a question argument exists on the probing team’s side. </text:span><text:span text:style-name="T476">Ir should reveal all secrets on the </text:span><text:span text:style-name="T478">15th-20</text:span><text:span text:style-name="T476">th turn </text:span><text:span text:style-name="T478">when insight is very high and a strong question argument or two question arguments exist</text:span><text:span text:style-name="T476">.</text:span></text:p>
      <text:p text:style-name="P163"/>
      <text:p text:style-name="P163"/>
      <text:p text:style-name="P163"/>
      <text:p text:style-name="P164">The bene<text:span text:style-name="T282">f</text:span><text:span text:style-name="T233">its o</text:span><text:span text:style-name="T282">f </text:span><text:span text:style-name="T233">the character attributes need to be balanced, </text:span><text:span text:style-name="T291">ensuring that they are equally power</text:span><text:span text:style-name="T282">f</text:span><text:span text:style-name="T291">ul and that equally many methods use each o</text:span><text:span text:style-name="T282">f </text:span><text:span text:style-name="T291">them</text:span><text:span text:style-name="T233">.</text:span></text:p>
      <text:p text:style-name="P163">Intelligence</text:p>
      <text:p text:style-name="P163">Methods:</text:p>
      <text:p text:style-name="P163"/>
      <text:p text:style-name="P163">Imagination</text:p>
      <text:p text:style-name="P163">Methods:</text:p>
      <text:p text:style-name="P163"/>
      <text:p text:style-name="P166"><text:soft-page-break/>Charisma</text:p>
      <text:p text:style-name="P166">Methods:</text:p>
      <text:p text:style-name="P163"/>
      <text:p text:style-name="P165">Spirit</text:p>
      <text:p text:style-name="P165">Methods:</text:p>
      <text:p text:style-name="P163"/>
      <text:p text:style-name="P165">Insight</text:p>
      <text:p text:style-name="P165">Methods:</text:p>
      <text:p text:style-name="P163"/>
      <text:p text:style-name="P165">Prudence</text:p>
      <text:p text:style-name="P165">Methods:</text:p>
      <text:p text:style-name="P165"/>
      <text:p text:style-name="P144"/>
      <text:p text:style-name="P144"/>
      <text:p text:style-name="P144">There are several strategies that can be pursued in a social encounter:</text:p>
      <text:p text:style-name="P9"/>
      <text:p text:style-name="P151"><text:span text:style-name="T86">Rushing</text:span><text:span text:style-name="T144"> </text:span><text:span text:style-name="T156">involves </text:span><text:span text:style-name="T155">using only the initially available methods, with minimal research, to quickly achieve victory.</text:span></text:p>
      <text:p text:style-name="P10">F<text:span text:style-name="T451">easible?</text:span></text:p>
      <text:p text:style-name="P104">Enough methods?</text:p>
      <text:p text:style-name="P103"/>
      <text:p text:style-name="P103"/>
      <text:p text:style-name="P162"><text:span text:style-name="T86">Turtling</text:span><text:span text:style-name="T144"> </text:span><text:span text:style-name="T156">involves </text:span><text:span text:style-name="T451">us</text:span><text:span text:style-name="T465">ing</text:span><text:span text:style-name="T270"> </text:span><text:span text:style-name="T281">questions and research to gain bonuses </text:span><text:span text:style-name="T282">that can be used later in the game. The character initially focuses on defense but develops offense later in the social encounter.</text:span></text:p>
      <text:p text:style-name="P9">F<text:span text:style-name="T451">easible?</text:span></text:p>
      <text:p text:style-name="P148">Enough methods?</text:p>
      <text:p text:style-name="P9"/>
      <text:p text:style-name="P184"><text:span text:style-name="T37">Sprawling</text:span> involves developing many arguments that are le<text:span text:style-name="T111">f</text:span><text:span text:style-name="T110">t untended.</text:span></text:p>
      <text:p text:style-name="P184">Counters: using critiques and other attacks that target all opposing arguments.</text:p>
      <text:p text:style-name="P11">F<text:span text:style-name="T451">easible?</text:span></text:p>
      <text:p text:style-name="P149">Enough methods?</text:p>
      <text:p text:style-name="P9"/>
      <text:p text:style-name="P150"><text:span text:style-name="T86">Castling</text:span><text:span text:style-name="T145"> </text:span><text:span text:style-name="T157">involves </text:span><text:span text:style-name="T450">develop</text:span><text:span text:style-name="T466">ing</text:span><text:span text:style-name="T450"> only a </text:span><text:span text:style-name="T270">f</text:span><text:span text:style-name="T271">ew </text:span><text:span text:style-name="T284">arguments (such as one appeal or one </text:span><text:span text:style-name="T285">contention</text:span><text:span text:style-name="T284">), each with a high complexity, and packing them with boosters.</text:span></text:p>
      <text:p text:style-name="P147">Counters: providing adverse boosters to the <text:span text:style-name="T466">developed arguments.</text:span></text:p>
      <text:p text:style-name="P11">F<text:span text:style-name="T451">easible?</text:span></text:p>
      <text:p text:style-name="P149">Enough methods?</text:p>
      <text:p text:style-name="P66"/>
      <text:p text:style-name="P9"/>
      <text:p text:style-name="P9"/>
      <text:p text:style-name="P9"/>
      <text:p text:style-name="P9"/>
      <text:p text:style-name="P9"/>
      <text:p text:style-name="P146"><text:span text:style-name="T449">Regardless o</text:span><text:span text:style-name="T262">f </text:span><text:span text:style-name="T269">strategy, players must ensure that their characters’ own conviction </text:span><text:span text:style-name="T333">and interest is</text:span><text:span text:style-name="T269"> rejuvenated, </text:span><text:span text:style-name="T333">while</text:span><text:span text:style-name="T269"> the opponents’ conviction </text:span><text:span text:style-name="T333">and interest are</text:span><text:span text:style-name="T269"> reduced to zero. The game must provide character and argument traits, boosters and special actions, including secrets, to </text:span><text:span text:style-name="T262">f</text:span><text:span text:style-name="T269">acilitate all these goals. Importantly, most methods provided by the game to increase interest should be available only with prior research, with one option being available in the </text:span><text:span text:style-name="T262">f</text:span><text:span text:style-name="T269">irst tier o</text:span><text:span text:style-name="T262">f </text:span><text:span text:style-name="T269">research, as the loss o</text:span><text:span text:style-name="T262">f </text:span><text:span text:style-name="T269">interest </text:span><text:span text:style-name="T333">should</text:span><text:span text:style-name="T269"> start to become dangerously close to 50% particularly a</text:span><text:span text:style-name="T262">f</text:span><text:span text:style-name="T269">ter 10 turns or so.</text:span></text:p>
      <text:p text:style-name="P67"/>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8"/>
      <text:p text:style-name="Standard"/>
      <text:p text:style-name="Standard"/>
      <text:p text:style-name="Standard"/>
      <text:p text:style-name="P2">Locations</text:p>
      <text:p text:style-name="P2"/>
      <text:p text:style-name="P1">Everything in the game takes place at locations, each location being placed on a given tile on the map. </text:p>
      <text:p text:style-name="P1"/>
      <text:p text:style-name="P1">Location types:</text:p>
      <text:p text:style-name="P1">Synagogue</text:p>
      <text:p text:style-name="P1">Church</text:p>
      <text:p text:style-name="P1">Pagan temple</text:p>
      <text:p text:style-name="P1">Courthouse</text:p>
      <text:p text:style-name="P1">Jailhouse</text:p>
      <text:p text:style-name="P1">Market</text:p>
      <text:p text:style-name="P1">Inn</text:p>
      <text:p text:style-name="P4">Docks</text:p>
      <text:p text:style-name="P1">Residence</text:p>
      <text:p text:style-name="P1">Gatehouse</text:p>
      <text:p text:style-name="P1">Encounter (invisible)</text:p>
      <text:p text:style-name="P1"/>
      <text:p text:style-name="P191"/>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9T21:20:43.593770791</meta:creation-date>
    <meta:generator>LibreOffice/6.4.7.2$Linux_X86_64 LibreOffice_project/40$Build-2</meta:generator>
    <dc:date>2021-06-30T20:42:05.033764629</dc:date>
    <meta:editing-duration>P2DT8H10M15S</meta:editing-duration>
    <meta:editing-cycles>681</meta:editing-cycles>
    <meta:document-statistic meta:table-count="0" meta:image-count="0" meta:object-count="0" meta:page-count="14" meta:paragraph-count="213" meta:word-count="5684" meta:character-count="36263" meta:non-whitespace-character-count="30782"/>
  </office:meta>
</office:document-meta>
</file>